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3.953cm"/>
    </style:style>
    <style:style style:name="co3" style:family="table-column">
      <style:table-column-properties fo:break-before="auto" style:column-width="4.58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Renew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ity Office</text:p>
          </table:table-cell>
          <table:table-cell office:value-type="string" calcext:value-type="string">
            <text:p>Motor Vehicle Type</text:p>
          </table:table-cell>
          <table:table-cell table:number-columns-repeated="1018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0929" calcext:value-type="float">
            <text:p>10929</text:p>
          </table:table-cell>
          <table:table-cell table:formula="of:=SUM([.A2:.B2])" office:value-type="float" office:value="12154" calcext:value-type="float">
            <text:p>1215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6676" calcext:value-type="float">
            <text:p>26676</text:p>
          </table:table-cell>
          <table:table-cell table:formula="of:=SUM([.A3:.B3])" office:value-type="float" office:value="28246" calcext:value-type="float">
            <text:p>2824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164" calcext:value-type="float">
            <text:p>4164</text:p>
          </table:table-cell>
          <table:table-cell table:formula="of:=SUM([.A4:.B4])" office:value-type="float" office:value="4681" calcext:value-type="float">
            <text:p>468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983" calcext:value-type="float">
            <text:p>6983</text:p>
          </table:table-cell>
          <table:table-cell table:formula="of:=SUM([.A5:.B5])" office:value-type="float" office:value="7202" calcext:value-type="float">
            <text:p>720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94" calcext:value-type="float">
            <text:p>894</text:p>
          </table:table-cell>
          <table:table-cell table:formula="of:=SUM([.A6:.B6])" office:value-type="float" office:value="1012" calcext:value-type="float">
            <text:p>10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1346" calcext:value-type="float">
            <text:p>11346</text:p>
          </table:table-cell>
          <table:table-cell office:value-type="float" office:value="30262" calcext:value-type="float">
            <text:p>30262</text:p>
          </table:table-cell>
          <table:table-cell table:formula="of:=SUM([.A7:.B7])" office:value-type="float" office:value="41608" calcext:value-type="float">
            <text:p>4160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09" calcext:value-type="float">
            <text:p>909</text:p>
          </table:table-cell>
          <table:table-cell table:formula="of:=SUM([.A8:.B8])" office:value-type="float" office:value="1510" calcext:value-type="float">
            <text:p>15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22649" calcext:value-type="float">
            <text:p>22649</text:p>
          </table:table-cell>
          <table:table-cell table:formula="of:=SUM([.A9:.B9])" office:value-type="float" office:value="24068" calcext:value-type="float">
            <text:p>2406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25776" calcext:value-type="float">
            <text:p>25776</text:p>
          </table:table-cell>
          <table:table-cell table:formula="of:=SUM([.A10:.B10])" office:value-type="float" office:value="27333" calcext:value-type="float">
            <text:p>2733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295" calcext:value-type="float">
            <text:p>7295</text:p>
          </table:table-cell>
          <table:table-cell table:formula="of:=SUM([.A11:.B11])" office:value-type="float" office:value="7680" calcext:value-type="float">
            <text:p>768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51" calcext:value-type="float">
            <text:p>2751</text:p>
          </table:table-cell>
          <table:table-cell table:formula="of:=SUM([.A12:.B12])" office:value-type="float" office:value="2751" calcext:value-type="float">
            <text:p>275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3:.B13])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9003" calcext:value-type="float">
            <text:p>29003</text:p>
          </table:table-cell>
          <table:table-cell office:value-type="float" office:value="20751" calcext:value-type="float">
            <text:p>20751</text:p>
          </table:table-cell>
          <table:table-cell table:formula="of:=SUM([.A14:.B14])" office:value-type="float" office:value="49754" calcext:value-type="float">
            <text:p>4975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SUM([.A15:.B15])" office:value-type="float" office:value="262" calcext:value-type="float">
            <text:p>26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5047" calcext:value-type="float">
            <text:p>15047</text:p>
          </table:table-cell>
          <table:table-cell table:formula="of:=SUM([.A16:.B16])" office:value-type="float" office:value="16101" calcext:value-type="float">
            <text:p>1610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17726" calcext:value-type="float">
            <text:p>17726</text:p>
          </table:table-cell>
          <table:table-cell table:formula="of:=SUM([.A17:.B17])" office:value-type="float" office:value="20793" calcext:value-type="float">
            <text:p>2079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139" calcext:value-type="float">
            <text:p>5139</text:p>
          </table:table-cell>
          <table:table-cell table:formula="of:=SUM([.A18:.B18])" office:value-type="float" office:value="5784" calcext:value-type="float">
            <text:p>578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3397" calcext:value-type="float">
            <text:p>3397</text:p>
          </table:table-cell>
          <table:table-cell table:formula="of:=SUM([.A19:.B19])" office:value-type="float" office:value="4929" calcext:value-type="float">
            <text:p>492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54" calcext:value-type="float">
            <text:p>354</text:p>
          </table:table-cell>
          <table:table-cell table:formula="of:=SUM([.A20:.B20])" office:value-type="float" office:value="842" calcext:value-type="float">
            <text:p>8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363" calcext:value-type="float">
            <text:p>6363</text:p>
          </table:table-cell>
          <table:table-cell table:formula="of:=SUM([.A21:.B21])" office:value-type="float" office:value="7104" calcext:value-type="float">
            <text:p>710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36" calcext:value-type="float">
            <text:p>936</text:p>
          </table:table-cell>
          <table:table-cell table:formula="of:=SUM([.A22:.B22])" office:value-type="float" office:value="1081" calcext:value-type="float">
            <text:p>108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34748" calcext:value-type="float">
            <text:p>34748</text:p>
          </table:table-cell>
          <table:table-cell table:formula="of:=SUM([.A23:.B23])" office:value-type="float" office:value="37288" calcext:value-type="float">
            <text:p>3728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28328" calcext:value-type="float">
            <text:p>28328</text:p>
          </table:table-cell>
          <table:table-cell table:formula="of:=SUM([.A24:.B24])" office:value-type="float" office:value="29957" calcext:value-type="float">
            <text:p>2995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6748" calcext:value-type="float">
            <text:p>16748</text:p>
          </table:table-cell>
          <table:table-cell table:formula="of:=SUM([.A25:.B25])" office:value-type="float" office:value="18179" calcext:value-type="float">
            <text:p>1817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33" calcext:value-type="float">
            <text:p>3133</text:p>
          </table:table-cell>
          <table:table-cell table:formula="of:=SUM([.A26:.B26])" office:value-type="float" office:value="3134" calcext:value-type="float">
            <text:p>313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27:.B27])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9501" calcext:value-type="float">
            <text:p>19501</text:p>
          </table:table-cell>
          <table:table-cell table:formula="of:=SUM([.A28:.B28])" office:value-type="float" office:value="20508" calcext:value-type="float">
            <text:p>2050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formula="of:=SUM([.A29:.B29])" office:value-type="float" office:value="274" calcext:value-type="float">
            <text:p>27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6741" calcext:value-type="float">
            <text:p>26741</text:p>
          </table:table-cell>
          <table:table-cell table:formula="of:=SUM([.A30:.B30])" office:value-type="float" office:value="28553" calcext:value-type="float">
            <text:p>2855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26747" calcext:value-type="float">
            <text:p>26747</text:p>
          </table:table-cell>
          <table:table-cell table:formula="of:=SUM([.A31:.B31])" office:value-type="float" office:value="29473" calcext:value-type="float">
            <text:p>2947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7242" calcext:value-type="float">
            <text:p>7242</text:p>
          </table:table-cell>
          <table:table-cell table:formula="of:=SUM([.A32:.B32])" office:value-type="float" office:value="8309" calcext:value-type="float">
            <text:p>830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91" calcext:value-type="float">
            <text:p>2191</text:p>
          </table:table-cell>
          <table:table-cell table:formula="of:=SUM([.A33:.B33])" office:value-type="float" office:value="2260" calcext:value-type="float">
            <text:p>226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formula="of:=SUM([.A34:.B34])" office:value-type="float" office:value="73" calcext:value-type="float">
            <text:p>7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31046" calcext:value-type="float">
            <text:p>31046</text:p>
          </table:table-cell>
          <table:table-cell table:formula="of:=SUM([.A35:.B35])" office:value-type="float" office:value="37393" calcext:value-type="float">
            <text:p>3739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formula="of:=SUM([.A36:.B36])" office:value-type="float" office:value="224" calcext:value-type="float">
            <text:p>22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30862" calcext:value-type="float">
            <text:p>30862</text:p>
          </table:table-cell>
          <table:table-cell table:formula="of:=SUM([.A37:.B37])" office:value-type="float" office:value="33692" calcext:value-type="float">
            <text:p>3369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23390" calcext:value-type="float">
            <text:p>23390</text:p>
          </table:table-cell>
          <table:table-cell table:formula="of:=SUM([.A38:.B38])" office:value-type="float" office:value="26159" calcext:value-type="float">
            <text:p>2615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0700" calcext:value-type="float">
            <text:p>10700</text:p>
          </table:table-cell>
          <table:table-cell table:formula="of:=SUM([.A39:.B39])" office:value-type="float" office:value="11908" calcext:value-type="float">
            <text:p>1190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0" calcext:value-type="float">
            <text:p>1980</text:p>
          </table:table-cell>
          <table:table-cell table:formula="of:=SUM([.A40:.B40])" office:value-type="float" office:value="1984" calcext:value-type="float">
            <text:p>198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41:.B41])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7631" calcext:value-type="float">
            <text:p>17631</text:p>
          </table:table-cell>
          <table:table-cell office:value-type="float" office:value="23054" calcext:value-type="float">
            <text:p>23054</text:p>
          </table:table-cell>
          <table:table-cell table:formula="of:=SUM([.A42:.B42])" office:value-type="float" office:value="40685" calcext:value-type="float">
            <text:p>4068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table:formula="of:=SUM([.A43:.B43])" office:value-type="float" office:value="649" calcext:value-type="float">
            <text:p>64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251" calcext:value-type="float">
            <text:p>4251</text:p>
          </table:table-cell>
          <table:table-cell table:formula="of:=SUM([.A44:.B44])" office:value-type="float" office:value="4845" calcext:value-type="float">
            <text:p>484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2441" calcext:value-type="float">
            <text:p>12441</text:p>
          </table:table-cell>
          <table:table-cell table:formula="of:=SUM([.A45:.B45])" office:value-type="float" office:value="13170" calcext:value-type="float">
            <text:p>1317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85" calcext:value-type="float">
            <text:p>1485</text:p>
          </table:table-cell>
          <table:table-cell table:formula="of:=SUM([.A46:.B46])" office:value-type="float" office:value="1731" calcext:value-type="float">
            <text:p>173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0" calcext:value-type="float">
            <text:p>2290</text:p>
          </table:table-cell>
          <table:table-cell table:formula="of:=SUM([.A47:.B47])" office:value-type="float" office:value="2291" calcext:value-type="float">
            <text:p>229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SUM([.A48:.B48])" office:value-type="float" office:value="23" calcext:value-type="float">
            <text:p>2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7354" calcext:value-type="float">
            <text:p>17354</text:p>
          </table:table-cell>
          <table:table-cell table:formula="of:=SUM([.A49:.B49])" office:value-type="float" office:value="17882" calcext:value-type="float">
            <text:p>1788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60" calcext:value-type="float">
            <text:p>1960</text:p>
          </table:table-cell>
          <table:table-cell table:formula="of:=SUM([.A50:.B50])" office:value-type="float" office:value="2220" calcext:value-type="float">
            <text:p>222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4095" calcext:value-type="float">
            <text:p>14095</text:p>
          </table:table-cell>
          <table:table-cell table:formula="of:=SUM([.A51:.B51])" office:value-type="float" office:value="15650" calcext:value-type="float">
            <text:p>1565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477" calcext:value-type="float">
            <text:p>14477</text:p>
          </table:table-cell>
          <table:table-cell table:formula="of:=SUM([.A52:.B52])" office:value-type="float" office:value="15801" calcext:value-type="float">
            <text:p>1580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372" calcext:value-type="float">
            <text:p>6372</text:p>
          </table:table-cell>
          <table:table-cell table:formula="of:=SUM([.A53:.B53])" office:value-type="float" office:value="7217" calcext:value-type="float">
            <text:p>721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36" calcext:value-type="float">
            <text:p>3536</text:p>
          </table:table-cell>
          <table:table-cell table:formula="of:=SUM([.A54:.B54])" office:value-type="float" office:value="3536" calcext:value-type="float">
            <text:p>353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55:.B55])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895" calcext:value-type="float">
            <text:p>6895</text:p>
          </table:table-cell>
          <table:table-cell office:value-type="float" office:value="11771" calcext:value-type="float">
            <text:p>11771</text:p>
          </table:table-cell>
          <table:table-cell table:formula="of:=SUM([.A56:.B56])" office:value-type="float" office:value="18666" calcext:value-type="float">
            <text:p>1866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44" calcext:value-type="float">
            <text:p>2244</text:p>
          </table:table-cell>
          <table:table-cell table:formula="of:=SUM([.A57:.B57])" office:value-type="float" office:value="2250" calcext:value-type="float">
            <text:p>225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float" office:value="16514" calcext:value-type="float">
            <text:p>16514</text:p>
          </table:table-cell>
          <table:table-cell table:formula="of:=SUM([.A58:.B58])" office:value-type="float" office:value="22069" calcext:value-type="float">
            <text:p>2206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float" office:value="20667" calcext:value-type="float">
            <text:p>20667</text:p>
          </table:table-cell>
          <table:table-cell table:formula="of:=SUM([.A59:.B59])" office:value-type="float" office:value="26556" calcext:value-type="float">
            <text:p>2655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5256" calcext:value-type="float">
            <text:p>5256</text:p>
          </table:table-cell>
          <table:table-cell table:formula="of:=SUM([.A60:.B60])" office:value-type="float" office:value="8674" calcext:value-type="float">
            <text:p>867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50" calcext:value-type="float">
            <text:p>2750</text:p>
          </table:table-cell>
          <table:table-cell table:formula="of:=SUM([.A61:.B61])" office:value-type="float" office:value="2791" calcext:value-type="float">
            <text:p>279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([.A62:.B62])" office:value-type="float" office:value="30" calcext:value-type="float">
            <text:p>3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float" office:value="12707" calcext:value-type="float">
            <text:p>12707</text:p>
          </table:table-cell>
          <table:table-cell table:formula="of:=SUM([.A63:.B63])" office:value-type="float" office:value="22835" calcext:value-type="float">
            <text:p>2283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57" calcext:value-type="float">
            <text:p>1157</text:p>
          </table:table-cell>
          <table:table-cell table:formula="of:=SUM([.A64:.B64])" office:value-type="float" office:value="1399" calcext:value-type="float">
            <text:p>139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9139" calcext:value-type="float">
            <text:p>9139</text:p>
          </table:table-cell>
          <table:table-cell table:formula="of:=SUM([.A65:.B65])" office:value-type="float" office:value="12436" calcext:value-type="float">
            <text:p>1243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5112" calcext:value-type="float">
            <text:p>15112</text:p>
          </table:table-cell>
          <table:table-cell table:formula="of:=SUM([.A66:.B66])" office:value-type="float" office:value="16400" calcext:value-type="float">
            <text:p>164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3525" calcext:value-type="float">
            <text:p>3525</text:p>
          </table:table-cell>
          <table:table-cell table:formula="of:=SUM([.A67:.B67])" office:value-type="float" office:value="5715" calcext:value-type="float">
            <text:p>571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50" calcext:value-type="float">
            <text:p>1650</text:p>
          </table:table-cell>
          <table:table-cell table:formula="of:=SUM([.A68:.B68])" office:value-type="float" office:value="1652" calcext:value-type="float">
            <text:p>165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A69:.B69])"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float" office:value="25889" calcext:value-type="float">
            <text:p>25889</text:p>
          </table:table-cell>
          <table:table-cell table:formula="of:=SUM([.A70:.B70])" office:value-type="float" office:value="34209" calcext:value-type="float">
            <text:p>3420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table:formula="of:=SUM([.A71:.B71])" office:value-type="float" office:value="1149" calcext:value-type="float">
            <text:p>114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254" calcext:value-type="float">
            <text:p>11254</text:p>
          </table:table-cell>
          <table:table-cell table:formula="of:=SUM([.A72:.B72])" office:value-type="float" office:value="11517" calcext:value-type="float">
            <text:p>1151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2859" calcext:value-type="float">
            <text:p>12859</text:p>
          </table:table-cell>
          <table:table-cell table:formula="of:=SUM([.A73:.B73])" office:value-type="float" office:value="13334" calcext:value-type="float">
            <text:p>1333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587" calcext:value-type="float">
            <text:p>3587</text:p>
          </table:table-cell>
          <table:table-cell table:formula="of:=SUM([.A74:.B74])" office:value-type="float" office:value="3954" calcext:value-type="float">
            <text:p>395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 table:formula="of:=SUM([.A75:.B75])" office:value-type="float" office:value="1320" calcext:value-type="float">
            <text:p>132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SUM([.A76:.B76])" office:value-type="float" office:value="27" calcext:value-type="float">
            <text:p>2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15798" calcext:value-type="float">
            <text:p>15798</text:p>
          </table:table-cell>
          <table:table-cell table:formula="of:=SUM([.A77:.B77])" office:value-type="float" office:value="18259" calcext:value-type="float">
            <text:p>1825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3" calcext:value-type="float">
            <text:p>663</text:p>
          </table:table-cell>
          <table:table-cell table:formula="of:=SUM([.A78:.B78])" office:value-type="float" office:value="671" calcext:value-type="float">
            <text:p>67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3819" calcext:value-type="float">
            <text:p>13819</text:p>
          </table:table-cell>
          <table:table-cell table:formula="of:=SUM([.A79:.B79])" office:value-type="float" office:value="15142" calcext:value-type="float">
            <text:p>151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18362" calcext:value-type="float">
            <text:p>18362</text:p>
          </table:table-cell>
          <table:table-cell table:formula="of:=SUM([.A80:.B80])" office:value-type="float" office:value="21186" calcext:value-type="float">
            <text:p>2118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8012" calcext:value-type="float">
            <text:p>8012</text:p>
          </table:table-cell>
          <table:table-cell table:formula="of:=SUM([.A81:.B81])" office:value-type="float" office:value="9226" calcext:value-type="float">
            <text:p>922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27" calcext:value-type="float">
            <text:p>1227</text:p>
          </table:table-cell>
          <table:table-cell table:formula="of:=SUM([.A82:.B82])" office:value-type="float" office:value="1290" calcext:value-type="float">
            <text:p>129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83:.B83])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float" office:value="14744" calcext:value-type="float">
            <text:p>14744</text:p>
          </table:table-cell>
          <table:table-cell table:formula="of:=SUM([.A84:.B84])" office:value-type="float" office:value="20719" calcext:value-type="float">
            <text:p>2071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formula="of:=SUM([.A85:.B85])" office:value-type="float" office:value="384" calcext:value-type="float">
            <text:p>38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20392" calcext:value-type="float">
            <text:p>20392</text:p>
          </table:table-cell>
          <table:table-cell table:formula="of:=SUM([.A86:.B86])" office:value-type="float" office:value="24895" calcext:value-type="float">
            <text:p>2489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25514" calcext:value-type="float">
            <text:p>25514</text:p>
          </table:table-cell>
          <table:table-cell table:formula="of:=SUM([.A87:.B87])" office:value-type="float" office:value="29920" calcext:value-type="float">
            <text:p>2992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702" calcext:value-type="float">
            <text:p>4702</text:p>
          </table:table-cell>
          <table:table-cell table:formula="of:=SUM([.A88:.B88])" office:value-type="float" office:value="6704" calcext:value-type="float">
            <text:p>670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00" calcext:value-type="float">
            <text:p>2300</text:p>
          </table:table-cell>
          <table:table-cell table:formula="of:=SUM([.A89:.B89])" office:value-type="float" office:value="2330" calcext:value-type="float">
            <text:p>233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4" calcext:value-type="float">
            <text:p>24</text:p>
          </table:table-cell>
          <table:table-cell table:formula="of:=SUM([.A90:.B90])" office:value-type="float" office:value="531" calcext:value-type="float">
            <text:p>53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42008" calcext:value-type="float">
            <text:p>42008</text:p>
          </table:table-cell>
          <table:table-cell table:formula="of:=SUM([.A91:.B91])" office:value-type="float" office:value="45683" calcext:value-type="float">
            <text:p>4568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formula="of:=SUM([.A92:.B92])" office:value-type="float" office:value="159" calcext:value-type="float">
            <text:p>15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510" calcext:value-type="float">
            <text:p>2510</text:p>
          </table:table-cell>
          <table:table-cell table:formula="of:=SUM([.A93:.B93])" office:value-type="float" office:value="3147" calcext:value-type="float">
            <text:p>314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36" calcext:value-type="float">
            <text:p>5536</text:p>
          </table:table-cell>
          <table:table-cell table:formula="of:=SUM([.A94:.B94])" office:value-type="float" office:value="6093" calcext:value-type="float">
            <text:p>609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75" calcext:value-type="float">
            <text:p>875</text:p>
          </table:table-cell>
          <table:table-cell table:formula="of:=SUM([.A95:.B95])" office:value-type="float" office:value="1287" calcext:value-type="float">
            <text:p>128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80" calcext:value-type="float">
            <text:p>1480</text:p>
          </table:table-cell>
          <table:table-cell table:formula="of:=SUM([.A96:.B96])" office:value-type="float" office:value="1553" calcext:value-type="float">
            <text:p>155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table:formula="of:=SUM([.A97:.B97])" office:value-type="float" office:value="124" calcext:value-type="float">
            <text:p>12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8650" calcext:value-type="float">
            <text:p>8650</text:p>
          </table:table-cell>
          <table:table-cell table:formula="of:=SUM([.A98:.B98])" office:value-type="float" office:value="12301" calcext:value-type="float">
            <text:p>1230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10" calcext:value-type="float">
            <text:p>610</text:p>
          </table:table-cell>
          <table:table-cell table:formula="of:=SUM([.A99:.B99])" office:value-type="float" office:value="875" calcext:value-type="float">
            <text:p>87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8869" calcext:value-type="float">
            <text:p>18869</text:p>
          </table:table-cell>
          <table:table-cell table:formula="of:=SUM([.A100:.B100])" office:value-type="float" office:value="19845" calcext:value-type="float">
            <text:p>1984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33542" calcext:value-type="float">
            <text:p>33542</text:p>
          </table:table-cell>
          <table:table-cell table:formula="of:=SUM([.A101:.B101])" office:value-type="float" office:value="35299" calcext:value-type="float">
            <text:p>3529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4367" calcext:value-type="float">
            <text:p>4367</text:p>
          </table:table-cell>
          <table:table-cell table:formula="of:=SUM([.A102:.B102])" office:value-type="float" office:value="5889" calcext:value-type="float">
            <text:p>588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90" calcext:value-type="float">
            <text:p>3390</text:p>
          </table:table-cell>
          <table:table-cell table:formula="of:=SUM([.A103:.B103])" office:value-type="float" office:value="3390" calcext:value-type="float">
            <text:p>339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([.A104:.B104])" office:value-type="float" office:value="31" calcext:value-type="float">
            <text:p>3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float" office:value="47179" calcext:value-type="float">
            <text:p>47179</text:p>
          </table:table-cell>
          <table:table-cell table:formula="of:=SUM([.A105:.B105])" office:value-type="float" office:value="53326" calcext:value-type="float">
            <text:p>5332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SUM([.A106:.B106])" office:value-type="float" office:value="192" calcext:value-type="float">
            <text:p>19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20757" calcext:value-type="float">
            <text:p>20757</text:p>
          </table:table-cell>
          <table:table-cell table:formula="of:=SUM([.A107:.B107])" office:value-type="float" office:value="24060" calcext:value-type="float">
            <text:p>2406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0933" calcext:value-type="float">
            <text:p>20933</text:p>
          </table:table-cell>
          <table:table-cell table:formula="of:=SUM([.A108:.B108])" office:value-type="float" office:value="22896" calcext:value-type="float">
            <text:p>2289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557" calcext:value-type="float">
            <text:p>6557</text:p>
          </table:table-cell>
          <table:table-cell table:formula="of:=SUM([.A109:.B109])" office:value-type="float" office:value="7890" calcext:value-type="float">
            <text:p>789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4" calcext:value-type="float">
            <text:p>2204</text:p>
          </table:table-cell>
          <table:table-cell table:formula="of:=SUM([.A110:.B110])" office:value-type="float" office:value="2207" calcext:value-type="float">
            <text:p>220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formula="of:=SUM([.A111:.B111])" office:value-type="float" office:value="60" calcext:value-type="float">
            <text:p>6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22681" calcext:value-type="float">
            <text:p>22681</text:p>
          </table:table-cell>
          <table:table-cell table:formula="of:=SUM([.A112:.B112])" office:value-type="float" office:value="24527" calcext:value-type="float">
            <text:p>2452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SUM([.A113:.B113])" office:value-type="float" office:value="65" calcext:value-type="float">
            <text:p>6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8134" calcext:value-type="float">
            <text:p>18134</text:p>
          </table:table-cell>
          <table:table-cell table:formula="of:=SUM([.A114:.B114])" office:value-type="float" office:value="19480" calcext:value-type="float">
            <text:p>1948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6754" calcext:value-type="float">
            <text:p>16754</text:p>
          </table:table-cell>
          <table:table-cell table:formula="of:=SUM([.A115:.B115])" office:value-type="float" office:value="18016" calcext:value-type="float">
            <text:p>1801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090" calcext:value-type="float">
            <text:p>5090</text:p>
          </table:table-cell>
          <table:table-cell table:formula="of:=SUM([.A116:.B116])" office:value-type="float" office:value="5564" calcext:value-type="float">
            <text:p>556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5" calcext:value-type="float">
            <text:p>1635</text:p>
          </table:table-cell>
          <table:table-cell table:formula="of:=SUM([.A117:.B117])" office:value-type="float" office:value="1635" calcext:value-type="float">
            <text:p>163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SUM([.A118:.B118])"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1152" calcext:value-type="float">
            <text:p>11152</text:p>
          </table:table-cell>
          <table:table-cell office:value-type="float" office:value="26245" calcext:value-type="float">
            <text:p>26245</text:p>
          </table:table-cell>
          <table:table-cell table:formula="of:=SUM([.A119:.B119])" office:value-type="float" office:value="37397" calcext:value-type="float">
            <text:p>3739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formula="of:=SUM([.A120:.B120])" office:value-type="float" office:value="184" calcext:value-type="float">
            <text:p>18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0311" calcext:value-type="float">
            <text:p>10311</text:p>
          </table:table-cell>
          <table:table-cell table:formula="of:=SUM([.A121:.B121])" office:value-type="float" office:value="11207" calcext:value-type="float">
            <text:p>1120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4343" calcext:value-type="float">
            <text:p>14343</text:p>
          </table:table-cell>
          <table:table-cell table:formula="of:=SUM([.A122:.B122])" office:value-type="float" office:value="16799" calcext:value-type="float">
            <text:p>1679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150" calcext:value-type="float">
            <text:p>3150</text:p>
          </table:table-cell>
          <table:table-cell table:formula="of:=SUM([.A123:.B123])" office:value-type="float" office:value="3868" calcext:value-type="float">
            <text:p>386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91" calcext:value-type="float">
            <text:p>1491</text:p>
          </table:table-cell>
          <table:table-cell table:formula="of:=SUM([.A124:.B124])" office:value-type="float" office:value="2304" calcext:value-type="float">
            <text:p>230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49" calcext:value-type="float">
            <text:p>449</text:p>
          </table:table-cell>
          <table:table-cell table:formula="of:=SUM([.A125:.B125])" office:value-type="float" office:value="846" calcext:value-type="float">
            <text:p>84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5091" calcext:value-type="float">
            <text:p>15091</text:p>
          </table:table-cell>
          <table:table-cell table:formula="of:=SUM([.A126:.B126])" office:value-type="float" office:value="16992" calcext:value-type="float">
            <text:p>1699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3" calcext:value-type="float">
            <text:p>163</text:p>
          </table:table-cell>
          <table:table-cell table:formula="of:=SUM([.A127:.B127])" office:value-type="float" office:value="202" calcext:value-type="float">
            <text:p>20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30015" calcext:value-type="float">
            <text:p>30015</text:p>
          </table:table-cell>
          <table:table-cell table:formula="of:=SUM([.A128:.B128])" office:value-type="float" office:value="31764" calcext:value-type="float">
            <text:p>3176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2428" calcext:value-type="float">
            <text:p>32428</text:p>
          </table:table-cell>
          <table:table-cell table:formula="of:=SUM([.A129:.B129])" office:value-type="float" office:value="33518" calcext:value-type="float">
            <text:p>3351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036" calcext:value-type="float">
            <text:p>6036</text:p>
          </table:table-cell>
          <table:table-cell table:formula="of:=SUM([.A130:.B130])" office:value-type="float" office:value="7035" calcext:value-type="float">
            <text:p>703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62" calcext:value-type="float">
            <text:p>3562</text:p>
          </table:table-cell>
          <table:table-cell table:formula="of:=SUM([.A131:.B131])" office:value-type="float" office:value="3568" calcext:value-type="float">
            <text:p>356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32:.B132])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float" office:value="37256" calcext:value-type="float">
            <text:p>37256</text:p>
          </table:table-cell>
          <table:table-cell table:formula="of:=SUM([.A133:.B133])" office:value-type="float" office:value="43810" calcext:value-type="float">
            <text:p>438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formula="of:=SUM([.A134:.B134])" office:value-type="float" office:value="167" calcext:value-type="float">
            <text:p>16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8668" calcext:value-type="float">
            <text:p>18668</text:p>
          </table:table-cell>
          <table:table-cell table:formula="of:=SUM([.A135:.B135])" office:value-type="float" office:value="18956" calcext:value-type="float">
            <text:p>1895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5726" calcext:value-type="float">
            <text:p>55726</text:p>
          </table:table-cell>
          <table:table-cell table:formula="of:=SUM([.A136:.B136])" office:value-type="float" office:value="55818" calcext:value-type="float">
            <text:p>5581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37:.B137])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46" calcext:value-type="float">
            <text:p>5446</text:p>
          </table:table-cell>
          <table:table-cell table:formula="of:=SUM([.A138:.B138])" office:value-type="float" office:value="5446" calcext:value-type="float">
            <text:p>544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794" calcext:value-type="float">
            <text:p>4794</text:p>
          </table:table-cell>
          <table:table-cell table:formula="of:=SUM([.A139:.B139])" office:value-type="float" office:value="4987" calcext:value-type="float">
            <text:p>498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00" calcext:value-type="float">
            <text:p>8600</text:p>
          </table:table-cell>
          <table:table-cell table:formula="of:=SUM([.A140:.B140])" office:value-type="float" office:value="8600" calcext:value-type="float">
            <text:p>86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 table:formula="of:=SUM([.A141:.B141])" office:value-type="float" office:value="836" calcext:value-type="float">
            <text:p>83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80" calcext:value-type="float">
            <text:p>2680</text:p>
          </table:table-cell>
          <table:table-cell table:formula="of:=SUM([.A142:.B142])" office:value-type="float" office:value="2715" calcext:value-type="float">
            <text:p>271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738" calcext:value-type="float">
            <text:p>15738</text:p>
          </table:table-cell>
          <table:table-cell table:formula="of:=SUM([.A143:.B143])" office:value-type="float" office:value="15758" calcext:value-type="float">
            <text:p>1575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44:.B144])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3" calcext:value-type="float">
            <text:p>1843</text:p>
          </table:table-cell>
          <table:table-cell table:formula="of:=SUM([.A145:.B145])" office:value-type="float" office:value="1843" calcext:value-type="float">
            <text:p>184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278" calcext:value-type="float">
            <text:p>4278</text:p>
          </table:table-cell>
          <table:table-cell table:formula="of:=SUM([.A146:.B146])" office:value-type="float" office:value="4402" calcext:value-type="float">
            <text:p>440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9" calcext:value-type="float">
            <text:p>1449</text:p>
          </table:table-cell>
          <table:table-cell table:formula="of:=SUM([.A147:.B147])" office:value-type="float" office:value="1477" calcext:value-type="float">
            <text:p>147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table:formula="of:=SUM([.A148:.B148])" office:value-type="float" office:value="320" calcext:value-type="float">
            <text:p>32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float" office:value="18337" calcext:value-type="float">
            <text:p>18337</text:p>
          </table:table-cell>
          <table:table-cell table:formula="of:=SUM([.A149:.B149])" office:value-type="float" office:value="23372" calcext:value-type="float">
            <text:p>2337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259" calcext:value-type="float">
            <text:p>7259</text:p>
          </table:table-cell>
          <table:table-cell office:value-type="float" office:value="21487" calcext:value-type="float">
            <text:p>21487</text:p>
          </table:table-cell>
          <table:table-cell table:formula="of:=SUM([.A150:.B150])" office:value-type="float" office:value="28746" calcext:value-type="float">
            <text:p>2874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7482" calcext:value-type="float">
            <text:p>7482</text:p>
          </table:table-cell>
          <table:table-cell table:formula="of:=SUM([.A151:.B151])" office:value-type="float" office:value="10939" calcext:value-type="float">
            <text:p>1093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float" office:value="3379" calcext:value-type="float">
            <text:p>3379</text:p>
          </table:table-cell>
          <table:table-cell table:formula="of:=SUM([.A152:.B152])" office:value-type="float" office:value="8426" calcext:value-type="float">
            <text:p>842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formula="of:=SUM([.A153:.B153])" office:value-type="float" office:value="98" calcext:value-type="float">
            <text:p>9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47839" calcext:value-type="float">
            <text:p>47839</text:p>
          </table:table-cell>
          <table:table-cell office:value-type="float" office:value="32447" calcext:value-type="float">
            <text:p>32447</text:p>
          </table:table-cell>
          <table:table-cell table:formula="of:=SUM([.A154:.B154])" office:value-type="float" office:value="80286" calcext:value-type="float">
            <text:p>8028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63" calcext:value-type="float">
            <text:p>963</text:p>
          </table:table-cell>
          <table:table-cell table:formula="of:=SUM([.A155:.B155])" office:value-type="float" office:value="1069" calcext:value-type="float">
            <text:p>106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0777" calcext:value-type="float">
            <text:p>10777</text:p>
          </table:table-cell>
          <table:table-cell table:formula="of:=SUM([.A156:.B156])" office:value-type="float" office:value="12434" calcext:value-type="float">
            <text:p>1243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10988" calcext:value-type="float">
            <text:p>10988</text:p>
          </table:table-cell>
          <table:table-cell table:formula="of:=SUM([.A157:.B157])" office:value-type="float" office:value="14071" calcext:value-type="float">
            <text:p>1407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3992" calcext:value-type="float">
            <text:p>3992</text:p>
          </table:table-cell>
          <table:table-cell table:formula="of:=SUM([.A158:.B158])" office:value-type="float" office:value="6141" calcext:value-type="float">
            <text:p>614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55" calcext:value-type="float">
            <text:p>555</text:p>
          </table:table-cell>
          <table:table-cell table:formula="of:=SUM([.A159:.B159])" office:value-type="float" office:value="820" calcext:value-type="float">
            <text:p>82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table:formula="of:=SUM([.A160:.B160])" office:value-type="float" office:value="177" calcext:value-type="float">
            <text:p>17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195" calcext:value-type="float">
            <text:p>7195</text:p>
          </table:table-cell>
          <table:table-cell office:value-type="float" office:value="10148" calcext:value-type="float">
            <text:p>10148</text:p>
          </table:table-cell>
          <table:table-cell table:formula="of:=SUM([.A161:.B161])" office:value-type="float" office:value="17343" calcext:value-type="float">
            <text:p>1734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SUM([.A162:.B162])" office:value-type="float" office:value="96" calcext:value-type="float">
            <text:p>9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7600" calcext:value-type="float">
            <text:p>7600</text:p>
          </table:table-cell>
          <table:table-cell table:formula="of:=SUM([.A163:.B163])" office:value-type="float" office:value="10167" calcext:value-type="float">
            <text:p>1016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9436" calcext:value-type="float">
            <text:p>9436</text:p>
          </table:table-cell>
          <table:table-cell table:formula="of:=SUM([.A164:.B164])" office:value-type="float" office:value="12896" calcext:value-type="float">
            <text:p>1289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964" calcext:value-type="float">
            <text:p>1964</text:p>
          </table:table-cell>
          <table:table-cell table:formula="of:=SUM([.A165:.B165])" office:value-type="float" office:value="3583" calcext:value-type="float">
            <text:p>358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66:.B166])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SUM([.A167:.B167])" office:value-type="float" office:value="41" calcext:value-type="float">
            <text:p>4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25027" calcext:value-type="float">
            <text:p>25027</text:p>
          </table:table-cell>
          <table:table-cell table:formula="of:=SUM([.A168:.B168])" office:value-type="float" office:value="28503" calcext:value-type="float">
            <text:p>2850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6" calcext:value-type="float">
            <text:p>466</text:p>
          </table:table-cell>
          <table:table-cell table:formula="of:=SUM([.A169:.B169])" office:value-type="float" office:value="495" calcext:value-type="float">
            <text:p>49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5993" calcext:value-type="float">
            <text:p>5993</text:p>
          </table:table-cell>
          <table:table-cell table:formula="of:=SUM([.A170:.B170])" office:value-type="float" office:value="8050" calcext:value-type="float">
            <text:p>805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13786" calcext:value-type="float">
            <text:p>13786</text:p>
          </table:table-cell>
          <table:table-cell table:formula="of:=SUM([.A171:.B171])" office:value-type="float" office:value="16013" calcext:value-type="float">
            <text:p>160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959" calcext:value-type="float">
            <text:p>1959</text:p>
          </table:table-cell>
          <table:table-cell table:formula="of:=SUM([.A172:.B172])" office:value-type="float" office:value="2916" calcext:value-type="float">
            <text:p>291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19" calcext:value-type="float">
            <text:p>3419</text:p>
          </table:table-cell>
          <table:table-cell table:formula="of:=SUM([.A173:.B173])" office:value-type="float" office:value="3419" calcext:value-type="float">
            <text:p>341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SUM([.A174:.B174])" office:value-type="float" office:value="23" calcext:value-type="float">
            <text:p>2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692" calcext:value-type="float">
            <text:p>6692</text:p>
          </table:table-cell>
          <table:table-cell office:value-type="float" office:value="27225" calcext:value-type="float">
            <text:p>27225</text:p>
          </table:table-cell>
          <table:table-cell table:formula="of:=SUM([.A175:.B175])" office:value-type="float" office:value="33917" calcext:value-type="float">
            <text:p>3391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formula="of:=SUM([.A176:.B176])" office:value-type="float" office:value="178" calcext:value-type="float">
            <text:p>17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941" calcext:value-type="float">
            <text:p>10941</text:p>
          </table:table-cell>
          <table:table-cell table:formula="of:=SUM([.A177:.B177])" office:value-type="float" office:value="12221" calcext:value-type="float">
            <text:p>1222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5375" calcext:value-type="float">
            <text:p>25375</text:p>
          </table:table-cell>
          <table:table-cell table:formula="of:=SUM([.A178:.B178])" office:value-type="float" office:value="27091" calcext:value-type="float">
            <text:p>2709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692" calcext:value-type="float">
            <text:p>4692</text:p>
          </table:table-cell>
          <table:table-cell table:formula="of:=SUM([.A179:.B179])" office:value-type="float" office:value="5288" calcext:value-type="float">
            <text:p>528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585" calcext:value-type="float">
            <text:p>6585</text:p>
          </table:table-cell>
          <table:table-cell table:formula="of:=SUM([.A180:.B180])" office:value-type="float" office:value="6956" calcext:value-type="float">
            <text:p>69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SUM([.A181:.B181])" office:value-type="float" office:value="90" calcext:value-type="float">
            <text:p>9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0695" calcext:value-type="float">
            <text:p>30695</text:p>
          </table:table-cell>
          <table:table-cell table:formula="of:=SUM([.A182:.B182])" office:value-type="float" office:value="39195" calcext:value-type="float">
            <text:p>3919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307" calcext:value-type="float">
            <text:p>1307</text:p>
          </table:table-cell>
          <table:table-cell table:formula="of:=SUM([.A183:.B183])" office:value-type="float" office:value="2060" calcext:value-type="float">
            <text:p>206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3516" calcext:value-type="float">
            <text:p>23516</text:p>
          </table:table-cell>
          <table:table-cell table:formula="of:=SUM([.A184:.B184])" office:value-type="float" office:value="24888" calcext:value-type="float">
            <text:p>2488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26329" calcext:value-type="float">
            <text:p>26329</text:p>
          </table:table-cell>
          <table:table-cell table:formula="of:=SUM([.A185:.B185])" office:value-type="float" office:value="28413" calcext:value-type="float">
            <text:p>284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339" calcext:value-type="float">
            <text:p>8339</text:p>
          </table:table-cell>
          <table:table-cell table:formula="of:=SUM([.A186:.B186])" office:value-type="float" office:value="8702" calcext:value-type="float">
            <text:p>870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34" calcext:value-type="float">
            <text:p>3034</text:p>
          </table:table-cell>
          <table:table-cell table:formula="of:=SUM([.A187:.B187])" office:value-type="float" office:value="3050" calcext:value-type="float">
            <text:p>305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88:.B188])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6946" calcext:value-type="float">
            <text:p>26946</text:p>
          </table:table-cell>
          <table:table-cell office:value-type="float" office:value="23393" calcext:value-type="float">
            <text:p>23393</text:p>
          </table:table-cell>
          <table:table-cell table:formula="of:=SUM([.A189:.B189])" office:value-type="float" office:value="50339" calcext:value-type="float">
            <text:p>5033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table:formula="of:=SUM([.A190:.B190])" office:value-type="float" office:value="235" calcext:value-type="float">
            <text:p>23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745" calcext:value-type="float">
            <text:p>14745</text:p>
          </table:table-cell>
          <table:table-cell table:formula="of:=SUM([.A191:.B191])" office:value-type="float" office:value="15646" calcext:value-type="float">
            <text:p>1564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16293" calcext:value-type="float">
            <text:p>16293</text:p>
          </table:table-cell>
          <table:table-cell table:formula="of:=SUM([.A192:.B192])" office:value-type="float" office:value="19181" calcext:value-type="float">
            <text:p>1918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828" calcext:value-type="float">
            <text:p>4828</text:p>
          </table:table-cell>
          <table:table-cell table:formula="of:=SUM([.A193:.B193])" office:value-type="float" office:value="5805" calcext:value-type="float">
            <text:p>580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3136" calcext:value-type="float">
            <text:p>3136</text:p>
          </table:table-cell>
          <table:table-cell table:formula="of:=SUM([.A194:.B194])" office:value-type="float" office:value="5178" calcext:value-type="float">
            <text:p>517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80" calcext:value-type="float">
            <text:p>380</text:p>
          </table:table-cell>
          <table:table-cell table:formula="of:=SUM([.A195:.B195])" office:value-type="float" office:value="974" calcext:value-type="float">
            <text:p>97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7410" calcext:value-type="float">
            <text:p>7410</text:p>
          </table:table-cell>
          <table:table-cell table:formula="of:=SUM([.A196:.B196])" office:value-type="float" office:value="11192" calcext:value-type="float">
            <text:p>1119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39" calcext:value-type="float">
            <text:p>739</text:p>
          </table:table-cell>
          <table:table-cell table:formula="of:=SUM([.A197:.B197])" office:value-type="float" office:value="1034" calcext:value-type="float">
            <text:p>103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33411" calcext:value-type="float">
            <text:p>33411</text:p>
          </table:table-cell>
          <table:table-cell table:formula="of:=SUM([.A198:.B198])" office:value-type="float" office:value="36251" calcext:value-type="float">
            <text:p>3625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4112" calcext:value-type="float">
            <text:p>24112</text:p>
          </table:table-cell>
          <table:table-cell table:formula="of:=SUM([.A199:.B199])" office:value-type="float" office:value="25512" calcext:value-type="float">
            <text:p>2551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7848" calcext:value-type="float">
            <text:p>17848</text:p>
          </table:table-cell>
          <table:table-cell table:formula="of:=SUM([.A200:.B200])" office:value-type="float" office:value="18936" calcext:value-type="float">
            <text:p>1893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01" calcext:value-type="float">
            <text:p>2601</text:p>
          </table:table-cell>
          <table:table-cell table:formula="of:=SUM([.A201:.B201])" office:value-type="float" office:value="2611" calcext:value-type="float">
            <text:p>26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202:.B202])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22357" calcext:value-type="float">
            <text:p>22357</text:p>
          </table:table-cell>
          <table:table-cell table:formula="of:=SUM([.A203:.B203])" office:value-type="float" office:value="25048" calcext:value-type="float">
            <text:p>2504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formula="of:=SUM([.A204:.B204])" office:value-type="float" office:value="315" calcext:value-type="float">
            <text:p>31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7733" calcext:value-type="float">
            <text:p>27733</text:p>
          </table:table-cell>
          <table:table-cell table:formula="of:=SUM([.A205:.B205])" office:value-type="float" office:value="29193" calcext:value-type="float">
            <text:p>2919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7110" calcext:value-type="float">
            <text:p>27110</text:p>
          </table:table-cell>
          <table:table-cell table:formula="of:=SUM([.A206:.B206])" office:value-type="float" office:value="29228" calcext:value-type="float">
            <text:p>2922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959" calcext:value-type="float">
            <text:p>7959</text:p>
          </table:table-cell>
          <table:table-cell table:formula="of:=SUM([.A207:.B207])" office:value-type="float" office:value="8847" calcext:value-type="float">
            <text:p>884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19" calcext:value-type="float">
            <text:p>2019</text:p>
          </table:table-cell>
          <table:table-cell table:formula="of:=SUM([.A208:.B208])" office:value-type="float" office:value="2094" calcext:value-type="float">
            <text:p>209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SUM([.A209:.B209])" office:value-type="float" office:value="58" calcext:value-type="float">
            <text:p>5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float" office:value="34043" calcext:value-type="float">
            <text:p>34043</text:p>
          </table:table-cell>
          <table:table-cell table:formula="of:=SUM([.A210:.B210])" office:value-type="float" office:value="40601" calcext:value-type="float">
            <text:p>4060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formula="of:=SUM([.A211:.B211])" office:value-type="float" office:value="173" calcext:value-type="float">
            <text:p>17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30537" calcext:value-type="float">
            <text:p>30537</text:p>
          </table:table-cell>
          <table:table-cell table:formula="of:=SUM([.A212:.B212])" office:value-type="float" office:value="32933" calcext:value-type="float">
            <text:p>3293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27310" calcext:value-type="float">
            <text:p>27310</text:p>
          </table:table-cell>
          <table:table-cell table:formula="of:=SUM([.A213:.B213])" office:value-type="float" office:value="30457" calcext:value-type="float">
            <text:p>3045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1898" calcext:value-type="float">
            <text:p>11898</text:p>
          </table:table-cell>
          <table:table-cell table:formula="of:=SUM([.A214:.B214])" office:value-type="float" office:value="13763" calcext:value-type="float">
            <text:p>1376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84" calcext:value-type="float">
            <text:p>2584</text:p>
          </table:table-cell>
          <table:table-cell table:formula="of:=SUM([.A215:.B215])" office:value-type="float" office:value="2598" calcext:value-type="float">
            <text:p>259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SUM([.A216:.B216])" office:value-type="float" office:value="33" calcext:value-type="float">
            <text:p>3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367" calcext:value-type="float">
            <text:p>7367</text:p>
          </table:table-cell>
          <table:table-cell office:value-type="float" office:value="22064" calcext:value-type="float">
            <text:p>22064</text:p>
          </table:table-cell>
          <table:table-cell table:formula="of:=SUM([.A217:.B217])" office:value-type="float" office:value="29431" calcext:value-type="float">
            <text:p>2943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formula="of:=SUM([.A218:.B218])" office:value-type="float" office:value="900" calcext:value-type="float">
            <text:p>9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201" calcext:value-type="float">
            <text:p>4201</text:p>
          </table:table-cell>
          <table:table-cell table:formula="of:=SUM([.A219:.B219])" office:value-type="float" office:value="4877" calcext:value-type="float">
            <text:p>487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2240" calcext:value-type="float">
            <text:p>12240</text:p>
          </table:table-cell>
          <table:table-cell table:formula="of:=SUM([.A220:.B220])" office:value-type="float" office:value="13289" calcext:value-type="float">
            <text:p>1328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828" calcext:value-type="float">
            <text:p>1828</text:p>
          </table:table-cell>
          <table:table-cell table:formula="of:=SUM([.A221:.B221])" office:value-type="float" office:value="2266" calcext:value-type="float">
            <text:p>226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41" calcext:value-type="float">
            <text:p>2441</text:p>
          </table:table-cell>
          <table:table-cell table:formula="of:=SUM([.A222:.B222])" office:value-type="float" office:value="2441" calcext:value-type="float">
            <text:p>244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SUM([.A223:.B223])"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9400" calcext:value-type="float">
            <text:p>19400</text:p>
          </table:table-cell>
          <table:table-cell table:formula="of:=SUM([.A224:.B224])" office:value-type="float" office:value="20264" calcext:value-type="float">
            <text:p>2026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38" calcext:value-type="float">
            <text:p>2138</text:p>
          </table:table-cell>
          <table:table-cell table:formula="of:=SUM([.A225:.B225])" office:value-type="float" office:value="2476" calcext:value-type="float">
            <text:p>247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858" calcext:value-type="float">
            <text:p>14858</text:p>
          </table:table-cell>
          <table:table-cell table:formula="of:=SUM([.A226:.B226])" office:value-type="float" office:value="15779" calcext:value-type="float">
            <text:p>1577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3562" calcext:value-type="float">
            <text:p>13562</text:p>
          </table:table-cell>
          <table:table-cell table:formula="of:=SUM([.A227:.B227])" office:value-type="float" office:value="14423" calcext:value-type="float">
            <text:p>1442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498" calcext:value-type="float">
            <text:p>6498</text:p>
          </table:table-cell>
          <table:table-cell table:formula="of:=SUM([.A228:.B228])" office:value-type="float" office:value="7175" calcext:value-type="float">
            <text:p>717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35" calcext:value-type="float">
            <text:p>3835</text:p>
          </table:table-cell>
          <table:table-cell table:formula="of:=SUM([.A229:.B229])" office:value-type="float" office:value="3835" calcext:value-type="float">
            <text:p>383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230:.B230])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8558" calcext:value-type="float">
            <text:p>8558</text:p>
          </table:table-cell>
          <table:table-cell table:formula="of:=SUM([.A231:.B231])" office:value-type="float" office:value="13938" calcext:value-type="float">
            <text:p>1393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6" calcext:value-type="float">
            <text:p>2146</text:p>
          </table:table-cell>
          <table:table-cell table:formula="of:=SUM([.A232:.B232])" office:value-type="float" office:value="2146" calcext:value-type="float">
            <text:p>214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3634" calcext:value-type="float">
            <text:p>13634</text:p>
          </table:table-cell>
          <table:table-cell office:value-type="float" office:value="14367" calcext:value-type="float">
            <text:p>14367</text:p>
          </table:table-cell>
          <table:table-cell table:formula="of:=SUM([.A233:.B233])" office:value-type="float" office:value="28001" calcext:value-type="float">
            <text:p>2800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19861" calcext:value-type="float">
            <text:p>19861</text:p>
          </table:table-cell>
          <table:table-cell table:formula="of:=SUM([.A234:.B234])" office:value-type="float" office:value="26073" calcext:value-type="float">
            <text:p>2607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5451" calcext:value-type="float">
            <text:p>5451</text:p>
          </table:table-cell>
          <table:table-cell table:formula="of:=SUM([.A235:.B235])" office:value-type="float" office:value="8772" calcext:value-type="float">
            <text:p>877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23" calcext:value-type="float">
            <text:p>3323</text:p>
          </table:table-cell>
          <table:table-cell table:formula="of:=SUM([.A236:.B236])" office:value-type="float" office:value="3375" calcext:value-type="float">
            <text:p>337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SUM([.A237:.B237])" office:value-type="float" office:value="41" calcext:value-type="float">
            <text:p>4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1181" calcext:value-type="float">
            <text:p>11181</text:p>
          </table:table-cell>
          <table:table-cell office:value-type="float" office:value="13238" calcext:value-type="float">
            <text:p>13238</text:p>
          </table:table-cell>
          <table:table-cell table:formula="of:=SUM([.A238:.B238])" office:value-type="float" office:value="24419" calcext:value-type="float">
            <text:p>2441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322" calcext:value-type="float">
            <text:p>1322</text:p>
          </table:table-cell>
          <table:table-cell table:formula="of:=SUM([.A239:.B239])" office:value-type="float" office:value="1689" calcext:value-type="float">
            <text:p>168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8210" calcext:value-type="float">
            <text:p>8210</text:p>
          </table:table-cell>
          <table:table-cell table:formula="of:=SUM([.A240:.B240])" office:value-type="float" office:value="10504" calcext:value-type="float">
            <text:p>1050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5456" calcext:value-type="float">
            <text:p>15456</text:p>
          </table:table-cell>
          <table:table-cell table:formula="of:=SUM([.A241:.B241])" office:value-type="float" office:value="16538" calcext:value-type="float">
            <text:p>1653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3158" calcext:value-type="float">
            <text:p>3158</text:p>
          </table:table-cell>
          <table:table-cell table:formula="of:=SUM([.A242:.B242])" office:value-type="float" office:value="4535" calcext:value-type="float">
            <text:p>453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9" calcext:value-type="float">
            <text:p>1509</text:p>
          </table:table-cell>
          <table:table-cell table:formula="of:=SUM([.A243:.B243])" office:value-type="float" office:value="1511" calcext:value-type="float">
            <text:p>15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A244:.B244])"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float" office:value="27747" calcext:value-type="float">
            <text:p>27747</text:p>
          </table:table-cell>
          <table:table-cell table:formula="of:=SUM([.A245:.B245])" office:value-type="float" office:value="33611" calcext:value-type="float">
            <text:p>336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table:formula="of:=SUM([.A246:.B246])" office:value-type="float" office:value="992" calcext:value-type="float">
            <text:p>99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0785" calcext:value-type="float">
            <text:p>10785</text:p>
          </table:table-cell>
          <table:table-cell table:formula="of:=SUM([.A247:.B247])" office:value-type="float" office:value="11957" calcext:value-type="float">
            <text:p>1195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2691" calcext:value-type="float">
            <text:p>12691</text:p>
          </table:table-cell>
          <table:table-cell table:formula="of:=SUM([.A248:.B248])" office:value-type="float" office:value="14330" calcext:value-type="float">
            <text:p>1433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817" calcext:value-type="float">
            <text:p>3817</text:p>
          </table:table-cell>
          <table:table-cell table:formula="of:=SUM([.A249:.B249])" office:value-type="float" office:value="5004" calcext:value-type="float">
            <text:p>500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3" calcext:value-type="float">
            <text:p>1273</text:p>
          </table:table-cell>
          <table:table-cell table:formula="of:=SUM([.A250:.B250])" office:value-type="float" office:value="1279" calcext:value-type="float">
            <text:p>127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SUM([.A251:.B251])" office:value-type="float" office:value="31" calcext:value-type="float">
            <text:p>3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18692" calcext:value-type="float">
            <text:p>18692</text:p>
          </table:table-cell>
          <table:table-cell table:formula="of:=SUM([.A252:.B252])" office:value-type="float" office:value="21803" calcext:value-type="float">
            <text:p>2180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9" calcext:value-type="float">
            <text:p>579</text:p>
          </table:table-cell>
          <table:table-cell table:formula="of:=SUM([.A253:.B253])" office:value-type="float" office:value="584" calcext:value-type="float">
            <text:p>58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5116" calcext:value-type="float">
            <text:p>15116</text:p>
          </table:table-cell>
          <table:table-cell table:formula="of:=SUM([.A254:.B254])" office:value-type="float" office:value="16155" calcext:value-type="float">
            <text:p>1615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18500" calcext:value-type="float">
            <text:p>18500</text:p>
          </table:table-cell>
          <table:table-cell table:formula="of:=SUM([.A255:.B255])" office:value-type="float" office:value="21421" calcext:value-type="float">
            <text:p>2142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346" calcext:value-type="float">
            <text:p>6346</text:p>
          </table:table-cell>
          <table:table-cell table:formula="of:=SUM([.A256:.B256])" office:value-type="float" office:value="7678" calcext:value-type="float">
            <text:p>767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852" calcext:value-type="float">
            <text:p>2852</text:p>
          </table:table-cell>
          <table:table-cell table:formula="of:=SUM([.A257:.B257])" office:value-type="float" office:value="3109" calcext:value-type="float">
            <text:p>310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258:.B258])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11882" calcext:value-type="float">
            <text:p>11882</text:p>
          </table:table-cell>
          <table:table-cell table:formula="of:=SUM([.A259:.B259])" office:value-type="float" office:value="14666" calcext:value-type="float">
            <text:p>1466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9" calcext:value-type="float">
            <text:p>469</text:p>
          </table:table-cell>
          <table:table-cell table:formula="of:=SUM([.A260:.B260])" office:value-type="float" office:value="489" calcext:value-type="float">
            <text:p>48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23684" calcext:value-type="float">
            <text:p>23684</text:p>
          </table:table-cell>
          <table:table-cell table:formula="of:=SUM([.A261:.B261])" office:value-type="float" office:value="26507" calcext:value-type="float">
            <text:p>2650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29396" calcext:value-type="float">
            <text:p>29396</text:p>
          </table:table-cell>
          <table:table-cell table:formula="of:=SUM([.A262:.B262])" office:value-type="float" office:value="32029" calcext:value-type="float">
            <text:p>3202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5142" calcext:value-type="float">
            <text:p>5142</text:p>
          </table:table-cell>
          <table:table-cell table:formula="of:=SUM([.A263:.B263])" office:value-type="float" office:value="6363" calcext:value-type="float">
            <text:p>636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58" calcext:value-type="float">
            <text:p>1558</text:p>
          </table:table-cell>
          <table:table-cell table:formula="of:=SUM([.A264:.B264])" office:value-type="float" office:value="1570" calcext:value-type="float">
            <text:p>157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SUM([.A265:.B265])"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48521" calcext:value-type="float">
            <text:p>48521</text:p>
          </table:table-cell>
          <table:table-cell table:formula="of:=SUM([.A266:.B266])" office:value-type="float" office:value="54178" calcext:value-type="float">
            <text:p>5417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formula="of:=SUM([.A267:.B267])" office:value-type="float" office:value="96" calcext:value-type="float">
            <text:p>9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3081" calcext:value-type="float">
            <text:p>3081</text:p>
          </table:table-cell>
          <table:table-cell table:formula="of:=SUM([.A268:.B268])" office:value-type="float" office:value="5358" calcext:value-type="float">
            <text:p>535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408" calcext:value-type="float">
            <text:p>6408</text:p>
          </table:table-cell>
          <table:table-cell table:formula="of:=SUM([.A269:.B269])" office:value-type="float" office:value="8087" calcext:value-type="float">
            <text:p>808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072" calcext:value-type="float">
            <text:p>1072</text:p>
          </table:table-cell>
          <table:table-cell table:formula="of:=SUM([.A270:.B270])" office:value-type="float" office:value="2360" calcext:value-type="float">
            <text:p>236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85" calcext:value-type="float">
            <text:p>1785</text:p>
          </table:table-cell>
          <table:table-cell table:formula="of:=SUM([.A271:.B271])" office:value-type="float" office:value="1844" calcext:value-type="float">
            <text:p>184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table:formula="of:=SUM([.A272:.B272])" office:value-type="float" office:value="126" calcext:value-type="float">
            <text:p>12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866" calcext:value-type="float">
            <text:p>7866</text:p>
          </table:table-cell>
          <table:table-cell office:value-type="float" office:value="9570" calcext:value-type="float">
            <text:p>9570</text:p>
          </table:table-cell>
          <table:table-cell table:formula="of:=SUM([.A273:.B273])" office:value-type="float" office:value="17436" calcext:value-type="float">
            <text:p>1743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03" calcext:value-type="float">
            <text:p>503</text:p>
          </table:table-cell>
          <table:table-cell table:formula="of:=SUM([.A274:.B274])" office:value-type="float" office:value="830" calcext:value-type="float">
            <text:p>83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1096" calcext:value-type="float">
            <text:p>21096</text:p>
          </table:table-cell>
          <table:table-cell table:formula="of:=SUM([.A275:.B275])" office:value-type="float" office:value="22471" calcext:value-type="float">
            <text:p>2247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34106" calcext:value-type="float">
            <text:p>34106</text:p>
          </table:table-cell>
          <table:table-cell table:formula="of:=SUM([.A276:.B276])" office:value-type="float" office:value="36149" calcext:value-type="float">
            <text:p>3614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5818" calcext:value-type="float">
            <text:p>5818</text:p>
          </table:table-cell>
          <table:table-cell table:formula="of:=SUM([.A277:.B277])" office:value-type="float" office:value="7764" calcext:value-type="float">
            <text:p>776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82" calcext:value-type="float">
            <text:p>3782</text:p>
          </table:table-cell>
          <table:table-cell table:formula="of:=SUM([.A278:.B278])" office:value-type="float" office:value="3793" calcext:value-type="float">
            <text:p>379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SUM([.A279:.B279])" office:value-type="float" office:value="39" calcext:value-type="float">
            <text:p>3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989" calcext:value-type="float">
            <text:p>5989</text:p>
          </table:table-cell>
          <table:table-cell office:value-type="float" office:value="56713" calcext:value-type="float">
            <text:p>56713</text:p>
          </table:table-cell>
          <table:table-cell table:formula="of:=SUM([.A280:.B280])" office:value-type="float" office:value="62702" calcext:value-type="float">
            <text:p>6270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formula="of:=SUM([.A281:.B281])" office:value-type="float" office:value="196" calcext:value-type="float">
            <text:p>19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17986" calcext:value-type="float">
            <text:p>17986</text:p>
          </table:table-cell>
          <table:table-cell table:formula="of:=SUM([.A282:.B282])" office:value-type="float" office:value="20137" calcext:value-type="float">
            <text:p>2013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20495" calcext:value-type="float">
            <text:p>20495</text:p>
          </table:table-cell>
          <table:table-cell table:formula="of:=SUM([.A283:.B283])" office:value-type="float" office:value="22393" calcext:value-type="float">
            <text:p>2239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5949" calcext:value-type="float">
            <text:p>5949</text:p>
          </table:table-cell>
          <table:table-cell table:formula="of:=SUM([.A284:.B284])" office:value-type="float" office:value="7098" calcext:value-type="float">
            <text:p>709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98" calcext:value-type="float">
            <text:p>2298</text:p>
          </table:table-cell>
          <table:table-cell table:formula="of:=SUM([.A285:.B285])" office:value-type="float" office:value="2302" calcext:value-type="float">
            <text:p>230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SUM([.A286:.B286])" office:value-type="float" office:value="48" calcext:value-type="float">
            <text:p>4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22315" calcext:value-type="float">
            <text:p>22315</text:p>
          </table:table-cell>
          <table:table-cell table:formula="of:=SUM([.A287:.B287])" office:value-type="float" office:value="25611" calcext:value-type="float">
            <text:p>256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SUM([.A288:.B288])" office:value-type="float" office:value="91" calcext:value-type="float">
            <text:p>9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7458" calcext:value-type="float">
            <text:p>17458</text:p>
          </table:table-cell>
          <table:table-cell table:formula="of:=SUM([.A289:.B289])" office:value-type="float" office:value="18530" calcext:value-type="float">
            <text:p>1853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877" calcext:value-type="float">
            <text:p>14877</text:p>
          </table:table-cell>
          <table:table-cell table:formula="of:=SUM([.A290:.B290])" office:value-type="float" office:value="15870" calcext:value-type="float">
            <text:p>1587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195" calcext:value-type="float">
            <text:p>5195</text:p>
          </table:table-cell>
          <table:table-cell table:formula="of:=SUM([.A291:.B291])" office:value-type="float" office:value="5689" calcext:value-type="float">
            <text:p>568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8" calcext:value-type="float">
            <text:p>1398</text:p>
          </table:table-cell>
          <table:table-cell table:formula="of:=SUM([.A292:.B292])" office:value-type="float" office:value="1398" calcext:value-type="float">
            <text:p>139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293:.B293])"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float" office:value="27152" calcext:value-type="float">
            <text:p>27152</text:p>
          </table:table-cell>
          <table:table-cell table:formula="of:=SUM([.A294:.B294])" office:value-type="float" office:value="32677" calcext:value-type="float">
            <text:p>3267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formula="of:=SUM([.A295:.B295])" office:value-type="float" office:value="156" calcext:value-type="float">
            <text:p>1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9720" calcext:value-type="float">
            <text:p>9720</text:p>
          </table:table-cell>
          <table:table-cell table:formula="of:=SUM([.A296:.B296])" office:value-type="float" office:value="11025" calcext:value-type="float">
            <text:p>1102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13260" calcext:value-type="float">
            <text:p>13260</text:p>
          </table:table-cell>
          <table:table-cell table:formula="of:=SUM([.A297:.B297])" office:value-type="float" office:value="15819" calcext:value-type="float">
            <text:p>1581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257" calcext:value-type="float">
            <text:p>3257</text:p>
          </table:table-cell>
          <table:table-cell table:formula="of:=SUM([.A298:.B298])" office:value-type="float" office:value="4574" calcext:value-type="float">
            <text:p>457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75" calcext:value-type="float">
            <text:p>1475</text:p>
          </table:table-cell>
          <table:table-cell table:formula="of:=SUM([.A299:.B299])" office:value-type="float" office:value="1570" calcext:value-type="float">
            <text:p>157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8" calcext:value-type="float">
            <text:p>168</text:p>
          </table:table-cell>
          <table:table-cell table:formula="of:=SUM([.A300:.B300])" office:value-type="float" office:value="277" calcext:value-type="float">
            <text:p>27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float" office:value="15485" calcext:value-type="float">
            <text:p>15485</text:p>
          </table:table-cell>
          <table:table-cell table:formula="of:=SUM([.A301:.B301])" office:value-type="float" office:value="20573" calcext:value-type="float">
            <text:p>2057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table:formula="of:=SUM([.A302:.B302])" office:value-type="float" office:value="169" calcext:value-type="float">
            <text:p>16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7468" calcext:value-type="float">
            <text:p>27468</text:p>
          </table:table-cell>
          <table:table-cell table:formula="of:=SUM([.A303:.B303])" office:value-type="float" office:value="29225" calcext:value-type="float">
            <text:p>2922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7060" calcext:value-type="float">
            <text:p>27060</text:p>
          </table:table-cell>
          <table:table-cell table:formula="of:=SUM([.A304:.B304])" office:value-type="float" office:value="28270" calcext:value-type="float">
            <text:p>2827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961" calcext:value-type="float">
            <text:p>8961</text:p>
          </table:table-cell>
          <table:table-cell table:formula="of:=SUM([.A305:.B305])" office:value-type="float" office:value="9760" calcext:value-type="float">
            <text:p>976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97" calcext:value-type="float">
            <text:p>4697</text:p>
          </table:table-cell>
          <table:table-cell table:formula="of:=SUM([.A306:.B306])" office:value-type="float" office:value="4698" calcext:value-type="float">
            <text:p>469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307:.B307])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9747" calcext:value-type="float">
            <text:p>9747</text:p>
          </table:table-cell>
          <table:table-cell office:value-type="float" office:value="43431" calcext:value-type="float">
            <text:p>43431</text:p>
          </table:table-cell>
          <table:table-cell table:formula="of:=SUM([.A308:.B308])" office:value-type="float" office:value="53178" calcext:value-type="float">
            <text:p>5317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formula="of:=SUM([.A309:.B309])" office:value-type="float" office:value="172" calcext:value-type="float">
            <text:p>17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9241" calcext:value-type="float">
            <text:p>19241</text:p>
          </table:table-cell>
          <table:table-cell table:formula="of:=SUM([.A310:.B310])" office:value-type="float" office:value="19692" calcext:value-type="float">
            <text:p>1969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499" calcext:value-type="float">
            <text:p>53499</text:p>
          </table:table-cell>
          <table:table-cell table:formula="of:=SUM([.A311:.B311])" office:value-type="float" office:value="53563" calcext:value-type="float">
            <text:p>5356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312:.B312])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45" calcext:value-type="float">
            <text:p>5745</text:p>
          </table:table-cell>
          <table:table-cell table:formula="of:=SUM([.A313:.B313])" office:value-type="float" office:value="5751" calcext:value-type="float">
            <text:p>575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95" calcext:value-type="float">
            <text:p>4895</text:p>
          </table:table-cell>
          <table:table-cell table:formula="of:=SUM([.A314:.B314])" office:value-type="float" office:value="4993" calcext:value-type="float">
            <text:p>499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99" calcext:value-type="float">
            <text:p>7199</text:p>
          </table:table-cell>
          <table:table-cell table:formula="of:=SUM([.A315:.B315])" office:value-type="float" office:value="7201" calcext:value-type="float">
            <text:p>720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table:formula="of:=SUM([.A316:.B316])" office:value-type="float" office:value="960" calcext:value-type="float">
            <text:p>96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01" calcext:value-type="float">
            <text:p>3001</text:p>
          </table:table-cell>
          <table:table-cell table:formula="of:=SUM([.A317:.B317])" office:value-type="float" office:value="3040" calcext:value-type="float">
            <text:p>304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00" calcext:value-type="float">
            <text:p>15200</text:p>
          </table:table-cell>
          <table:table-cell table:formula="of:=SUM([.A318:.B318])" office:value-type="float" office:value="15201" calcext:value-type="float">
            <text:p>1520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319:.B319])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95" calcext:value-type="float">
            <text:p>2595</text:p>
          </table:table-cell>
          <table:table-cell table:formula="of:=SUM([.A320:.B320])" office:value-type="float" office:value="2595" calcext:value-type="float">
            <text:p>259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760" calcext:value-type="float">
            <text:p>5760</text:p>
          </table:table-cell>
          <table:table-cell table:formula="of:=SUM([.A321:.B321])" office:value-type="float" office:value="5845" calcext:value-type="float">
            <text:p>584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6" calcext:value-type="float">
            <text:p>1666</text:p>
          </table:table-cell>
          <table:table-cell table:formula="of:=SUM([.A322:.B322])" office:value-type="float" office:value="1682" calcext:value-type="float">
            <text:p>168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table:formula="of:=SUM([.A323:.B323])" office:value-type="float" office:value="410" calcext:value-type="float">
            <text:p>4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19246" calcext:value-type="float">
            <text:p>19246</text:p>
          </table:table-cell>
          <table:table-cell table:formula="of:=SUM([.A324:.B324])" office:value-type="float" office:value="22489" calcext:value-type="float">
            <text:p>2248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2391" calcext:value-type="float">
            <text:p>22391</text:p>
          </table:table-cell>
          <table:table-cell table:formula="of:=SUM([.A325:.B325])" office:value-type="float" office:value="28091" calcext:value-type="float">
            <text:p>2809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7995" calcext:value-type="float">
            <text:p>7995</text:p>
          </table:table-cell>
          <table:table-cell table:formula="of:=SUM([.A326:.B326])" office:value-type="float" office:value="10720" calcext:value-type="float">
            <text:p>1072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117" calcext:value-type="float">
            <text:p>3117</text:p>
          </table:table-cell>
          <table:table-cell table:formula="of:=SUM([.A327:.B327])" office:value-type="float" office:value="4225" calcext:value-type="float">
            <text:p>422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table:formula="of:=SUM([.A328:.B328])" office:value-type="float" office:value="164" calcext:value-type="float">
            <text:p>16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31922" calcext:value-type="float">
            <text:p>31922</text:p>
          </table:table-cell>
          <table:table-cell table:formula="of:=SUM([.A329:.B329])" office:value-type="float" office:value="65322" calcext:value-type="float">
            <text:p>6532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31" calcext:value-type="float">
            <text:p>1031</text:p>
          </table:table-cell>
          <table:table-cell table:formula="of:=SUM([.A330:.B330])" office:value-type="float" office:value="1184" calcext:value-type="float">
            <text:p>118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0678" calcext:value-type="float">
            <text:p>10678</text:p>
          </table:table-cell>
          <table:table-cell table:formula="of:=SUM([.A331:.B331])" office:value-type="float" office:value="11902" calcext:value-type="float">
            <text:p>1190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11110" calcext:value-type="float">
            <text:p>11110</text:p>
          </table:table-cell>
          <table:table-cell table:formula="of:=SUM([.A332:.B332])" office:value-type="float" office:value="13904" calcext:value-type="float">
            <text:p>1390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4465" calcext:value-type="float">
            <text:p>4465</text:p>
          </table:table-cell>
          <table:table-cell table:formula="of:=SUM([.A333:.B333])" office:value-type="float" office:value="6601" calcext:value-type="float">
            <text:p>660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70" calcext:value-type="float">
            <text:p>570</text:p>
          </table:table-cell>
          <table:table-cell table:formula="of:=SUM([.A334:.B334])" office:value-type="float" office:value="673" calcext:value-type="float">
            <text:p>67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8" calcext:value-type="float">
            <text:p>18</text:p>
          </table:table-cell>
          <table:table-cell table:formula="of:=SUM([.A335:.B335])" office:value-type="float" office:value="236" calcext:value-type="float">
            <text:p>23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379" calcext:value-type="float">
            <text:p>10379</text:p>
          </table:table-cell>
          <table:table-cell table:formula="of:=SUM([.A336:.B336])" office:value-type="float" office:value="14379" calcext:value-type="float">
            <text:p>1437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formula="of:=SUM([.A337:.B337])" office:value-type="float" office:value="114" calcext:value-type="float">
            <text:p>11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6543" calcext:value-type="float">
            <text:p>6543</text:p>
          </table:table-cell>
          <table:table-cell table:formula="of:=SUM([.A338:.B338])" office:value-type="float" office:value="9239" calcext:value-type="float">
            <text:p>923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8600" calcext:value-type="float">
            <text:p>8600</text:p>
          </table:table-cell>
          <table:table-cell table:formula="of:=SUM([.A339:.B339])" office:value-type="float" office:value="12188" calcext:value-type="float">
            <text:p>1218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2036" calcext:value-type="float">
            <text:p>2036</text:p>
          </table:table-cell>
          <table:table-cell table:formula="of:=SUM([.A340:.B340])" office:value-type="float" office:value="3873" calcext:value-type="float">
            <text:p>387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341:.B341])"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342:.B342])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25535" calcext:value-type="float">
            <text:p>25535</text:p>
          </table:table-cell>
          <table:table-cell table:formula="of:=SUM([.A343:.B343])" office:value-type="float" office:value="30717" calcext:value-type="float">
            <text:p>3071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1" calcext:value-type="float">
            <text:p>431</text:p>
          </table:table-cell>
          <table:table-cell table:formula="of:=SUM([.A344:.B344])" office:value-type="float" office:value="482" calcext:value-type="float">
            <text:p>48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6143" calcext:value-type="float">
            <text:p>6143</text:p>
          </table:table-cell>
          <table:table-cell table:formula="of:=SUM([.A345:.B345])" office:value-type="float" office:value="8885" calcext:value-type="float">
            <text:p>888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13944" calcext:value-type="float">
            <text:p>13944</text:p>
          </table:table-cell>
          <table:table-cell table:formula="of:=SUM([.A346:.B346])" office:value-type="float" office:value="16883" calcext:value-type="float">
            <text:p>1688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048" calcext:value-type="float">
            <text:p>2048</text:p>
          </table:table-cell>
          <table:table-cell table:formula="of:=SUM([.A347:.B347])" office:value-type="float" office:value="3740" calcext:value-type="float">
            <text:p>374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62" calcext:value-type="float">
            <text:p>3562</text:p>
          </table:table-cell>
          <table:table-cell table:formula="of:=SUM([.A348:.B348])" office:value-type="float" office:value="3574" calcext:value-type="float">
            <text:p>357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SUM([.A349:.B349])" office:value-type="float" office:value="15" calcext:value-type="float">
            <text:p>1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30711" calcext:value-type="float">
            <text:p>30711</text:p>
          </table:table-cell>
          <table:table-cell table:formula="of:=SUM([.A350:.B350])" office:value-type="float" office:value="34656" calcext:value-type="float">
            <text:p>34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SUM([.A351:.B351])" office:value-type="float" office:value="262" calcext:value-type="float">
            <text:p>26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1340" calcext:value-type="float">
            <text:p>11340</text:p>
          </table:table-cell>
          <table:table-cell table:formula="of:=SUM([.A352:.B352])" office:value-type="float" office:value="13286" calcext:value-type="float">
            <text:p>1328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25120" calcext:value-type="float">
            <text:p>25120</text:p>
          </table:table-cell>
          <table:table-cell table:formula="of:=SUM([.A353:.B353])" office:value-type="float" office:value="28341" calcext:value-type="float">
            <text:p>2834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4900" calcext:value-type="float">
            <text:p>4900</text:p>
          </table:table-cell>
          <table:table-cell table:formula="of:=SUM([.A354:.B354])" office:value-type="float" office:value="6072" calcext:value-type="float">
            <text:p>607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129" calcext:value-type="float">
            <text:p>7129</text:p>
          </table:table-cell>
          <table:table-cell table:formula="of:=SUM([.A355:.B355])" office:value-type="float" office:value="7508" calcext:value-type="float">
            <text:p>750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SUM([.A356:.B356])" office:value-type="float" office:value="35" calcext:value-type="float">
            <text:p>3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float" office:value="29126" calcext:value-type="float">
            <text:p>29126</text:p>
          </table:table-cell>
          <table:table-cell table:formula="of:=SUM([.A357:.B357])" office:value-type="float" office:value="37294" calcext:value-type="float">
            <text:p>3729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93" calcext:value-type="float">
            <text:p>1393</text:p>
          </table:table-cell>
          <table:table-cell table:formula="of:=SUM([.A358:.B358])" office:value-type="float" office:value="2093" calcext:value-type="float">
            <text:p>209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1894" calcext:value-type="float">
            <text:p>21894</text:p>
          </table:table-cell>
          <table:table-cell table:formula="of:=SUM([.A359:.B359])" office:value-type="float" office:value="23680" calcext:value-type="float">
            <text:p>2368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24181" calcext:value-type="float">
            <text:p>24181</text:p>
          </table:table-cell>
          <table:table-cell table:formula="of:=SUM([.A360:.B360])" office:value-type="float" office:value="27543" calcext:value-type="float">
            <text:p>2754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8037" calcext:value-type="float">
            <text:p>8037</text:p>
          </table:table-cell>
          <table:table-cell table:formula="of:=SUM([.A361:.B361])" office:value-type="float" office:value="9113" calcext:value-type="float">
            <text:p>91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39" calcext:value-type="float">
            <text:p>3039</text:p>
          </table:table-cell>
          <table:table-cell table:formula="of:=SUM([.A362:.B362])" office:value-type="float" office:value="3097" calcext:value-type="float">
            <text:p>309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363:.B363])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1415" calcext:value-type="float">
            <text:p>31415</text:p>
          </table:table-cell>
          <table:table-cell office:value-type="float" office:value="24132" calcext:value-type="float">
            <text:p>24132</text:p>
          </table:table-cell>
          <table:table-cell table:formula="of:=SUM([.A364:.B364])" office:value-type="float" office:value="55547" calcext:value-type="float">
            <text:p>5554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formula="of:=SUM([.A365:.B365])" office:value-type="float" office:value="211" calcext:value-type="float">
            <text:p>21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6072" calcext:value-type="float">
            <text:p>16072</text:p>
          </table:table-cell>
          <table:table-cell table:formula="of:=SUM([.A366:.B366])" office:value-type="float" office:value="16919" calcext:value-type="float">
            <text:p>169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8209" calcext:value-type="float">
            <text:p>18209</text:p>
          </table:table-cell>
          <table:table-cell table:formula="of:=SUM([.A367:.B367])" office:value-type="float" office:value="20359" calcext:value-type="float">
            <text:p>2035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5473" calcext:value-type="float">
            <text:p>5473</text:p>
          </table:table-cell>
          <table:table-cell table:formula="of:=SUM([.A368:.B368])" office:value-type="float" office:value="6496" calcext:value-type="float">
            <text:p>649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3352" calcext:value-type="float">
            <text:p>3352</text:p>
          </table:table-cell>
          <table:table-cell table:formula="of:=SUM([.A369:.B369])" office:value-type="float" office:value="5119" calcext:value-type="float">
            <text:p>51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32" calcext:value-type="float">
            <text:p>332</text:p>
          </table:table-cell>
          <table:table-cell table:formula="of:=SUM([.A370:.B370])" office:value-type="float" office:value="1207" calcext:value-type="float">
            <text:p>120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8151" calcext:value-type="float">
            <text:p>8151</text:p>
          </table:table-cell>
          <table:table-cell table:formula="of:=SUM([.A371:.B371])" office:value-type="float" office:value="11918" calcext:value-type="float">
            <text:p>1191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29" calcext:value-type="float">
            <text:p>629</text:p>
          </table:table-cell>
          <table:table-cell table:formula="of:=SUM([.A372:.B372])" office:value-type="float" office:value="875" calcext:value-type="float">
            <text:p>87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7825" calcext:value-type="float">
            <text:p>37825</text:p>
          </table:table-cell>
          <table:table-cell table:formula="of:=SUM([.A373:.B373])" office:value-type="float" office:value="39797" calcext:value-type="float">
            <text:p>3979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8501" calcext:value-type="float">
            <text:p>28501</text:p>
          </table:table-cell>
          <table:table-cell table:formula="of:=SUM([.A374:.B374])" office:value-type="float" office:value="29823" calcext:value-type="float">
            <text:p>2982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1738" calcext:value-type="float">
            <text:p>21738</text:p>
          </table:table-cell>
          <table:table-cell table:formula="of:=SUM([.A375:.B375])" office:value-type="float" office:value="22888" calcext:value-type="float">
            <text:p>2288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76" calcext:value-type="float">
            <text:p>3076</text:p>
          </table:table-cell>
          <table:table-cell table:formula="of:=SUM([.A376:.B376])" office:value-type="float" office:value="3124" calcext:value-type="float">
            <text:p>312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377:.B377])"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2388" calcext:value-type="float">
            <text:p>22388</text:p>
          </table:table-cell>
          <table:table-cell table:formula="of:=SUM([.A378:.B378])" office:value-type="float" office:value="23618" calcext:value-type="float">
            <text:p>2361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SUM([.A379:.B379])" office:value-type="float" office:value="301" calcext:value-type="float">
            <text:p>30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27659" calcext:value-type="float">
            <text:p>27659</text:p>
          </table:table-cell>
          <table:table-cell table:formula="of:=SUM([.A380:.B380])" office:value-type="float" office:value="29916" calcext:value-type="float">
            <text:p>2991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28145" calcext:value-type="float">
            <text:p>28145</text:p>
          </table:table-cell>
          <table:table-cell table:formula="of:=SUM([.A381:.B381])" office:value-type="float" office:value="30957" calcext:value-type="float">
            <text:p>3095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9236" calcext:value-type="float">
            <text:p>9236</text:p>
          </table:table-cell>
          <table:table-cell table:formula="of:=SUM([.A382:.B382])" office:value-type="float" office:value="10855" calcext:value-type="float">
            <text:p>1085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52" calcext:value-type="float">
            <text:p>2452</text:p>
          </table:table-cell>
          <table:table-cell table:formula="of:=SUM([.A383:.B383])" office:value-type="float" office:value="2523" calcext:value-type="float">
            <text:p>252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SUM([.A384:.B384])" office:value-type="float" office:value="64" calcext:value-type="float">
            <text:p>6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35171" calcext:value-type="float">
            <text:p>35171</text:p>
          </table:table-cell>
          <table:table-cell table:formula="of:=SUM([.A385:.B385])" office:value-type="float" office:value="41359" calcext:value-type="float">
            <text:p>4135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0" calcext:value-type="float">
            <text:p>130</text:p>
          </table:table-cell>
          <table:table-cell table:formula="of:=SUM([.A386:.B386])" office:value-type="float" office:value="201" calcext:value-type="float">
            <text:p>20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7810" calcext:value-type="float">
            <text:p>27810</text:p>
          </table:table-cell>
          <table:table-cell table:formula="of:=SUM([.A387:.B387])" office:value-type="float" office:value="29776" calcext:value-type="float">
            <text:p>2977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27280" calcext:value-type="float">
            <text:p>27280</text:p>
          </table:table-cell>
          <table:table-cell table:formula="of:=SUM([.A388:.B388])" office:value-type="float" office:value="29762" calcext:value-type="float">
            <text:p>2976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2293" calcext:value-type="float">
            <text:p>12293</text:p>
          </table:table-cell>
          <table:table-cell table:formula="of:=SUM([.A389:.B389])" office:value-type="float" office:value="13248" calcext:value-type="float">
            <text:p>1324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74" calcext:value-type="float">
            <text:p>2374</text:p>
          </table:table-cell>
          <table:table-cell table:formula="of:=SUM([.A390:.B390])" office:value-type="float" office:value="2470" calcext:value-type="float">
            <text:p>247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A391:.B391])" office:value-type="float" office:value="97" calcext:value-type="float">
            <text:p>9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0888" calcext:value-type="float">
            <text:p>10888</text:p>
          </table:table-cell>
          <table:table-cell office:value-type="float" office:value="25053" calcext:value-type="float">
            <text:p>25053</text:p>
          </table:table-cell>
          <table:table-cell table:formula="of:=SUM([.A392:.B392])" office:value-type="float" office:value="35941" calcext:value-type="float">
            <text:p>3594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formula="of:=SUM([.A393:.B393])" office:value-type="float" office:value="900" calcext:value-type="float">
            <text:p>9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104" calcext:value-type="float">
            <text:p>4104</text:p>
          </table:table-cell>
          <table:table-cell table:formula="of:=SUM([.A394:.B394])" office:value-type="float" office:value="4731" calcext:value-type="float">
            <text:p>473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1748" calcext:value-type="float">
            <text:p>11748</text:p>
          </table:table-cell>
          <table:table-cell table:formula="of:=SUM([.A395:.B395])" office:value-type="float" office:value="12744" calcext:value-type="float">
            <text:p>1274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773" calcext:value-type="float">
            <text:p>1773</text:p>
          </table:table-cell>
          <table:table-cell table:formula="of:=SUM([.A396:.B396])" office:value-type="float" office:value="2214" calcext:value-type="float">
            <text:p>221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8" calcext:value-type="float">
            <text:p>2328</text:p>
          </table:table-cell>
          <table:table-cell table:formula="of:=SUM([.A397:.B397])" office:value-type="float" office:value="2328" calcext:value-type="float">
            <text:p>232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SUM([.A398:.B398])"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20110" calcext:value-type="float">
            <text:p>20110</text:p>
          </table:table-cell>
          <table:table-cell table:formula="of:=SUM([.A399:.B399])" office:value-type="float" office:value="24137" calcext:value-type="float">
            <text:p>2413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30" calcext:value-type="float">
            <text:p>1730</text:p>
          </table:table-cell>
          <table:table-cell table:formula="of:=SUM([.A400:.B400])" office:value-type="float" office:value="2079" calcext:value-type="float">
            <text:p>207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872" calcext:value-type="float">
            <text:p>15872</text:p>
          </table:table-cell>
          <table:table-cell table:formula="of:=SUM([.A401:.B401])" office:value-type="float" office:value="17872" calcext:value-type="float">
            <text:p>1787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5535" calcext:value-type="float">
            <text:p>15535</text:p>
          </table:table-cell>
          <table:table-cell table:formula="of:=SUM([.A402:.B402])" office:value-type="float" office:value="17053" calcext:value-type="float">
            <text:p>1705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7789" calcext:value-type="float">
            <text:p>7789</text:p>
          </table:table-cell>
          <table:table-cell table:formula="of:=SUM([.A403:.B403])" office:value-type="float" office:value="9005" calcext:value-type="float">
            <text:p>900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80" calcext:value-type="float">
            <text:p>4480</text:p>
          </table:table-cell>
          <table:table-cell table:formula="of:=SUM([.A404:.B404])" office:value-type="float" office:value="4480" calcext:value-type="float">
            <text:p>448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405:.B405])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9151" calcext:value-type="float">
            <text:p>9151</text:p>
          </table:table-cell>
          <table:table-cell table:formula="of:=SUM([.A406:.B406])" office:value-type="float" office:value="13891" calcext:value-type="float">
            <text:p>1389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8" calcext:value-type="float">
            <text:p>1508</text:p>
          </table:table-cell>
          <table:table-cell table:formula="of:=SUM([.A407:.B407])" office:value-type="float" office:value="1513" calcext:value-type="float">
            <text:p>15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11227" calcext:value-type="float">
            <text:p>11227</text:p>
          </table:table-cell>
          <table:table-cell table:formula="of:=SUM([.A408:.B408])" office:value-type="float" office:value="17252" calcext:value-type="float">
            <text:p>1725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float" office:value="15389" calcext:value-type="float">
            <text:p>15389</text:p>
          </table:table-cell>
          <table:table-cell table:formula="of:=SUM([.A409:.B409])" office:value-type="float" office:value="24390" calcext:value-type="float">
            <text:p>2439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float" office:value="4705" calcext:value-type="float">
            <text:p>4705</text:p>
          </table:table-cell>
          <table:table-cell table:formula="of:=SUM([.A410:.B410])" office:value-type="float" office:value="8891" calcext:value-type="float">
            <text:p>889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52" calcext:value-type="float">
            <text:p>2052</text:p>
          </table:table-cell>
          <table:table-cell table:formula="of:=SUM([.A411:.B411])" office:value-type="float" office:value="2321" calcext:value-type="float">
            <text:p>232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SUM([.A412:.B412])" office:value-type="float" office:value="28" calcext:value-type="float">
            <text:p>2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7764" calcext:value-type="float">
            <text:p>17764</text:p>
          </table:table-cell>
          <table:table-cell office:value-type="float" office:value="12984" calcext:value-type="float">
            <text:p>12984</text:p>
          </table:table-cell>
          <table:table-cell table:formula="of:=SUM([.A413:.B413])" office:value-type="float" office:value="30748" calcext:value-type="float">
            <text:p>3074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1" calcext:value-type="float">
            <text:p>801</text:p>
          </table:table-cell>
          <table:table-cell table:formula="of:=SUM([.A414:.B414])" office:value-type="float" office:value="981" calcext:value-type="float">
            <text:p>98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8577" calcext:value-type="float">
            <text:p>8577</text:p>
          </table:table-cell>
          <table:table-cell table:formula="of:=SUM([.A415:.B415])" office:value-type="float" office:value="11476" calcext:value-type="float">
            <text:p>1147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14779" calcext:value-type="float">
            <text:p>14779</text:p>
          </table:table-cell>
          <table:table-cell table:formula="of:=SUM([.A416:.B416])" office:value-type="float" office:value="17318" calcext:value-type="float">
            <text:p>1731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3737" calcext:value-type="float">
            <text:p>3737</text:p>
          </table:table-cell>
          <table:table-cell table:formula="of:=SUM([.A417:.B417])" office:value-type="float" office:value="5999" calcext:value-type="float">
            <text:p>599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0" calcext:value-type="float">
            <text:p>1590</text:p>
          </table:table-cell>
          <table:table-cell table:formula="of:=SUM([.A418:.B418])" office:value-type="float" office:value="1591" calcext:value-type="float">
            <text:p>159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SUM([.A419:.B419])"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29566" calcext:value-type="float">
            <text:p>29566</text:p>
          </table:table-cell>
          <table:table-cell table:formula="of:=SUM([.A420:.B420])" office:value-type="float" office:value="32732" calcext:value-type="float">
            <text:p>327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table:formula="of:=SUM([.A421:.B421])" office:value-type="float" office:value="537" calcext:value-type="float">
            <text:p>53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1193" calcext:value-type="float">
            <text:p>11193</text:p>
          </table:table-cell>
          <table:table-cell table:formula="of:=SUM([.A422:.B422])" office:value-type="float" office:value="12619" calcext:value-type="float">
            <text:p>126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3169" calcext:value-type="float">
            <text:p>13169</text:p>
          </table:table-cell>
          <table:table-cell table:formula="of:=SUM([.A423:.B423])" office:value-type="float" office:value="14784" calcext:value-type="float">
            <text:p>1478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4315" calcext:value-type="float">
            <text:p>4315</text:p>
          </table:table-cell>
          <table:table-cell table:formula="of:=SUM([.A424:.B424])" office:value-type="float" office:value="5619" calcext:value-type="float">
            <text:p>56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85" calcext:value-type="float">
            <text:p>1385</text:p>
          </table:table-cell>
          <table:table-cell table:formula="of:=SUM([.A425:.B425])" office:value-type="float" office:value="1398" calcext:value-type="float">
            <text:p>139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SUM([.A426:.B426])"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18242" calcext:value-type="float">
            <text:p>18242</text:p>
          </table:table-cell>
          <table:table-cell table:formula="of:=SUM([.A427:.B427])" office:value-type="float" office:value="21560" calcext:value-type="float">
            <text:p>2156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table:formula="of:=SUM([.A428:.B428])" office:value-type="float" office:value="369" calcext:value-type="float">
            <text:p>36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363" calcext:value-type="float">
            <text:p>15363</text:p>
          </table:table-cell>
          <table:table-cell table:formula="of:=SUM([.A429:.B429])" office:value-type="float" office:value="16463" calcext:value-type="float">
            <text:p>1646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19596" calcext:value-type="float">
            <text:p>19596</text:p>
          </table:table-cell>
          <table:table-cell table:formula="of:=SUM([.A430:.B430])" office:value-type="float" office:value="22419" calcext:value-type="float">
            <text:p>224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7206" calcext:value-type="float">
            <text:p>7206</text:p>
          </table:table-cell>
          <table:table-cell table:formula="of:=SUM([.A431:.B431])" office:value-type="float" office:value="8393" calcext:value-type="float">
            <text:p>839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313" calcext:value-type="float">
            <text:p>3313</text:p>
          </table:table-cell>
          <table:table-cell table:formula="of:=SUM([.A432:.B432])" office:value-type="float" office:value="3624" calcext:value-type="float">
            <text:p>362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433:.B433])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float" office:value="12221" calcext:value-type="float">
            <text:p>12221</text:p>
          </table:table-cell>
          <table:table-cell table:formula="of:=SUM([.A434:.B434])" office:value-type="float" office:value="18677" calcext:value-type="float">
            <text:p>1867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37" calcext:value-type="float">
            <text:p>1137</text:p>
          </table:table-cell>
          <table:table-cell table:formula="of:=SUM([.A435:.B435])" office:value-type="float" office:value="1373" calcext:value-type="float">
            <text:p>137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23285" calcext:value-type="float">
            <text:p>23285</text:p>
          </table:table-cell>
          <table:table-cell table:formula="of:=SUM([.A436:.B436])" office:value-type="float" office:value="25612" calcext:value-type="float">
            <text:p>256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28631" calcext:value-type="float">
            <text:p>28631</text:p>
          </table:table-cell>
          <table:table-cell table:formula="of:=SUM([.A437:.B437])" office:value-type="float" office:value="30689" calcext:value-type="float">
            <text:p>3068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7477" calcext:value-type="float">
            <text:p>7477</text:p>
          </table:table-cell>
          <table:table-cell table:formula="of:=SUM([.A438:.B438])" office:value-type="float" office:value="8929" calcext:value-type="float">
            <text:p>892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78" calcext:value-type="float">
            <text:p>2578</text:p>
          </table:table-cell>
          <table:table-cell table:formula="of:=SUM([.A439:.B439])" office:value-type="float" office:value="2602" calcext:value-type="float">
            <text:p>260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SUM([.A440:.B440])"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9369" calcext:value-type="float">
            <text:p>9369</text:p>
          </table:table-cell>
          <table:table-cell office:value-type="float" office:value="49505" calcext:value-type="float">
            <text:p>49505</text:p>
          </table:table-cell>
          <table:table-cell table:formula="of:=SUM([.A441:.B441])" office:value-type="float" office:value="58874" calcext:value-type="float">
            <text:p>5887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formula="of:=SUM([.A442:.B442])" office:value-type="float" office:value="166" calcext:value-type="float">
            <text:p>16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4422" calcext:value-type="float">
            <text:p>4422</text:p>
          </table:table-cell>
          <table:table-cell table:formula="of:=SUM([.A443:.B443])" office:value-type="float" office:value="6020" calcext:value-type="float">
            <text:p>60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195" calcext:value-type="float">
            <text:p>6195</text:p>
          </table:table-cell>
          <table:table-cell table:formula="of:=SUM([.A444:.B444])" office:value-type="float" office:value="7753" calcext:value-type="float">
            <text:p>775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96" calcext:value-type="float">
            <text:p>1496</text:p>
          </table:table-cell>
          <table:table-cell table:formula="of:=SUM([.A445:.B445])" office:value-type="float" office:value="2740" calcext:value-type="float">
            <text:p>274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86" calcext:value-type="float">
            <text:p>1986</text:p>
          </table:table-cell>
          <table:table-cell table:formula="of:=SUM([.A446:.B446])" office:value-type="float" office:value="2102" calcext:value-type="float">
            <text:p>210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SUM([.A447:.B447])" office:value-type="float" office:value="69" calcext:value-type="float">
            <text:p>6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float" office:value="9627" calcext:value-type="float">
            <text:p>9627</text:p>
          </table:table-cell>
          <table:table-cell table:formula="of:=SUM([.A448:.B448])" office:value-type="float" office:value="17953" calcext:value-type="float">
            <text:p>1795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60" calcext:value-type="float">
            <text:p>660</text:p>
          </table:table-cell>
          <table:table-cell table:formula="of:=SUM([.A449:.B449])" office:value-type="float" office:value="971" calcext:value-type="float">
            <text:p>97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1863" calcext:value-type="float">
            <text:p>21863</text:p>
          </table:table-cell>
          <table:table-cell table:formula="of:=SUM([.A450:.B450])" office:value-type="float" office:value="23038" calcext:value-type="float">
            <text:p>2303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35026" calcext:value-type="float">
            <text:p>35026</text:p>
          </table:table-cell>
          <table:table-cell table:formula="of:=SUM([.A451:.B451])" office:value-type="float" office:value="36517" calcext:value-type="float">
            <text:p>3651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639" calcext:value-type="float">
            <text:p>6639</text:p>
          </table:table-cell>
          <table:table-cell table:formula="of:=SUM([.A452:.B452])" office:value-type="float" office:value="7729" calcext:value-type="float">
            <text:p>772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15" calcext:value-type="float">
            <text:p>4115</text:p>
          </table:table-cell>
          <table:table-cell table:formula="of:=SUM([.A453:.B453])" office:value-type="float" office:value="4122" calcext:value-type="float">
            <text:p>412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SUM([.A454:.B454])" office:value-type="float" office:value="43" calcext:value-type="float">
            <text:p>4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float" office:value="56025" calcext:value-type="float">
            <text:p>56025</text:p>
          </table:table-cell>
          <table:table-cell table:formula="of:=SUM([.A455:.B455])" office:value-type="float" office:value="61281" calcext:value-type="float">
            <text:p>6128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formula="of:=SUM([.A456:.B456])" office:value-type="float" office:value="187" calcext:value-type="float">
            <text:p>18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19926" calcext:value-type="float">
            <text:p>19926</text:p>
          </table:table-cell>
          <table:table-cell table:formula="of:=SUM([.A457:.B457])" office:value-type="float" office:value="23363" calcext:value-type="float">
            <text:p>2336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1284" calcext:value-type="float">
            <text:p>21284</text:p>
          </table:table-cell>
          <table:table-cell table:formula="of:=SUM([.A458:.B458])" office:value-type="float" office:value="23864" calcext:value-type="float">
            <text:p>2386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7069" calcext:value-type="float">
            <text:p>7069</text:p>
          </table:table-cell>
          <table:table-cell table:formula="of:=SUM([.A459:.B459])" office:value-type="float" office:value="8482" calcext:value-type="float">
            <text:p>848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19" calcext:value-type="float">
            <text:p>2519</text:p>
          </table:table-cell>
          <table:table-cell table:formula="of:=SUM([.A460:.B460])" office:value-type="float" office:value="2535" calcext:value-type="float">
            <text:p>253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53" calcext:value-type="float">
            <text:p>453</text:p>
          </table:table-cell>
          <table:table-cell table:formula="of:=SUM([.A461:.B461])" office:value-type="float" office:value="564" calcext:value-type="float">
            <text:p>56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23848" calcext:value-type="float">
            <text:p>23848</text:p>
          </table:table-cell>
          <table:table-cell table:formula="of:=SUM([.A462:.B462])" office:value-type="float" office:value="27602" calcext:value-type="float">
            <text:p>2760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SUM([.A463:.B463])" office:value-type="float" office:value="130" calcext:value-type="float">
            <text:p>13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6876" calcext:value-type="float">
            <text:p>16876</text:p>
          </table:table-cell>
          <table:table-cell table:formula="of:=SUM([.A464:.B464])" office:value-type="float" office:value="18838" calcext:value-type="float">
            <text:p>1883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5770" calcext:value-type="float">
            <text:p>15770</text:p>
          </table:table-cell>
          <table:table-cell table:formula="of:=SUM([.A465:.B465])" office:value-type="float" office:value="17352" calcext:value-type="float">
            <text:p>1735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526" calcext:value-type="float">
            <text:p>5526</text:p>
          </table:table-cell>
          <table:table-cell table:formula="of:=SUM([.A466:.B466])" office:value-type="float" office:value="6429" calcext:value-type="float">
            <text:p>642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table:formula="of:=SUM([.A467:.B467])" office:value-type="float" office:value="1497" calcext:value-type="float">
            <text:p>149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A468:.B468])"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26541" calcext:value-type="float">
            <text:p>26541</text:p>
          </table:table-cell>
          <table:table-cell table:formula="of:=SUM([.A469:.B469])" office:value-type="float" office:value="31732" calcext:value-type="float">
            <text:p>317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table:formula="of:=SUM([.A470:.B470])" office:value-type="float" office:value="303" calcext:value-type="float">
            <text:p>30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10345" calcext:value-type="float">
            <text:p>10345</text:p>
          </table:table-cell>
          <table:table-cell table:formula="of:=SUM([.A471:.B471])" office:value-type="float" office:value="12607" calcext:value-type="float">
            <text:p>1260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14307" calcext:value-type="float">
            <text:p>14307</text:p>
          </table:table-cell>
          <table:table-cell table:formula="of:=SUM([.A472:.B472])" office:value-type="float" office:value="17144" calcext:value-type="float">
            <text:p>1714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3858" calcext:value-type="float">
            <text:p>3858</text:p>
          </table:table-cell>
          <table:table-cell table:formula="of:=SUM([.A473:.B473])" office:value-type="float" office:value="5131" calcext:value-type="float">
            <text:p>513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825" calcext:value-type="float">
            <text:p>1825</text:p>
          </table:table-cell>
          <table:table-cell table:formula="of:=SUM([.A474:.B474])" office:value-type="float" office:value="2248" calcext:value-type="float">
            <text:p>224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table:formula="of:=SUM([.A475:.B475])" office:value-type="float" office:value="387" calcext:value-type="float">
            <text:p>38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15699" calcext:value-type="float">
            <text:p>15699</text:p>
          </table:table-cell>
          <table:table-cell table:formula="of:=SUM([.A476:.B476])" office:value-type="float" office:value="18843" calcext:value-type="float">
            <text:p>1884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table:formula="of:=SUM([.A477:.B477])" office:value-type="float" office:value="188" calcext:value-type="float">
            <text:p>18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28249" calcext:value-type="float">
            <text:p>28249</text:p>
          </table:table-cell>
          <table:table-cell table:formula="of:=SUM([.A478:.B478])" office:value-type="float" office:value="31716" calcext:value-type="float">
            <text:p>3171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27913" calcext:value-type="float">
            <text:p>27913</text:p>
          </table:table-cell>
          <table:table-cell table:formula="of:=SUM([.A479:.B479])" office:value-type="float" office:value="30938" calcext:value-type="float">
            <text:p>3093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8916" calcext:value-type="float">
            <text:p>8916</text:p>
          </table:table-cell>
          <table:table-cell table:formula="of:=SUM([.A480:.B480])" office:value-type="float" office:value="10438" calcext:value-type="float">
            <text:p>1043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49" calcext:value-type="float">
            <text:p>3849</text:p>
          </table:table-cell>
          <table:table-cell table:formula="of:=SUM([.A481:.B481])" office:value-type="float" office:value="3889" calcext:value-type="float">
            <text:p>388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482:.B482])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1043" calcext:value-type="float">
            <text:p>11043</text:p>
          </table:table-cell>
          <table:table-cell office:value-type="float" office:value="41589" calcext:value-type="float">
            <text:p>41589</text:p>
          </table:table-cell>
          <table:table-cell table:formula="of:=SUM([.A483:.B483])" office:value-type="float" office:value="52632" calcext:value-type="float">
            <text:p>526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table:formula="of:=SUM([.A484:.B484])" office:value-type="float" office:value="242" calcext:value-type="float">
            <text:p>24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821" calcext:value-type="float">
            <text:p>14821</text:p>
          </table:table-cell>
          <table:table-cell table:formula="of:=SUM([.A485:.B485])" office:value-type="float" office:value="15223" calcext:value-type="float">
            <text:p>1522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0188" calcext:value-type="float">
            <text:p>50188</text:p>
          </table:table-cell>
          <table:table-cell table:formula="of:=SUM([.A486:.B486])" office:value-type="float" office:value="50269" calcext:value-type="float">
            <text:p>5026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487:.B487])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52" calcext:value-type="float">
            <text:p>5652</text:p>
          </table:table-cell>
          <table:table-cell table:formula="of:=SUM([.A488:.B488])" office:value-type="float" office:value="5652" calcext:value-type="float">
            <text:p>565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967" calcext:value-type="float">
            <text:p>3967</text:p>
          </table:table-cell>
          <table:table-cell table:formula="of:=SUM([.A489:.B489])" office:value-type="float" office:value="4119" calcext:value-type="float">
            <text:p>41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80" calcext:value-type="float">
            <text:p>7280</text:p>
          </table:table-cell>
          <table:table-cell table:formula="of:=SUM([.A490:.B490])" office:value-type="float" office:value="7286" calcext:value-type="float">
            <text:p>728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SUM([.A491:.B491])" office:value-type="float" office:value="861" calcext:value-type="float">
            <text:p>86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56" calcext:value-type="float">
            <text:p>3456</text:p>
          </table:table-cell>
          <table:table-cell table:formula="of:=SUM([.A492:.B492])" office:value-type="float" office:value="3487" calcext:value-type="float">
            <text:p>348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08" calcext:value-type="float">
            <text:p>14408</text:p>
          </table:table-cell>
          <table:table-cell table:formula="of:=SUM([.A493:.B493])" office:value-type="float" office:value="14408" calcext:value-type="float">
            <text:p>1440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494:.B494])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43" calcext:value-type="float">
            <text:p>3543</text:p>
          </table:table-cell>
          <table:table-cell table:formula="of:=SUM([.A495:.B495])" office:value-type="float" office:value="3543" calcext:value-type="float">
            <text:p>354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561" calcext:value-type="float">
            <text:p>6561</text:p>
          </table:table-cell>
          <table:table-cell table:formula="of:=SUM([.A496:.B496])" office:value-type="float" office:value="6642" calcext:value-type="float">
            <text:p>664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 table:formula="of:=SUM([.A497:.B497])" office:value-type="float" office:value="2220" calcext:value-type="float">
            <text:p>22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A498:.B498])" office:value-type="float" office:value="491" calcext:value-type="float">
            <text:p>49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8198" calcext:value-type="float">
            <text:p>18198</text:p>
          </table:table-cell>
          <table:table-cell table:formula="of:=SUM([.A499:.B499])" office:value-type="float" office:value="19963" calcext:value-type="float">
            <text:p>1996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float" office:value="20886" calcext:value-type="float">
            <text:p>20886</text:p>
          </table:table-cell>
          <table:table-cell table:formula="of:=SUM([.A500:.B500])" office:value-type="float" office:value="25809" calcext:value-type="float">
            <text:p>2580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7152" calcext:value-type="float">
            <text:p>7152</text:p>
          </table:table-cell>
          <table:table-cell table:formula="of:=SUM([.A501:.B501])" office:value-type="float" office:value="8773" calcext:value-type="float">
            <text:p>877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3599" calcext:value-type="float">
            <text:p>3599</text:p>
          </table:table-cell>
          <table:table-cell table:formula="of:=SUM([.A502:.B502])" office:value-type="float" office:value="5921" calcext:value-type="float">
            <text:p>592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7" calcext:value-type="float">
            <text:p>87</text:p>
          </table:table-cell>
          <table:table-cell table:formula="of:=SUM([.A503:.B503])" office:value-type="float" office:value="241" calcext:value-type="float">
            <text:p>24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0486" calcext:value-type="float">
            <text:p>30486</text:p>
          </table:table-cell>
          <table:table-cell office:value-type="float" office:value="26110" calcext:value-type="float">
            <text:p>26110</text:p>
          </table:table-cell>
          <table:table-cell table:formula="of:=SUM([.A504:.B504])" office:value-type="float" office:value="56596" calcext:value-type="float">
            <text:p>5659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80" calcext:value-type="float">
            <text:p>1880</text:p>
          </table:table-cell>
          <table:table-cell table:formula="of:=SUM([.A505:.B505])" office:value-type="float" office:value="2020" calcext:value-type="float">
            <text:p>20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11720" calcext:value-type="float">
            <text:p>11720</text:p>
          </table:table-cell>
          <table:table-cell table:formula="of:=SUM([.A506:.B506])" office:value-type="float" office:value="13919" calcext:value-type="float">
            <text:p>139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12576" calcext:value-type="float">
            <text:p>12576</text:p>
          </table:table-cell>
          <table:table-cell table:formula="of:=SUM([.A507:.B507])" office:value-type="float" office:value="15592" calcext:value-type="float">
            <text:p>1559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5300" calcext:value-type="float">
            <text:p>5300</text:p>
          </table:table-cell>
          <table:table-cell table:formula="of:=SUM([.A508:.B508])" office:value-type="float" office:value="7691" calcext:value-type="float">
            <text:p>769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45" calcext:value-type="float">
            <text:p>1045</text:p>
          </table:table-cell>
          <table:table-cell table:formula="of:=SUM([.A509:.B509])" office:value-type="float" office:value="1154" calcext:value-type="float">
            <text:p>115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4" calcext:value-type="float">
            <text:p>34</text:p>
          </table:table-cell>
          <table:table-cell table:formula="of:=SUM([.A510:.B510])" office:value-type="float" office:value="397" calcext:value-type="float">
            <text:p>39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322" calcext:value-type="float">
            <text:p>7322</text:p>
          </table:table-cell>
          <table:table-cell office:value-type="float" office:value="9783" calcext:value-type="float">
            <text:p>9783</text:p>
          </table:table-cell>
          <table:table-cell table:formula="of:=SUM([.A511:.B511])" office:value-type="float" office:value="17105" calcext:value-type="float">
            <text:p>1710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1" calcext:value-type="float">
            <text:p>141</text:p>
          </table:table-cell>
          <table:table-cell table:formula="of:=SUM([.A512:.B512])" office:value-type="float" office:value="158" calcext:value-type="float">
            <text:p>15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8373" calcext:value-type="float">
            <text:p>8373</text:p>
          </table:table-cell>
          <table:table-cell table:formula="of:=SUM([.A513:.B513])" office:value-type="float" office:value="11358" calcext:value-type="float">
            <text:p>1135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10307" calcext:value-type="float">
            <text:p>10307</text:p>
          </table:table-cell>
          <table:table-cell table:formula="of:=SUM([.A514:.B514])" office:value-type="float" office:value="13501" calcext:value-type="float">
            <text:p>1350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831" calcext:value-type="float">
            <text:p>2831</text:p>
          </table:table-cell>
          <table:table-cell table:formula="of:=SUM([.A515:.B515])" office:value-type="float" office:value="4741" calcext:value-type="float">
            <text:p>474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formula="of:=SUM([.A516:.B516])" office:value-type="float" office:value="79" calcext:value-type="float">
            <text:p>7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517:.B517])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919" calcext:value-type="float">
            <text:p>7919</text:p>
          </table:table-cell>
          <table:table-cell office:value-type="float" office:value="27652" calcext:value-type="float">
            <text:p>27652</text:p>
          </table:table-cell>
          <table:table-cell table:formula="of:=SUM([.A518:.B518])" office:value-type="float" office:value="35571" calcext:value-type="float">
            <text:p>3557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7" calcext:value-type="float">
            <text:p>557</text:p>
          </table:table-cell>
          <table:table-cell table:formula="of:=SUM([.A519:.B519])" office:value-type="float" office:value="618" calcext:value-type="float">
            <text:p>61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7413" calcext:value-type="float">
            <text:p>7413</text:p>
          </table:table-cell>
          <table:table-cell table:formula="of:=SUM([.A520:.B520])" office:value-type="float" office:value="11315" calcext:value-type="float">
            <text:p>1131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15068" calcext:value-type="float">
            <text:p>15068</text:p>
          </table:table-cell>
          <table:table-cell table:formula="of:=SUM([.A521:.B521])" office:value-type="float" office:value="17945" calcext:value-type="float">
            <text:p>1794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526" calcext:value-type="float">
            <text:p>2526</text:p>
          </table:table-cell>
          <table:table-cell table:formula="of:=SUM([.A522:.B522])" office:value-type="float" office:value="4066" calcext:value-type="float">
            <text:p>406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41" calcext:value-type="float">
            <text:p>3541</text:p>
          </table:table-cell>
          <table:table-cell table:formula="of:=SUM([.A523:.B523])" office:value-type="float" office:value="3561" calcext:value-type="float">
            <text:p>356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SUM([.A524:.B524])" office:value-type="float" office:value="17" calcext:value-type="float">
            <text:p>1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float" office:value="31238" calcext:value-type="float">
            <text:p>31238</text:p>
          </table:table-cell>
          <table:table-cell table:formula="of:=SUM([.A525:.B525])" office:value-type="float" office:value="37452" calcext:value-type="float">
            <text:p>3745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formula="of:=SUM([.A526:.B526])" office:value-type="float" office:value="261" calcext:value-type="float">
            <text:p>26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1158" calcext:value-type="float">
            <text:p>11158</text:p>
          </table:table-cell>
          <table:table-cell table:formula="of:=SUM([.A527:.B527])" office:value-type="float" office:value="12033" calcext:value-type="float">
            <text:p>120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4050" calcext:value-type="float">
            <text:p>24050</text:p>
          </table:table-cell>
          <table:table-cell table:formula="of:=SUM([.A528:.B528])" office:value-type="float" office:value="25190" calcext:value-type="float">
            <text:p>2519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414" calcext:value-type="float">
            <text:p>5414</text:p>
          </table:table-cell>
          <table:table-cell table:formula="of:=SUM([.A529:.B529])" office:value-type="float" office:value="5932" calcext:value-type="float">
            <text:p>59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261" calcext:value-type="float">
            <text:p>7261</text:p>
          </table:table-cell>
          <table:table-cell table:formula="of:=SUM([.A530:.B530])" office:value-type="float" office:value="7343" calcext:value-type="float">
            <text:p>73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SUM([.A531:.B531])" office:value-type="float" office:value="80" calcext:value-type="float">
            <text:p>8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1979" calcext:value-type="float">
            <text:p>21979</text:p>
          </table:table-cell>
          <table:table-cell office:value-type="float" office:value="32407" calcext:value-type="float">
            <text:p>32407</text:p>
          </table:table-cell>
          <table:table-cell table:formula="of:=SUM([.A532:.B532])" office:value-type="float" office:value="54386" calcext:value-type="float">
            <text:p>5438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81" calcext:value-type="float">
            <text:p>1581</text:p>
          </table:table-cell>
          <table:table-cell table:formula="of:=SUM([.A533:.B533])" office:value-type="float" office:value="1630" calcext:value-type="float">
            <text:p>16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625" calcext:value-type="float">
            <text:p>19625</text:p>
          </table:table-cell>
          <table:table-cell table:formula="of:=SUM([.A534:.B534])" office:value-type="float" office:value="20117" calcext:value-type="float">
            <text:p>2011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0880" calcext:value-type="float">
            <text:p>20880</text:p>
          </table:table-cell>
          <table:table-cell table:formula="of:=SUM([.A535:.B535])" office:value-type="float" office:value="21620" calcext:value-type="float">
            <text:p>216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809" calcext:value-type="float">
            <text:p>7809</text:p>
          </table:table-cell>
          <table:table-cell table:formula="of:=SUM([.A536:.B536])" office:value-type="float" office:value="8207" calcext:value-type="float">
            <text:p>82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70" calcext:value-type="float">
            <text:p>2870</text:p>
          </table:table-cell>
          <table:table-cell table:formula="of:=SUM([.A537:.B537])" office:value-type="float" office:value="2879" calcext:value-type="float">
            <text:p>28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538:.B538])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float" office:value="25048" calcext:value-type="float">
            <text:p>25048</text:p>
          </table:table-cell>
          <table:table-cell table:formula="of:=SUM([.A539:.B539])" office:value-type="float" office:value="30780" calcext:value-type="float">
            <text:p>3078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formula="of:=SUM([.A540:.B540])" office:value-type="float" office:value="235" calcext:value-type="float">
            <text:p>2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5947" calcext:value-type="float">
            <text:p>15947</text:p>
          </table:table-cell>
          <table:table-cell table:formula="of:=SUM([.A541:.B541])" office:value-type="float" office:value="16608" calcext:value-type="float">
            <text:p>1660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8990" calcext:value-type="float">
            <text:p>18990</text:p>
          </table:table-cell>
          <table:table-cell table:formula="of:=SUM([.A542:.B542])" office:value-type="float" office:value="20627" calcext:value-type="float">
            <text:p>206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635" calcext:value-type="float">
            <text:p>5635</text:p>
          </table:table-cell>
          <table:table-cell table:formula="of:=SUM([.A543:.B543])" office:value-type="float" office:value="5885" calcext:value-type="float">
            <text:p>588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152" calcext:value-type="float">
            <text:p>4152</text:p>
          </table:table-cell>
          <table:table-cell table:formula="of:=SUM([.A544:.B544])" office:value-type="float" office:value="4433" calcext:value-type="float">
            <text:p>44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98" calcext:value-type="float">
            <text:p>298</text:p>
          </table:table-cell>
          <table:table-cell table:formula="of:=SUM([.A545:.B545])" office:value-type="float" office:value="438" calcext:value-type="float">
            <text:p>4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9582" calcext:value-type="float">
            <text:p>9582</text:p>
          </table:table-cell>
          <table:table-cell table:formula="of:=SUM([.A546:.B546])" office:value-type="float" office:value="10884" calcext:value-type="float">
            <text:p>1088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65" calcext:value-type="float">
            <text:p>765</text:p>
          </table:table-cell>
          <table:table-cell table:formula="of:=SUM([.A547:.B547])" office:value-type="float" office:value="810" calcext:value-type="float">
            <text:p>8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1221" calcext:value-type="float">
            <text:p>31221</text:p>
          </table:table-cell>
          <table:table-cell table:formula="of:=SUM([.A548:.B548])" office:value-type="float" office:value="31598" calcext:value-type="float">
            <text:p>3159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8863" calcext:value-type="float">
            <text:p>28863</text:p>
          </table:table-cell>
          <table:table-cell table:formula="of:=SUM([.A549:.B549])" office:value-type="float" office:value="29066" calcext:value-type="float">
            <text:p>290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6495" calcext:value-type="float">
            <text:p>16495</text:p>
          </table:table-cell>
          <table:table-cell table:formula="of:=SUM([.A550:.B550])" office:value-type="float" office:value="16778" calcext:value-type="float">
            <text:p>1677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56" calcext:value-type="float">
            <text:p>4156</text:p>
          </table:table-cell>
          <table:table-cell table:formula="of:=SUM([.A551:.B551])" office:value-type="float" office:value="4175" calcext:value-type="float">
            <text:p>41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SUM([.A552:.B552])"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9595" calcext:value-type="float">
            <text:p>29595</text:p>
          </table:table-cell>
          <table:table-cell table:formula="of:=SUM([.A553:.B553])" office:value-type="float" office:value="29973" calcext:value-type="float">
            <text:p>2997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table:formula="of:=SUM([.A554:.B554])" office:value-type="float" office:value="647" calcext:value-type="float">
            <text:p>6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5950" calcext:value-type="float">
            <text:p>25950</text:p>
          </table:table-cell>
          <table:table-cell table:formula="of:=SUM([.A555:.B555])" office:value-type="float" office:value="26364" calcext:value-type="float">
            <text:p>263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5762" calcext:value-type="float">
            <text:p>25762</text:p>
          </table:table-cell>
          <table:table-cell table:formula="of:=SUM([.A556:.B556])" office:value-type="float" office:value="26353" calcext:value-type="float">
            <text:p>263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783" calcext:value-type="float">
            <text:p>9783</text:p>
          </table:table-cell>
          <table:table-cell table:formula="of:=SUM([.A557:.B557])" office:value-type="float" office:value="10098" calcext:value-type="float">
            <text:p>1009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table:formula="of:=SUM([.A558:.B558])" office:value-type="float" office:value="2021" calcext:value-type="float">
            <text:p>202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SUM([.A559:.B559])" office:value-type="float" office:value="75" calcext:value-type="float">
            <text:p>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4696" calcext:value-type="float">
            <text:p>34696</text:p>
          </table:table-cell>
          <table:table-cell table:formula="of:=SUM([.A560:.B560])" office:value-type="float" office:value="36484" calcext:value-type="float">
            <text:p>3648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table:formula="of:=SUM([.A561:.B561])" office:value-type="float" office:value="353" calcext:value-type="float">
            <text:p>3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5971" calcext:value-type="float">
            <text:p>25971</text:p>
          </table:table-cell>
          <table:table-cell table:formula="of:=SUM([.A562:.B562])" office:value-type="float" office:value="26729" calcext:value-type="float">
            <text:p>2672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8329" calcext:value-type="float">
            <text:p>28329</text:p>
          </table:table-cell>
          <table:table-cell table:formula="of:=SUM([.A563:.B563])" office:value-type="float" office:value="29124" calcext:value-type="float">
            <text:p>291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2285" calcext:value-type="float">
            <text:p>12285</text:p>
          </table:table-cell>
          <table:table-cell table:formula="of:=SUM([.A564:.B564])" office:value-type="float" office:value="12749" calcext:value-type="float">
            <text:p>127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3" calcext:value-type="float">
            <text:p>2033</text:p>
          </table:table-cell>
          <table:table-cell table:formula="of:=SUM([.A565:.B565])" office:value-type="float" office:value="2034" calcext:value-type="float">
            <text:p>20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UM([.A566:.B566])"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28789" calcext:value-type="float">
            <text:p>28789</text:p>
          </table:table-cell>
          <table:table-cell table:formula="of:=SUM([.A567:.B567])" office:value-type="float" office:value="32725" calcext:value-type="float">
            <text:p>327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table:formula="of:=SUM([.A568:.B568])" office:value-type="float" office:value="646" calcext:value-type="float">
            <text:p>6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45" calcext:value-type="float">
            <text:p>4445</text:p>
          </table:table-cell>
          <table:table-cell table:formula="of:=SUM([.A569:.B569])" office:value-type="float" office:value="4891" calcext:value-type="float">
            <text:p>48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384" calcext:value-type="float">
            <text:p>11384</text:p>
          </table:table-cell>
          <table:table-cell table:formula="of:=SUM([.A570:.B570])" office:value-type="float" office:value="11897" calcext:value-type="float">
            <text:p>118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920" calcext:value-type="float">
            <text:p>1920</text:p>
          </table:table-cell>
          <table:table-cell table:formula="of:=SUM([.A571:.B571])" office:value-type="float" office:value="2217" calcext:value-type="float">
            <text:p>221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31" calcext:value-type="float">
            <text:p>2231</text:p>
          </table:table-cell>
          <table:table-cell table:formula="of:=SUM([.A572:.B572])" office:value-type="float" office:value="2231" calcext:value-type="float">
            <text:p>22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A573:.B573])"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2500" calcext:value-type="float">
            <text:p>22500</text:p>
          </table:table-cell>
          <table:table-cell table:formula="of:=SUM([.A574:.B574])" office:value-type="float" office:value="23636" calcext:value-type="float">
            <text:p>2363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93" calcext:value-type="float">
            <text:p>1293</text:p>
          </table:table-cell>
          <table:table-cell table:formula="of:=SUM([.A575:.B575])" office:value-type="float" office:value="1355" calcext:value-type="float">
            <text:p>13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831" calcext:value-type="float">
            <text:p>10831</text:p>
          </table:table-cell>
          <table:table-cell table:formula="of:=SUM([.A576:.B576])" office:value-type="float" office:value="11372" calcext:value-type="float">
            <text:p>1137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310" calcext:value-type="float">
            <text:p>11310</text:p>
          </table:table-cell>
          <table:table-cell table:formula="of:=SUM([.A577:.B577])" office:value-type="float" office:value="11622" calcext:value-type="float">
            <text:p>116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542" calcext:value-type="float">
            <text:p>4542</text:p>
          </table:table-cell>
          <table:table-cell table:formula="of:=SUM([.A578:.B578])" office:value-type="float" office:value="4862" calcext:value-type="float">
            <text:p>486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table:formula="of:=SUM([.A579:.B579])" office:value-type="float" office:value="1469" calcext:value-type="float">
            <text:p>146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580:.B580])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8549" calcext:value-type="float">
            <text:p>18549</text:p>
          </table:table-cell>
          <table:table-cell table:formula="of:=SUM([.A581:.B581])" office:value-type="float" office:value="19096" calcext:value-type="float">
            <text:p>1909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SUM([.A582:.B582])" office:value-type="float" office:value="500" calcext:value-type="float">
            <text:p>5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3014" calcext:value-type="float">
            <text:p>13014</text:p>
          </table:table-cell>
          <table:table-cell table:formula="of:=SUM([.A583:.B583])" office:value-type="float" office:value="14778" calcext:value-type="float">
            <text:p>1477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17263" calcext:value-type="float">
            <text:p>17263</text:p>
          </table:table-cell>
          <table:table-cell table:formula="of:=SUM([.A584:.B584])" office:value-type="float" office:value="19647" calcext:value-type="float">
            <text:p>196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175" calcext:value-type="float">
            <text:p>6175</text:p>
          </table:table-cell>
          <table:table-cell table:formula="of:=SUM([.A585:.B585])" office:value-type="float" office:value="7273" calcext:value-type="float">
            <text:p>727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10" calcext:value-type="float">
            <text:p>2510</text:p>
          </table:table-cell>
          <table:table-cell table:formula="of:=SUM([.A586:.B586])" office:value-type="float" office:value="2558" calcext:value-type="float">
            <text:p>25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SUM([.A587:.B587])" office:value-type="float" office:value="28" calcext:value-type="float">
            <text:p>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float" office:value="14947" calcext:value-type="float">
            <text:p>14947</text:p>
          </table:table-cell>
          <table:table-cell table:formula="of:=SUM([.A588:.B588])" office:value-type="float" office:value="22712" calcext:value-type="float">
            <text:p>227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93" calcext:value-type="float">
            <text:p>1193</text:p>
          </table:table-cell>
          <table:table-cell table:formula="of:=SUM([.A589:.B589])" office:value-type="float" office:value="1206" calcext:value-type="float">
            <text:p>120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8277" calcext:value-type="float">
            <text:p>8277</text:p>
          </table:table-cell>
          <table:table-cell table:formula="of:=SUM([.A590:.B590])" office:value-type="float" office:value="9463" calcext:value-type="float">
            <text:p>94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2726" calcext:value-type="float">
            <text:p>12726</text:p>
          </table:table-cell>
          <table:table-cell table:formula="of:=SUM([.A591:.B591])" office:value-type="float" office:value="13767" calcext:value-type="float">
            <text:p>137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926" calcext:value-type="float">
            <text:p>3926</text:p>
          </table:table-cell>
          <table:table-cell table:formula="of:=SUM([.A592:.B592])" office:value-type="float" office:value="4648" calcext:value-type="float">
            <text:p>46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 table:formula="of:=SUM([.A593:.B593])" office:value-type="float" office:value="1334" calcext:value-type="float">
            <text:p>13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A594:.B594])"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0110" calcext:value-type="float">
            <text:p>30110</text:p>
          </table:table-cell>
          <table:table-cell table:formula="of:=SUM([.A595:.B595])" office:value-type="float" office:value="30776" calcext:value-type="float">
            <text:p>3077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formula="of:=SUM([.A596:.B596])" office:value-type="float" office:value="467" calcext:value-type="float">
            <text:p>4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14" calcext:value-type="float">
            <text:p>11814</text:p>
          </table:table-cell>
          <table:table-cell table:formula="of:=SUM([.A597:.B597])" office:value-type="float" office:value="11931" calcext:value-type="float">
            <text:p>119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332" calcext:value-type="float">
            <text:p>14332</text:p>
          </table:table-cell>
          <table:table-cell table:formula="of:=SUM([.A598:.B598])" office:value-type="float" office:value="14430" calcext:value-type="float">
            <text:p>144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161" calcext:value-type="float">
            <text:p>5161</text:p>
          </table:table-cell>
          <table:table-cell table:formula="of:=SUM([.A599:.B599])" office:value-type="float" office:value="5258" calcext:value-type="float">
            <text:p>52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9" calcext:value-type="float">
            <text:p>1509</text:p>
          </table:table-cell>
          <table:table-cell table:formula="of:=SUM([.A600:.B600])" office:value-type="float" office:value="1510" calcext:value-type="float">
            <text:p>15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SUM([.A601:.B601])"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2201" calcext:value-type="float">
            <text:p>22201</text:p>
          </table:table-cell>
          <table:table-cell table:formula="of:=SUM([.A602:.B602])" office:value-type="float" office:value="22968" calcext:value-type="float">
            <text:p>2296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table:formula="of:=SUM([.A603:.B603])" office:value-type="float" office:value="394" calcext:value-type="float">
            <text:p>3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133" calcext:value-type="float">
            <text:p>13133</text:p>
          </table:table-cell>
          <table:table-cell table:formula="of:=SUM([.A604:.B604])" office:value-type="float" office:value="13234" calcext:value-type="float">
            <text:p>132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5571" calcext:value-type="float">
            <text:p>15571</text:p>
          </table:table-cell>
          <table:table-cell table:formula="of:=SUM([.A605:.B605])" office:value-type="float" office:value="15959" calcext:value-type="float">
            <text:p>159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110" calcext:value-type="float">
            <text:p>7110</text:p>
          </table:table-cell>
          <table:table-cell table:formula="of:=SUM([.A606:.B606])" office:value-type="float" office:value="7228" calcext:value-type="float">
            <text:p>72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44" calcext:value-type="float">
            <text:p>2244</text:p>
          </table:table-cell>
          <table:table-cell table:formula="of:=SUM([.A607:.B607])" office:value-type="float" office:value="2322" calcext:value-type="float">
            <text:p>23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SUM([.A608:.B608])" office:value-type="float" office:value="13" calcext:value-type="float">
            <text:p>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4504" calcext:value-type="float">
            <text:p>14504</text:p>
          </table:table-cell>
          <table:table-cell table:formula="of:=SUM([.A609:.B609])" office:value-type="float" office:value="16077" calcext:value-type="float">
            <text:p>1607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40" calcext:value-type="float">
            <text:p>1140</text:p>
          </table:table-cell>
          <table:table-cell table:formula="of:=SUM([.A610:.B610])" office:value-type="float" office:value="1276" calcext:value-type="float">
            <text:p>127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4187" calcext:value-type="float">
            <text:p>24187</text:p>
          </table:table-cell>
          <table:table-cell table:formula="of:=SUM([.A611:.B611])" office:value-type="float" office:value="24918" calcext:value-type="float">
            <text:p>249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9565" calcext:value-type="float">
            <text:p>29565</text:p>
          </table:table-cell>
          <table:table-cell table:formula="of:=SUM([.A612:.B612])" office:value-type="float" office:value="29969" calcext:value-type="float">
            <text:p>2996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091" calcext:value-type="float">
            <text:p>8091</text:p>
          </table:table-cell>
          <table:table-cell table:formula="of:=SUM([.A613:.B613])" office:value-type="float" office:value="8445" calcext:value-type="float">
            <text:p>84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13" calcext:value-type="float">
            <text:p>2613</text:p>
          </table:table-cell>
          <table:table-cell table:formula="of:=SUM([.A614:.B614])" office:value-type="float" office:value="2613" calcext:value-type="float">
            <text:p>26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SUM([.A615:.B615])"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53986" calcext:value-type="float">
            <text:p>53986</text:p>
          </table:table-cell>
          <table:table-cell table:formula="of:=SUM([.A616:.B616])" office:value-type="float" office:value="57052" calcext:value-type="float">
            <text:p>5705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SUM([.A617:.B617])" office:value-type="float" office:value="169" calcext:value-type="float">
            <text:p>16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322" calcext:value-type="float">
            <text:p>3322</text:p>
          </table:table-cell>
          <table:table-cell table:formula="of:=SUM([.A618:.B618])" office:value-type="float" office:value="3607" calcext:value-type="float">
            <text:p>36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881" calcext:value-type="float">
            <text:p>7881</text:p>
          </table:table-cell>
          <table:table-cell table:formula="of:=SUM([.A619:.B619])" office:value-type="float" office:value="8192" calcext:value-type="float">
            <text:p>819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801" calcext:value-type="float">
            <text:p>1801</text:p>
          </table:table-cell>
          <table:table-cell table:formula="of:=SUM([.A620:.B620])" office:value-type="float" office:value="1934" calcext:value-type="float">
            <text:p>19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06" calcext:value-type="float">
            <text:p>2306</text:p>
          </table:table-cell>
          <table:table-cell table:formula="of:=SUM([.A621:.B621])" office:value-type="float" office:value="2319" calcext:value-type="float">
            <text:p>23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SUM([.A622:.B622])" office:value-type="float" office:value="43" calcext:value-type="float">
            <text:p>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10895" calcext:value-type="float">
            <text:p>10895</text:p>
          </table:table-cell>
          <table:table-cell table:formula="of:=SUM([.A623:.B623])" office:value-type="float" office:value="14494" calcext:value-type="float">
            <text:p>144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20" calcext:value-type="float">
            <text:p>1720</text:p>
          </table:table-cell>
          <table:table-cell table:formula="of:=SUM([.A624:.B624])" office:value-type="float" office:value="1865" calcext:value-type="float">
            <text:p>18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881" calcext:value-type="float">
            <text:p>21881</text:p>
          </table:table-cell>
          <table:table-cell table:formula="of:=SUM([.A625:.B625])" office:value-type="float" office:value="21935" calcext:value-type="float">
            <text:p>219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3978" calcext:value-type="float">
            <text:p>33978</text:p>
          </table:table-cell>
          <table:table-cell table:formula="of:=SUM([.A626:.B626])" office:value-type="float" office:value="34073" calcext:value-type="float">
            <text:p>3407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253" calcext:value-type="float">
            <text:p>7253</text:p>
          </table:table-cell>
          <table:table-cell table:formula="of:=SUM([.A627:.B627])" office:value-type="float" office:value="7312" calcext:value-type="float">
            <text:p>73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34" calcext:value-type="float">
            <text:p>3834</text:p>
          </table:table-cell>
          <table:table-cell table:formula="of:=SUM([.A628:.B628])" office:value-type="float" office:value="3834" calcext:value-type="float">
            <text:p>3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SUM([.A629:.B629])" office:value-type="float" office:value="23" calcext:value-type="float">
            <text:p>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58497" calcext:value-type="float">
            <text:p>58497</text:p>
          </table:table-cell>
          <table:table-cell table:formula="of:=SUM([.A630:.B630])" office:value-type="float" office:value="60749" calcext:value-type="float">
            <text:p>607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formula="of:=SUM([.A631:.B631])" office:value-type="float" office:value="167" calcext:value-type="float">
            <text:p>1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24004" calcext:value-type="float">
            <text:p>24004</text:p>
          </table:table-cell>
          <table:table-cell table:formula="of:=SUM([.A632:.B632])" office:value-type="float" office:value="25188" calcext:value-type="float">
            <text:p>2518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6777" calcext:value-type="float">
            <text:p>26777</text:p>
          </table:table-cell>
          <table:table-cell table:formula="of:=SUM([.A633:.B633])" office:value-type="float" office:value="27439" calcext:value-type="float">
            <text:p>274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628" calcext:value-type="float">
            <text:p>9628</text:p>
          </table:table-cell>
          <table:table-cell table:formula="of:=SUM([.A634:.B634])" office:value-type="float" office:value="10114" calcext:value-type="float">
            <text:p>101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01" calcext:value-type="float">
            <text:p>2601</text:p>
          </table:table-cell>
          <table:table-cell table:formula="of:=SUM([.A635:.B635])" office:value-type="float" office:value="2601" calcext:value-type="float">
            <text:p>26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table:formula="of:=SUM([.A636:.B636])" office:value-type="float" office:value="157" calcext:value-type="float">
            <text:p>15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126" calcext:value-type="float">
            <text:p>32126</text:p>
          </table:table-cell>
          <table:table-cell table:formula="of:=SUM([.A637:.B637])" office:value-type="float" office:value="32565" calcext:value-type="float">
            <text:p>325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formula="of:=SUM([.A638:.B638])" office:value-type="float" office:value="134" calcext:value-type="float">
            <text:p>1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1342" calcext:value-type="float">
            <text:p>21342</text:p>
          </table:table-cell>
          <table:table-cell table:formula="of:=SUM([.A639:.B639])" office:value-type="float" office:value="21920" calcext:value-type="float">
            <text:p>219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9506" calcext:value-type="float">
            <text:p>19506</text:p>
          </table:table-cell>
          <table:table-cell table:formula="of:=SUM([.A640:.B640])" office:value-type="float" office:value="19749" calcext:value-type="float">
            <text:p>197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555" calcext:value-type="float">
            <text:p>7555</text:p>
          </table:table-cell>
          <table:table-cell table:formula="of:=SUM([.A641:.B641])" office:value-type="float" office:value="7847" calcext:value-type="float">
            <text:p>78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5" calcext:value-type="float">
            <text:p>2145</text:p>
          </table:table-cell>
          <table:table-cell table:formula="of:=SUM([.A642:.B642])" office:value-type="float" office:value="2145" calcext:value-type="float">
            <text:p>21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SUM([.A643:.B643])"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33817" calcext:value-type="float">
            <text:p>33817</text:p>
          </table:table-cell>
          <table:table-cell table:formula="of:=SUM([.A644:.B644])" office:value-type="float" office:value="36271" calcext:value-type="float">
            <text:p>362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formula="of:=SUM([.A645:.B645])" office:value-type="float" office:value="360" calcext:value-type="float">
            <text:p>3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9945" calcext:value-type="float">
            <text:p>9945</text:p>
          </table:table-cell>
          <table:table-cell table:formula="of:=SUM([.A646:.B646])" office:value-type="float" office:value="10702" calcext:value-type="float">
            <text:p>1070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3083" calcext:value-type="float">
            <text:p>13083</text:p>
          </table:table-cell>
          <table:table-cell table:formula="of:=SUM([.A647:.B647])" office:value-type="float" office:value="13767" calcext:value-type="float">
            <text:p>137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009" calcext:value-type="float">
            <text:p>4009</text:p>
          </table:table-cell>
          <table:table-cell table:formula="of:=SUM([.A648:.B648])" office:value-type="float" office:value="4431" calcext:value-type="float">
            <text:p>44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665" calcext:value-type="float">
            <text:p>1665</text:p>
          </table:table-cell>
          <table:table-cell table:formula="of:=SUM([.A649:.B649])" office:value-type="float" office:value="1962" calcext:value-type="float">
            <text:p>196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7" calcext:value-type="float">
            <text:p>197</text:p>
          </table:table-cell>
          <table:table-cell table:formula="of:=SUM([.A650:.B650])" office:value-type="float" office:value="309" calcext:value-type="float">
            <text:p>3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6615" calcext:value-type="float">
            <text:p>16615</text:p>
          </table:table-cell>
          <table:table-cell table:formula="of:=SUM([.A651:.B651])" office:value-type="float" office:value="17287" calcext:value-type="float">
            <text:p>172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table:formula="of:=SUM([.A652:.B652])" office:value-type="float" office:value="250" calcext:value-type="float">
            <text:p>2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1774" calcext:value-type="float">
            <text:p>31774</text:p>
          </table:table-cell>
          <table:table-cell table:formula="of:=SUM([.A653:.B653])" office:value-type="float" office:value="32408" calcext:value-type="float">
            <text:p>3240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1234" calcext:value-type="float">
            <text:p>31234</text:p>
          </table:table-cell>
          <table:table-cell table:formula="of:=SUM([.A654:.B654])" office:value-type="float" office:value="31775" calcext:value-type="float">
            <text:p>317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727" calcext:value-type="float">
            <text:p>10727</text:p>
          </table:table-cell>
          <table:table-cell table:formula="of:=SUM([.A655:.B655])" office:value-type="float" office:value="11035" calcext:value-type="float">
            <text:p>110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926" calcext:value-type="float">
            <text:p>3926</text:p>
          </table:table-cell>
          <table:table-cell table:formula="of:=SUM([.A656:.B656])" office:value-type="float" office:value="4027" calcext:value-type="float">
            <text:p>40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657:.B657])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49535" calcext:value-type="float">
            <text:p>49535</text:p>
          </table:table-cell>
          <table:table-cell table:formula="of:=SUM([.A658:.B658])" office:value-type="float" office:value="52340" calcext:value-type="float">
            <text:p>523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formula="of:=SUM([.A659:.B659])" office:value-type="float" office:value="298" calcext:value-type="float">
            <text:p>29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920" calcext:value-type="float">
            <text:p>15920</text:p>
          </table:table-cell>
          <table:table-cell table:formula="of:=SUM([.A660:.B660])" office:value-type="float" office:value="16411" calcext:value-type="float">
            <text:p>164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1107" calcext:value-type="float">
            <text:p>51107</text:p>
          </table:table-cell>
          <table:table-cell table:formula="of:=SUM([.A661:.B661])" office:value-type="float" office:value="51211" calcext:value-type="float">
            <text:p>512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662:.B662])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97" calcext:value-type="float">
            <text:p>5397</text:p>
          </table:table-cell>
          <table:table-cell table:formula="of:=SUM([.A663:.B663])" office:value-type="float" office:value="5398" calcext:value-type="float">
            <text:p>539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91" calcext:value-type="float">
            <text:p>3491</text:p>
          </table:table-cell>
          <table:table-cell table:formula="of:=SUM([.A664:.B664])" office:value-type="float" office:value="3574" calcext:value-type="float">
            <text:p>357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28" calcext:value-type="float">
            <text:p>6928</text:p>
          </table:table-cell>
          <table:table-cell table:formula="of:=SUM([.A665:.B665])" office:value-type="float" office:value="6930" calcext:value-type="float">
            <text:p>69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table:formula="of:=SUM([.A666:.B666])" office:value-type="float" office:value="908" calcext:value-type="float">
            <text:p>90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27" calcext:value-type="float">
            <text:p>2327</text:p>
          </table:table-cell>
          <table:table-cell table:formula="of:=SUM([.A667:.B667])" office:value-type="float" office:value="2339" calcext:value-type="float">
            <text:p>23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13" calcext:value-type="float">
            <text:p>19613</text:p>
          </table:table-cell>
          <table:table-cell table:formula="of:=SUM([.A668:.B668])" office:value-type="float" office:value="19613" calcext:value-type="float">
            <text:p>196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669:.B669])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87" calcext:value-type="float">
            <text:p>2587</text:p>
          </table:table-cell>
          <table:table-cell table:formula="of:=SUM([.A670:.B670])" office:value-type="float" office:value="2587" calcext:value-type="float">
            <text:p>25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63" calcext:value-type="float">
            <text:p>5663</text:p>
          </table:table-cell>
          <table:table-cell table:formula="of:=SUM([.A671:.B671])" office:value-type="float" office:value="5666" calcext:value-type="float">
            <text:p>56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3" calcext:value-type="float">
            <text:p>1163</text:p>
          </table:table-cell>
          <table:table-cell table:formula="of:=SUM([.A672:.B672])" office:value-type="float" office:value="1165" calcext:value-type="float">
            <text:p>11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table:formula="of:=SUM([.A673:.B673])" office:value-type="float" office:value="401" calcext:value-type="float">
            <text:p>4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0067" calcext:value-type="float">
            <text:p>20067</text:p>
          </table:table-cell>
          <table:table-cell table:formula="of:=SUM([.A674:.B674])" office:value-type="float" office:value="20662" calcext:value-type="float">
            <text:p>2066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23298" calcext:value-type="float">
            <text:p>23298</text:p>
          </table:table-cell>
          <table:table-cell table:formula="of:=SUM([.A675:.B675])" office:value-type="float" office:value="25778" calcext:value-type="float">
            <text:p>2577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016" calcext:value-type="float">
            <text:p>9016</text:p>
          </table:table-cell>
          <table:table-cell table:formula="of:=SUM([.A676:.B676])" office:value-type="float" office:value="9498" calcext:value-type="float">
            <text:p>949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4177" calcext:value-type="float">
            <text:p>4177</text:p>
          </table:table-cell>
          <table:table-cell table:formula="of:=SUM([.A677:.B677])" office:value-type="float" office:value="6290" calcext:value-type="float">
            <text:p>629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4" calcext:value-type="float">
            <text:p>84</text:p>
          </table:table-cell>
          <table:table-cell table:formula="of:=SUM([.A678:.B678])" office:value-type="float" office:value="297" calcext:value-type="float">
            <text:p>2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4975" calcext:value-type="float">
            <text:p>14975</text:p>
          </table:table-cell>
          <table:table-cell office:value-type="float" office:value="33594" calcext:value-type="float">
            <text:p>33594</text:p>
          </table:table-cell>
          <table:table-cell table:formula="of:=SUM([.A679:.B679])" office:value-type="float" office:value="48569" calcext:value-type="float">
            <text:p>4856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28" calcext:value-type="float">
            <text:p>1528</text:p>
          </table:table-cell>
          <table:table-cell table:formula="of:=SUM([.A680:.B680])" office:value-type="float" office:value="1657" calcext:value-type="float">
            <text:p>165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1176" calcext:value-type="float">
            <text:p>11176</text:p>
          </table:table-cell>
          <table:table-cell table:formula="of:=SUM([.A681:.B681])" office:value-type="float" office:value="12068" calcext:value-type="float">
            <text:p>1206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2141" calcext:value-type="float">
            <text:p>12141</text:p>
          </table:table-cell>
          <table:table-cell table:formula="of:=SUM([.A682:.B682])" office:value-type="float" office:value="13291" calcext:value-type="float">
            <text:p>132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426" calcext:value-type="float">
            <text:p>5426</text:p>
          </table:table-cell>
          <table:table-cell table:formula="of:=SUM([.A683:.B683])" office:value-type="float" office:value="6383" calcext:value-type="float">
            <text:p>63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9" calcext:value-type="float">
            <text:p>999</text:p>
          </table:table-cell>
          <table:table-cell table:formula="of:=SUM([.A684:.B684])" office:value-type="float" office:value="1032" calcext:value-type="float">
            <text:p>10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table:formula="of:=SUM([.A685:.B685])" office:value-type="float" office:value="112" calcext:value-type="float">
            <text:p>1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0111" calcext:value-type="float">
            <text:p>10111</text:p>
          </table:table-cell>
          <table:table-cell table:formula="of:=SUM([.A686:.B686])" office:value-type="float" office:value="12009" calcext:value-type="float">
            <text:p>120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table:formula="of:=SUM([.A687:.B687])" office:value-type="float" office:value="171" calcext:value-type="float">
            <text:p>1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8370" calcext:value-type="float">
            <text:p>8370</text:p>
          </table:table-cell>
          <table:table-cell table:formula="of:=SUM([.A688:.B688])" office:value-type="float" office:value="9422" calcext:value-type="float">
            <text:p>94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0345" calcext:value-type="float">
            <text:p>10345</text:p>
          </table:table-cell>
          <table:table-cell table:formula="of:=SUM([.A689:.B689])" office:value-type="float" office:value="11191" calcext:value-type="float">
            <text:p>111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974" calcext:value-type="float">
            <text:p>2974</text:p>
          </table:table-cell>
          <table:table-cell table:formula="of:=SUM([.A690:.B690])" office:value-type="float" office:value="3650" calcext:value-type="float">
            <text:p>36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691:.B691])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692:.B692])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6643" calcext:value-type="float">
            <text:p>26643</text:p>
          </table:table-cell>
          <table:table-cell table:formula="of:=SUM([.A693:.B693])" office:value-type="float" office:value="28451" calcext:value-type="float">
            <text:p>284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5" calcext:value-type="float">
            <text:p>605</text:p>
          </table:table-cell>
          <table:table-cell table:formula="of:=SUM([.A694:.B694])" office:value-type="float" office:value="621" calcext:value-type="float">
            <text:p>62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840" calcext:value-type="float">
            <text:p>6840</text:p>
          </table:table-cell>
          <table:table-cell table:formula="of:=SUM([.A695:.B695])" office:value-type="float" office:value="7771" calcext:value-type="float">
            <text:p>77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5204" calcext:value-type="float">
            <text:p>15204</text:p>
          </table:table-cell>
          <table:table-cell table:formula="of:=SUM([.A696:.B696])" office:value-type="float" office:value="15857" calcext:value-type="float">
            <text:p>1585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734" calcext:value-type="float">
            <text:p>2734</text:p>
          </table:table-cell>
          <table:table-cell table:formula="of:=SUM([.A697:.B697])" office:value-type="float" office:value="3169" calcext:value-type="float">
            <text:p>316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14" calcext:value-type="float">
            <text:p>3514</text:p>
          </table:table-cell>
          <table:table-cell table:formula="of:=SUM([.A698:.B698])" office:value-type="float" office:value="3517" calcext:value-type="float">
            <text:p>351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SUM([.A699:.B699])"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34866" calcext:value-type="float">
            <text:p>34866</text:p>
          </table:table-cell>
          <table:table-cell table:formula="of:=SUM([.A700:.B700])" office:value-type="float" office:value="36094" calcext:value-type="float">
            <text:p>360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table:formula="of:=SUM([.A701:.B701])" office:value-type="float" office:value="279" calcext:value-type="float">
            <text:p>2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1457" calcext:value-type="float">
            <text:p>11457</text:p>
          </table:table-cell>
          <table:table-cell table:formula="of:=SUM([.A702:.B702])" office:value-type="float" office:value="12372" calcext:value-type="float">
            <text:p>1237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3956" calcext:value-type="float">
            <text:p>23956</text:p>
          </table:table-cell>
          <table:table-cell table:formula="of:=SUM([.A703:.B703])" office:value-type="float" office:value="25008" calcext:value-type="float">
            <text:p>2500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322" calcext:value-type="float">
            <text:p>5322</text:p>
          </table:table-cell>
          <table:table-cell table:formula="of:=SUM([.A704:.B704])" office:value-type="float" office:value="5973" calcext:value-type="float">
            <text:p>59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306" calcext:value-type="float">
            <text:p>7306</text:p>
          </table:table-cell>
          <table:table-cell table:formula="of:=SUM([.A705:.B705])" office:value-type="float" office:value="7408" calcext:value-type="float">
            <text:p>740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SUM([.A706:.B706])" office:value-type="float" office:value="97" calcext:value-type="float">
            <text:p>9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2190" calcext:value-type="float">
            <text:p>22190</text:p>
          </table:table-cell>
          <table:table-cell office:value-type="float" office:value="31087" calcext:value-type="float">
            <text:p>31087</text:p>
          </table:table-cell>
          <table:table-cell table:formula="of:=SUM([.A707:.B707])" office:value-type="float" office:value="53277" calcext:value-type="float">
            <text:p>5327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05" calcext:value-type="float">
            <text:p>1305</text:p>
          </table:table-cell>
          <table:table-cell table:formula="of:=SUM([.A708:.B708])" office:value-type="float" office:value="1340" calcext:value-type="float">
            <text:p>134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9421" calcext:value-type="float">
            <text:p>19421</text:p>
          </table:table-cell>
          <table:table-cell table:formula="of:=SUM([.A709:.B709])" office:value-type="float" office:value="19892" calcext:value-type="float">
            <text:p>1989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1041" calcext:value-type="float">
            <text:p>21041</text:p>
          </table:table-cell>
          <table:table-cell table:formula="of:=SUM([.A710:.B710])" office:value-type="float" office:value="21822" calcext:value-type="float">
            <text:p>2182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891" calcext:value-type="float">
            <text:p>7891</text:p>
          </table:table-cell>
          <table:table-cell table:formula="of:=SUM([.A711:.B711])" office:value-type="float" office:value="8342" calcext:value-type="float">
            <text:p>83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70" calcext:value-type="float">
            <text:p>2870</text:p>
          </table:table-cell>
          <table:table-cell table:formula="of:=SUM([.A712:.B712])" office:value-type="float" office:value="2888" calcext:value-type="float">
            <text:p>288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713:.B713])"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float" office:value="25582" calcext:value-type="float">
            <text:p>25582</text:p>
          </table:table-cell>
          <table:table-cell table:formula="of:=SUM([.A714:.B714])" office:value-type="float" office:value="31403" calcext:value-type="float">
            <text:p>3140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table:formula="of:=SUM([.A715:.B715])" office:value-type="float" office:value="285" calcext:value-type="float">
            <text:p>28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6295" calcext:value-type="float">
            <text:p>16295</text:p>
          </table:table-cell>
          <table:table-cell table:formula="of:=SUM([.A716:.B716])" office:value-type="float" office:value="17076" calcext:value-type="float">
            <text:p>1707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9421" calcext:value-type="float">
            <text:p>19421</text:p>
          </table:table-cell>
          <table:table-cell table:formula="of:=SUM([.A717:.B717])" office:value-type="float" office:value="21165" calcext:value-type="float">
            <text:p>2116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732" calcext:value-type="float">
            <text:p>5732</text:p>
          </table:table-cell>
          <table:table-cell table:formula="of:=SUM([.A718:.B718])" office:value-type="float" office:value="6006" calcext:value-type="float">
            <text:p>60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199" calcext:value-type="float">
            <text:p>4199</text:p>
          </table:table-cell>
          <table:table-cell table:formula="of:=SUM([.A719:.B719])" office:value-type="float" office:value="4500" calcext:value-type="float">
            <text:p>45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21" calcext:value-type="float">
            <text:p>321</text:p>
          </table:table-cell>
          <table:table-cell table:formula="of:=SUM([.A720:.B720])" office:value-type="float" office:value="491" calcext:value-type="float">
            <text:p>49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9619" calcext:value-type="float">
            <text:p>9619</text:p>
          </table:table-cell>
          <table:table-cell table:formula="of:=SUM([.A721:.B721])" office:value-type="float" office:value="10941" calcext:value-type="float">
            <text:p>1094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2" calcext:value-type="float">
            <text:p>702</text:p>
          </table:table-cell>
          <table:table-cell table:formula="of:=SUM([.A722:.B722])" office:value-type="float" office:value="739" calcext:value-type="float">
            <text:p>73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1201" calcext:value-type="float">
            <text:p>31201</text:p>
          </table:table-cell>
          <table:table-cell table:formula="of:=SUM([.A723:.B723])" office:value-type="float" office:value="31610" calcext:value-type="float">
            <text:p>316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8954" calcext:value-type="float">
            <text:p>28954</text:p>
          </table:table-cell>
          <table:table-cell table:formula="of:=SUM([.A724:.B724])" office:value-type="float" office:value="29173" calcext:value-type="float">
            <text:p>291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002" calcext:value-type="float">
            <text:p>17002</text:p>
          </table:table-cell>
          <table:table-cell table:formula="of:=SUM([.A725:.B725])" office:value-type="float" office:value="17292" calcext:value-type="float">
            <text:p>1729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02" calcext:value-type="float">
            <text:p>3902</text:p>
          </table:table-cell>
          <table:table-cell table:formula="of:=SUM([.A726:.B726])" office:value-type="float" office:value="3929" calcext:value-type="float">
            <text:p>392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SUM([.A727:.B727])" office:value-type="float" office:value="44" calcext:value-type="float">
            <text:p>4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9645" calcext:value-type="float">
            <text:p>29645</text:p>
          </table:table-cell>
          <table:table-cell table:formula="of:=SUM([.A728:.B728])" office:value-type="float" office:value="30051" calcext:value-type="float">
            <text:p>3005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formula="of:=SUM([.A729:.B729])" office:value-type="float" office:value="302" calcext:value-type="float">
            <text:p>3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6103" calcext:value-type="float">
            <text:p>26103</text:p>
          </table:table-cell>
          <table:table-cell table:formula="of:=SUM([.A730:.B730])" office:value-type="float" office:value="26555" calcext:value-type="float">
            <text:p>2655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5806" calcext:value-type="float">
            <text:p>25806</text:p>
          </table:table-cell>
          <table:table-cell table:formula="of:=SUM([.A731:.B731])" office:value-type="float" office:value="26431" calcext:value-type="float">
            <text:p>2643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425" calcext:value-type="float">
            <text:p>9425</text:p>
          </table:table-cell>
          <table:table-cell table:formula="of:=SUM([.A732:.B732])" office:value-type="float" office:value="9764" calcext:value-type="float">
            <text:p>976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61" calcext:value-type="float">
            <text:p>2061</text:p>
          </table:table-cell>
          <table:table-cell table:formula="of:=SUM([.A733:.B733])" office:value-type="float" office:value="2079" calcext:value-type="float">
            <text:p>207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SUM([.A734:.B734])" office:value-type="float" office:value="128" calcext:value-type="float">
            <text:p>12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34823" calcext:value-type="float">
            <text:p>34823</text:p>
          </table:table-cell>
          <table:table-cell table:formula="of:=SUM([.A735:.B735])" office:value-type="float" office:value="36655" calcext:value-type="float">
            <text:p>3665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7" calcext:value-type="float">
            <text:p>237</text:p>
          </table:table-cell>
          <table:table-cell table:formula="of:=SUM([.A736:.B736])" office:value-type="float" office:value="376" calcext:value-type="float">
            <text:p>37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6003" calcext:value-type="float">
            <text:p>26003</text:p>
          </table:table-cell>
          <table:table-cell table:formula="of:=SUM([.A737:.B737])" office:value-type="float" office:value="26641" calcext:value-type="float">
            <text:p>2664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8951" calcext:value-type="float">
            <text:p>28951</text:p>
          </table:table-cell>
          <table:table-cell table:formula="of:=SUM([.A738:.B738])" office:value-type="float" office:value="29756" calcext:value-type="float">
            <text:p>2975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2252" calcext:value-type="float">
            <text:p>12252</text:p>
          </table:table-cell>
          <table:table-cell table:formula="of:=SUM([.A739:.B739])" office:value-type="float" office:value="12751" calcext:value-type="float">
            <text:p>1275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82" calcext:value-type="float">
            <text:p>2182</text:p>
          </table:table-cell>
          <table:table-cell table:formula="of:=SUM([.A740:.B740])" office:value-type="float" office:value="2188" calcext:value-type="float">
            <text:p>218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SUM([.A741:.B741])" office:value-type="float" office:value="73" calcext:value-type="float">
            <text:p>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28933" calcext:value-type="float">
            <text:p>28933</text:p>
          </table:table-cell>
          <table:table-cell table:formula="of:=SUM([.A742:.B742])" office:value-type="float" office:value="32950" calcext:value-type="float">
            <text:p>329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table:formula="of:=SUM([.A743:.B743])" office:value-type="float" office:value="731" calcext:value-type="float">
            <text:p>73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496" calcext:value-type="float">
            <text:p>4496</text:p>
          </table:table-cell>
          <table:table-cell table:formula="of:=SUM([.A744:.B744])" office:value-type="float" office:value="5003" calcext:value-type="float">
            <text:p>500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1976" calcext:value-type="float">
            <text:p>11976</text:p>
          </table:table-cell>
          <table:table-cell table:formula="of:=SUM([.A745:.B745])" office:value-type="float" office:value="12607" calcext:value-type="float">
            <text:p>1260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07" calcext:value-type="float">
            <text:p>2007</text:p>
          </table:table-cell>
          <table:table-cell table:formula="of:=SUM([.A746:.B746])" office:value-type="float" office:value="2333" calcext:value-type="float">
            <text:p>23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75" calcext:value-type="float">
            <text:p>2175</text:p>
          </table:table-cell>
          <table:table-cell table:formula="of:=SUM([.A747:.B747])" office:value-type="float" office:value="2175" calcext:value-type="float">
            <text:p>217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SUM([.A748:.B748])"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2581" calcext:value-type="float">
            <text:p>22581</text:p>
          </table:table-cell>
          <table:table-cell table:formula="of:=SUM([.A749:.B749])" office:value-type="float" office:value="23739" calcext:value-type="float">
            <text:p>2373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4" calcext:value-type="float">
            <text:p>1304</text:p>
          </table:table-cell>
          <table:table-cell table:formula="of:=SUM([.A750:.B750])" office:value-type="float" office:value="1376" calcext:value-type="float">
            <text:p>137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952" calcext:value-type="float">
            <text:p>10952</text:p>
          </table:table-cell>
          <table:table-cell table:formula="of:=SUM([.A751:.B751])" office:value-type="float" office:value="11544" calcext:value-type="float">
            <text:p>1154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528" calcext:value-type="float">
            <text:p>11528</text:p>
          </table:table-cell>
          <table:table-cell table:formula="of:=SUM([.A752:.B752])" office:value-type="float" office:value="11869" calcext:value-type="float">
            <text:p>1186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693" calcext:value-type="float">
            <text:p>4693</text:p>
          </table:table-cell>
          <table:table-cell table:formula="of:=SUM([.A753:.B753])" office:value-type="float" office:value="4995" calcext:value-type="float">
            <text:p>499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 table:formula="of:=SUM([.A754:.B754])" office:value-type="float" office:value="1358" calcext:value-type="float">
            <text:p>13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755:.B755])"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9582" calcext:value-type="float">
            <text:p>19582</text:p>
          </table:table-cell>
          <table:table-cell table:formula="of:=SUM([.A756:.B756])" office:value-type="float" office:value="20220" calcext:value-type="float">
            <text:p>2022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formula="of:=SUM([.A757:.B757])" office:value-type="float" office:value="639" calcext:value-type="float">
            <text:p>63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3623" calcext:value-type="float">
            <text:p>13623</text:p>
          </table:table-cell>
          <table:table-cell table:formula="of:=SUM([.A758:.B758])" office:value-type="float" office:value="15447" calcext:value-type="float">
            <text:p>1544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17029" calcext:value-type="float">
            <text:p>17029</text:p>
          </table:table-cell>
          <table:table-cell table:formula="of:=SUM([.A759:.B759])" office:value-type="float" office:value="19447" calcext:value-type="float">
            <text:p>1944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428" calcext:value-type="float">
            <text:p>6428</text:p>
          </table:table-cell>
          <table:table-cell table:formula="of:=SUM([.A760:.B760])" office:value-type="float" office:value="7380" calcext:value-type="float">
            <text:p>738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11" calcext:value-type="float">
            <text:p>2611</text:p>
          </table:table-cell>
          <table:table-cell table:formula="of:=SUM([.A761:.B761])" office:value-type="float" office:value="2670" calcext:value-type="float">
            <text:p>26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SUM([.A762:.B762])" office:value-type="float" office:value="38" calcext:value-type="float">
            <text:p>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float" office:value="15028" calcext:value-type="float">
            <text:p>15028</text:p>
          </table:table-cell>
          <table:table-cell table:formula="of:=SUM([.A763:.B763])" office:value-type="float" office:value="22869" calcext:value-type="float">
            <text:p>2286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62" calcext:value-type="float">
            <text:p>1262</text:p>
          </table:table-cell>
          <table:table-cell table:formula="of:=SUM([.A764:.B764])" office:value-type="float" office:value="1333" calcext:value-type="float">
            <text:p>13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8395" calcext:value-type="float">
            <text:p>8395</text:p>
          </table:table-cell>
          <table:table-cell table:formula="of:=SUM([.A765:.B765])" office:value-type="float" office:value="9453" calcext:value-type="float">
            <text:p>945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2856" calcext:value-type="float">
            <text:p>12856</text:p>
          </table:table-cell>
          <table:table-cell table:formula="of:=SUM([.A766:.B766])" office:value-type="float" office:value="14008" calcext:value-type="float">
            <text:p>1400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055" calcext:value-type="float">
            <text:p>4055</text:p>
          </table:table-cell>
          <table:table-cell table:formula="of:=SUM([.A767:.B767])" office:value-type="float" office:value="4840" calcext:value-type="float">
            <text:p>484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2" calcext:value-type="float">
            <text:p>1422</text:p>
          </table:table-cell>
          <table:table-cell table:formula="of:=SUM([.A768:.B768])" office:value-type="float" office:value="1422" calcext:value-type="float">
            <text:p>142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SUM([.A769:.B769])"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1295" calcext:value-type="float">
            <text:p>31295</text:p>
          </table:table-cell>
          <table:table-cell table:formula="of:=SUM([.A770:.B770])" office:value-type="float" office:value="32051" calcext:value-type="float">
            <text:p>3205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table:formula="of:=SUM([.A771:.B771])" office:value-type="float" office:value="522" calcext:value-type="float">
            <text:p>52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051" calcext:value-type="float">
            <text:p>12051</text:p>
          </table:table-cell>
          <table:table-cell table:formula="of:=SUM([.A772:.B772])" office:value-type="float" office:value="12189" calcext:value-type="float">
            <text:p>1218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985" calcext:value-type="float">
            <text:p>14985</text:p>
          </table:table-cell>
          <table:table-cell table:formula="of:=SUM([.A773:.B773])" office:value-type="float" office:value="15113" calcext:value-type="float">
            <text:p>151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287" calcext:value-type="float">
            <text:p>5287</text:p>
          </table:table-cell>
          <table:table-cell table:formula="of:=SUM([.A774:.B774])" office:value-type="float" office:value="5391" calcext:value-type="float">
            <text:p>539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8" calcext:value-type="float">
            <text:p>1638</text:p>
          </table:table-cell>
          <table:table-cell table:formula="of:=SUM([.A775:.B775])" office:value-type="float" office:value="1655" calcext:value-type="float">
            <text:p>165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formula="of:=SUM([.A776:.B776])" office:value-type="float" office:value="60" calcext:value-type="float">
            <text:p>6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2351" calcext:value-type="float">
            <text:p>22351</text:p>
          </table:table-cell>
          <table:table-cell table:formula="of:=SUM([.A777:.B777])" office:value-type="float" office:value="23176" calcext:value-type="float">
            <text:p>2317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table:formula="of:=SUM([.A778:.B778])" office:value-type="float" office:value="487" calcext:value-type="float">
            <text:p>48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328" calcext:value-type="float">
            <text:p>13328</text:p>
          </table:table-cell>
          <table:table-cell table:formula="of:=SUM([.A779:.B779])" office:value-type="float" office:value="13454" calcext:value-type="float">
            <text:p>134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5834" calcext:value-type="float">
            <text:p>15834</text:p>
          </table:table-cell>
          <table:table-cell table:formula="of:=SUM([.A780:.B780])" office:value-type="float" office:value="16239" calcext:value-type="float">
            <text:p>1623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251" calcext:value-type="float">
            <text:p>7251</text:p>
          </table:table-cell>
          <table:table-cell table:formula="of:=SUM([.A781:.B781])" office:value-type="float" office:value="7377" calcext:value-type="float">
            <text:p>737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361" calcext:value-type="float">
            <text:p>2361</text:p>
          </table:table-cell>
          <table:table-cell table:formula="of:=SUM([.A782:.B782])" office:value-type="float" office:value="2447" calcext:value-type="float">
            <text:p>244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SUM([.A783:.B783])" office:value-type="float" office:value="26" calcext:value-type="float">
            <text:p>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4637" calcext:value-type="float">
            <text:p>14637</text:p>
          </table:table-cell>
          <table:table-cell table:formula="of:=SUM([.A784:.B784])" office:value-type="float" office:value="16235" calcext:value-type="float">
            <text:p>1623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26" calcext:value-type="float">
            <text:p>1126</text:p>
          </table:table-cell>
          <table:table-cell table:formula="of:=SUM([.A785:.B785])" office:value-type="float" office:value="1273" calcext:value-type="float">
            <text:p>12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4357" calcext:value-type="float">
            <text:p>24357</text:p>
          </table:table-cell>
          <table:table-cell table:formula="of:=SUM([.A786:.B786])" office:value-type="float" office:value="25113" calcext:value-type="float">
            <text:p>251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9872" calcext:value-type="float">
            <text:p>29872</text:p>
          </table:table-cell>
          <table:table-cell table:formula="of:=SUM([.A787:.B787])" office:value-type="float" office:value="30298" calcext:value-type="float">
            <text:p>302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163" calcext:value-type="float">
            <text:p>8163</text:p>
          </table:table-cell>
          <table:table-cell table:formula="of:=SUM([.A788:.B788])" office:value-type="float" office:value="8525" calcext:value-type="float">
            <text:p>852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62" calcext:value-type="float">
            <text:p>2762</text:p>
          </table:table-cell>
          <table:table-cell table:formula="of:=SUM([.A789:.B789])" office:value-type="float" office:value="2762" calcext:value-type="float">
            <text:p>27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SUM([.A790:.B790])" office:value-type="float" office:value="36" calcext:value-type="float">
            <text:p>3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54683" calcext:value-type="float">
            <text:p>54683</text:p>
          </table:table-cell>
          <table:table-cell table:formula="of:=SUM([.A791:.B791])" office:value-type="float" office:value="57786" calcext:value-type="float">
            <text:p>5778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formula="of:=SUM([.A792:.B792])" office:value-type="float" office:value="185" calcext:value-type="float">
            <text:p>18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351" calcext:value-type="float">
            <text:p>3351</text:p>
          </table:table-cell>
          <table:table-cell table:formula="of:=SUM([.A793:.B793])" office:value-type="float" office:value="3652" calcext:value-type="float">
            <text:p>365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951" calcext:value-type="float">
            <text:p>7951</text:p>
          </table:table-cell>
          <table:table-cell table:formula="of:=SUM([.A794:.B794])" office:value-type="float" office:value="8326" calcext:value-type="float">
            <text:p>83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52" calcext:value-type="float">
            <text:p>1952</text:p>
          </table:table-cell>
          <table:table-cell table:formula="of:=SUM([.A795:.B795])" office:value-type="float" office:value="2109" calcext:value-type="float">
            <text:p>210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99" calcext:value-type="float">
            <text:p>2399</text:p>
          </table:table-cell>
          <table:table-cell table:formula="of:=SUM([.A796:.B796])" office:value-type="float" office:value="2434" calcext:value-type="float">
            <text:p>24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SUM([.A797:.B797])" office:value-type="float" office:value="66" calcext:value-type="float">
            <text:p>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11732" calcext:value-type="float">
            <text:p>11732</text:p>
          </table:table-cell>
          <table:table-cell table:formula="of:=SUM([.A798:.B798])" office:value-type="float" office:value="15416" calcext:value-type="float">
            <text:p>1541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21" calcext:value-type="float">
            <text:p>1821</text:p>
          </table:table-cell>
          <table:table-cell table:formula="of:=SUM([.A799:.B799])" office:value-type="float" office:value="1984" calcext:value-type="float">
            <text:p>198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551" calcext:value-type="float">
            <text:p>22551</text:p>
          </table:table-cell>
          <table:table-cell table:formula="of:=SUM([.A800:.B800])" office:value-type="float" office:value="22614" calcext:value-type="float">
            <text:p>226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681" calcext:value-type="float">
            <text:p>34681</text:p>
          </table:table-cell>
          <table:table-cell table:formula="of:=SUM([.A801:.B801])" office:value-type="float" office:value="34783" calcext:value-type="float">
            <text:p>3478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51" calcext:value-type="float">
            <text:p>7351</text:p>
          </table:table-cell>
          <table:table-cell table:formula="of:=SUM([.A802:.B802])" office:value-type="float" office:value="7419" calcext:value-type="float">
            <text:p>741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86" calcext:value-type="float">
            <text:p>3986</text:p>
          </table:table-cell>
          <table:table-cell table:formula="of:=SUM([.A803:.B803])" office:value-type="float" office:value="3986" calcext:value-type="float">
            <text:p>398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SUM([.A804:.B804])" office:value-type="float" office:value="38" calcext:value-type="float">
            <text:p>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58521" calcext:value-type="float">
            <text:p>58521</text:p>
          </table:table-cell>
          <table:table-cell table:formula="of:=SUM([.A805:.B805])" office:value-type="float" office:value="60890" calcext:value-type="float">
            <text:p>6089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formula="of:=SUM([.A806:.B806])" office:value-type="float" office:value="174" calcext:value-type="float">
            <text:p>1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4165" calcext:value-type="float">
            <text:p>24165</text:p>
          </table:table-cell>
          <table:table-cell table:formula="of:=SUM([.A807:.B807])" office:value-type="float" office:value="25460" calcext:value-type="float">
            <text:p>2546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7484" calcext:value-type="float">
            <text:p>27484</text:p>
          </table:table-cell>
          <table:table-cell table:formula="of:=SUM([.A808:.B808])" office:value-type="float" office:value="28189" calcext:value-type="float">
            <text:p>2818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987" calcext:value-type="float">
            <text:p>9987</text:p>
          </table:table-cell>
          <table:table-cell table:formula="of:=SUM([.A809:.B809])" office:value-type="float" office:value="10508" calcext:value-type="float">
            <text:p>1050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41" calcext:value-type="float">
            <text:p>2941</text:p>
          </table:table-cell>
          <table:table-cell table:formula="of:=SUM([.A810:.B810])" office:value-type="float" office:value="2941" calcext:value-type="float">
            <text:p>294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9" calcext:value-type="float">
            <text:p>179</text:p>
          </table:table-cell>
          <table:table-cell table:formula="of:=SUM([.A811:.B811])" office:value-type="float" office:value="220" calcext:value-type="float">
            <text:p>22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2874" calcext:value-type="float">
            <text:p>32874</text:p>
          </table:table-cell>
          <table:table-cell table:formula="of:=SUM([.A812:.B812])" office:value-type="float" office:value="33395" calcext:value-type="float">
            <text:p>3339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table:formula="of:=SUM([.A813:.B813])" office:value-type="float" office:value="263" calcext:value-type="float">
            <text:p>26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1852" calcext:value-type="float">
            <text:p>21852</text:p>
          </table:table-cell>
          <table:table-cell table:formula="of:=SUM([.A814:.B814])" office:value-type="float" office:value="22483" calcext:value-type="float">
            <text:p>2248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518" calcext:value-type="float">
            <text:p>20518</text:p>
          </table:table-cell>
          <table:table-cell table:formula="of:=SUM([.A815:.B815])" office:value-type="float" office:value="20875" calcext:value-type="float">
            <text:p>2087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538" calcext:value-type="float">
            <text:p>8538</text:p>
          </table:table-cell>
          <table:table-cell table:formula="of:=SUM([.A816:.B816])" office:value-type="float" office:value="8912" calcext:value-type="float">
            <text:p>891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63" calcext:value-type="float">
            <text:p>2263</text:p>
          </table:table-cell>
          <table:table-cell table:formula="of:=SUM([.A817:.B817])" office:value-type="float" office:value="2263" calcext:value-type="float">
            <text:p>226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SUM([.A818:.B818])" office:value-type="float" office:value="42" calcext:value-type="float">
            <text:p>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34618" calcext:value-type="float">
            <text:p>34618</text:p>
          </table:table-cell>
          <table:table-cell table:formula="of:=SUM([.A819:.B819])" office:value-type="float" office:value="37191" calcext:value-type="float">
            <text:p>3719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formula="of:=SUM([.A820:.B820])" office:value-type="float" office:value="378" calcext:value-type="float">
            <text:p>3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0295" calcext:value-type="float">
            <text:p>10295</text:p>
          </table:table-cell>
          <table:table-cell table:formula="of:=SUM([.A821:.B821])" office:value-type="float" office:value="11068" calcext:value-type="float">
            <text:p>1106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624" calcext:value-type="float">
            <text:p>14624</text:p>
          </table:table-cell>
          <table:table-cell table:formula="of:=SUM([.A822:.B822])" office:value-type="float" office:value="15336" calcext:value-type="float">
            <text:p>1533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821" calcext:value-type="float">
            <text:p>4821</text:p>
          </table:table-cell>
          <table:table-cell table:formula="of:=SUM([.A823:.B823])" office:value-type="float" office:value="5344" calcext:value-type="float">
            <text:p>534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23" calcext:value-type="float">
            <text:p>1723</text:p>
          </table:table-cell>
          <table:table-cell table:formula="of:=SUM([.A824:.B824])" office:value-type="float" office:value="2028" calcext:value-type="float">
            <text:p>202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1" calcext:value-type="float">
            <text:p>251</text:p>
          </table:table-cell>
          <table:table-cell table:formula="of:=SUM([.A825:.B825])" office:value-type="float" office:value="418" calcext:value-type="float">
            <text:p>41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7365" calcext:value-type="float">
            <text:p>17365</text:p>
          </table:table-cell>
          <table:table-cell table:formula="of:=SUM([.A826:.B826])" office:value-type="float" office:value="18098" calcext:value-type="float">
            <text:p>180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1" calcext:value-type="float">
            <text:p>351</text:p>
          </table:table-cell>
          <table:table-cell table:formula="of:=SUM([.A827:.B827])" office:value-type="float" office:value="367" calcext:value-type="float">
            <text:p>36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2517" calcext:value-type="float">
            <text:p>32517</text:p>
          </table:table-cell>
          <table:table-cell table:formula="of:=SUM([.A828:.B828])" office:value-type="float" office:value="33269" calcext:value-type="float">
            <text:p>3326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1965" calcext:value-type="float">
            <text:p>31965</text:p>
          </table:table-cell>
          <table:table-cell table:formula="of:=SUM([.A829:.B829])" office:value-type="float" office:value="32657" calcext:value-type="float">
            <text:p>3265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1582" calcext:value-type="float">
            <text:p>11582</text:p>
          </table:table-cell>
          <table:table-cell table:formula="of:=SUM([.A830:.B830])" office:value-type="float" office:value="11970" calcext:value-type="float">
            <text:p>119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028" calcext:value-type="float">
            <text:p>4028</text:p>
          </table:table-cell>
          <table:table-cell table:formula="of:=SUM([.A831:.B831])" office:value-type="float" office:value="4193" calcext:value-type="float">
            <text:p>419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832:.B832])"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50184" calcext:value-type="float">
            <text:p>50184</text:p>
          </table:table-cell>
          <table:table-cell table:formula="of:=SUM([.A833:.B833])" office:value-type="float" office:value="53142" calcext:value-type="float">
            <text:p>531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table:formula="of:=SUM([.A834:.B834])" office:value-type="float" office:value="310" calcext:value-type="float">
            <text:p>3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6382" calcext:value-type="float">
            <text:p>16382</text:p>
          </table:table-cell>
          <table:table-cell table:formula="of:=SUM([.A835:.B835])" office:value-type="float" office:value="16949" calcext:value-type="float">
            <text:p>1694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1682" calcext:value-type="float">
            <text:p>51682</text:p>
          </table:table-cell>
          <table:table-cell table:formula="of:=SUM([.A836:.B836])" office:value-type="float" office:value="51846" calcext:value-type="float">
            <text:p>518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837:.B837])"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76" calcext:value-type="float">
            <text:p>5476</text:p>
          </table:table-cell>
          <table:table-cell table:formula="of:=SUM([.A838:.B838])" office:value-type="float" office:value="5499" calcext:value-type="float">
            <text:p>549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529" calcext:value-type="float">
            <text:p>3529</text:p>
          </table:table-cell>
          <table:table-cell table:formula="of:=SUM([.A839:.B839])" office:value-type="float" office:value="3625" calcext:value-type="float">
            <text:p>362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91" calcext:value-type="float">
            <text:p>7591</text:p>
          </table:table-cell>
          <table:table-cell table:formula="of:=SUM([.A840:.B840])" office:value-type="float" office:value="7598" calcext:value-type="float">
            <text:p>75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table:formula="of:=SUM([.A841:.B841])" office:value-type="float" office:value="1104" calcext:value-type="float">
            <text:p>110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81" calcext:value-type="float">
            <text:p>2481</text:p>
          </table:table-cell>
          <table:table-cell table:formula="of:=SUM([.A842:.B842])" office:value-type="float" office:value="2506" calcext:value-type="float">
            <text:p>25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59" calcext:value-type="float">
            <text:p>20059</text:p>
          </table:table-cell>
          <table:table-cell table:formula="of:=SUM([.A843:.B843])" office:value-type="float" office:value="20059" calcext:value-type="float">
            <text:p>2005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844:.B844])"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58" calcext:value-type="float">
            <text:p>2758</text:p>
          </table:table-cell>
          <table:table-cell table:formula="of:=SUM([.A845:.B845])" office:value-type="float" office:value="2758" calcext:value-type="float">
            <text:p>27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38" calcext:value-type="float">
            <text:p>6038</text:p>
          </table:table-cell>
          <table:table-cell table:formula="of:=SUM([.A846:.B846])" office:value-type="float" office:value="6049" calcext:value-type="float">
            <text:p>604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63" calcext:value-type="float">
            <text:p>1363</text:p>
          </table:table-cell>
          <table:table-cell table:formula="of:=SUM([.A847:.B847])" office:value-type="float" office:value="1363" calcext:value-type="float">
            <text:p>136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table:formula="of:=SUM([.A848:.B848])" office:value-type="float" office:value="592" calcext:value-type="float">
            <text:p>59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0157" calcext:value-type="float">
            <text:p>20157</text:p>
          </table:table-cell>
          <table:table-cell table:formula="of:=SUM([.A849:.B849])" office:value-type="float" office:value="20796" calcext:value-type="float">
            <text:p>2079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23967" calcext:value-type="float">
            <text:p>23967</text:p>
          </table:table-cell>
          <table:table-cell table:formula="of:=SUM([.A850:.B850])" office:value-type="float" office:value="26552" calcext:value-type="float">
            <text:p>2655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317" calcext:value-type="float">
            <text:p>9317</text:p>
          </table:table-cell>
          <table:table-cell table:formula="of:=SUM([.A851:.B851])" office:value-type="float" office:value="9829" calcext:value-type="float">
            <text:p>982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4335" calcext:value-type="float">
            <text:p>4335</text:p>
          </table:table-cell>
          <table:table-cell table:formula="of:=SUM([.A852:.B852])" office:value-type="float" office:value="6589" calcext:value-type="float">
            <text:p>658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5" calcext:value-type="float">
            <text:p>95</text:p>
          </table:table-cell>
          <table:table-cell table:formula="of:=SUM([.A853:.B853])" office:value-type="float" office:value="373" calcext:value-type="float">
            <text:p>3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5273" calcext:value-type="float">
            <text:p>15273</text:p>
          </table:table-cell>
          <table:table-cell office:value-type="float" office:value="34122" calcext:value-type="float">
            <text:p>34122</text:p>
          </table:table-cell>
          <table:table-cell table:formula="of:=SUM([.A854:.B854])" office:value-type="float" office:value="49395" calcext:value-type="float">
            <text:p>4939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37" calcext:value-type="float">
            <text:p>1637</text:p>
          </table:table-cell>
          <table:table-cell table:formula="of:=SUM([.A855:.B855])" office:value-type="float" office:value="1775" calcext:value-type="float">
            <text:p>177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2762" calcext:value-type="float">
            <text:p>12762</text:p>
          </table:table-cell>
          <table:table-cell table:formula="of:=SUM([.A856:.B856])" office:value-type="float" office:value="13718" calcext:value-type="float">
            <text:p>1371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2857" calcext:value-type="float">
            <text:p>12857</text:p>
          </table:table-cell>
          <table:table-cell table:formula="of:=SUM([.A857:.B857])" office:value-type="float" office:value="14114" calcext:value-type="float">
            <text:p>141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5521" calcext:value-type="float">
            <text:p>5521</text:p>
          </table:table-cell>
          <table:table-cell table:formula="of:=SUM([.A858:.B858])" office:value-type="float" office:value="6573" calcext:value-type="float">
            <text:p>65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32" calcext:value-type="float">
            <text:p>1032</text:p>
          </table:table-cell>
          <table:table-cell table:formula="of:=SUM([.A859:.B859])" office:value-type="float" office:value="1074" calcext:value-type="float">
            <text:p>10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table:formula="of:=SUM([.A860:.B860])" office:value-type="float" office:value="131" calcext:value-type="float">
            <text:p>13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1275" calcext:value-type="float">
            <text:p>11275</text:p>
          </table:table-cell>
          <table:table-cell table:formula="of:=SUM([.A861:.B861])" office:value-type="float" office:value="13223" calcext:value-type="float">
            <text:p>132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4" calcext:value-type="float">
            <text:p>174</text:p>
          </table:table-cell>
          <table:table-cell table:formula="of:=SUM([.A862:.B862])" office:value-type="float" office:value="200" calcext:value-type="float">
            <text:p>20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8426" calcext:value-type="float">
            <text:p>8426</text:p>
          </table:table-cell>
          <table:table-cell table:formula="of:=SUM([.A863:.B863])" office:value-type="float" office:value="9615" calcext:value-type="float">
            <text:p>96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863" calcext:value-type="float">
            <text:p>10863</text:p>
          </table:table-cell>
          <table:table-cell table:formula="of:=SUM([.A864:.B864])" office:value-type="float" office:value="11750" calcext:value-type="float">
            <text:p>117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051" calcext:value-type="float">
            <text:p>3051</text:p>
          </table:table-cell>
          <table:table-cell table:formula="of:=SUM([.A865:.B865])" office:value-type="float" office:value="3785" calcext:value-type="float">
            <text:p>378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866:.B866])"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867:.B867])"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7126" calcext:value-type="float">
            <text:p>27126</text:p>
          </table:table-cell>
          <table:table-cell table:formula="of:=SUM([.A868:.B868])" office:value-type="float" office:value="29073" calcext:value-type="float">
            <text:p>290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2" calcext:value-type="float">
            <text:p>682</text:p>
          </table:table-cell>
          <table:table-cell table:formula="of:=SUM([.A869:.B869])" office:value-type="float" office:value="708" calcext:value-type="float">
            <text:p>70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938" calcext:value-type="float">
            <text:p>6938</text:p>
          </table:table-cell>
          <table:table-cell table:formula="of:=SUM([.A870:.B870])" office:value-type="float" office:value="7996" calcext:value-type="float">
            <text:p>799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5827" calcext:value-type="float">
            <text:p>15827</text:p>
          </table:table-cell>
          <table:table-cell table:formula="of:=SUM([.A871:.B871])" office:value-type="float" office:value="16560" calcext:value-type="float">
            <text:p>1656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857" calcext:value-type="float">
            <text:p>2857</text:p>
          </table:table-cell>
          <table:table-cell table:formula="of:=SUM([.A872:.B872])" office:value-type="float" office:value="3343" calcext:value-type="float">
            <text:p>334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31" calcext:value-type="float">
            <text:p>3631</text:p>
          </table:table-cell>
          <table:table-cell table:formula="of:=SUM([.A873:.B873])" office:value-type="float" office:value="3646" calcext:value-type="float">
            <text:p>36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SUM([.A874:.B874])" office:value-type="float" office:value="26" calcext:value-type="float">
            <text:p>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35296" calcext:value-type="float">
            <text:p>35296</text:p>
          </table:table-cell>
          <table:table-cell table:formula="of:=SUM([.A875:.B875])" office:value-type="float" office:value="36585" calcext:value-type="float">
            <text:p>3658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formula="of:=SUM([.A876:.B876])" office:value-type="float" office:value="385" calcext:value-type="float">
            <text:p>38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1928" calcext:value-type="float">
            <text:p>11928</text:p>
          </table:table-cell>
          <table:table-cell table:formula="of:=SUM([.A877:.B877])" office:value-type="float" office:value="12956" calcext:value-type="float">
            <text:p>129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4851" calcext:value-type="float">
            <text:p>24851</text:p>
          </table:table-cell>
          <table:table-cell table:formula="of:=SUM([.A878:.B878])" office:value-type="float" office:value="26009" calcext:value-type="float">
            <text:p>2600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427" calcext:value-type="float">
            <text:p>5427</text:p>
          </table:table-cell>
          <table:table-cell table:formula="of:=SUM([.A879:.B879])" office:value-type="float" office:value="6175" calcext:value-type="float">
            <text:p>617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468" calcext:value-type="float">
            <text:p>7468</text:p>
          </table:table-cell>
          <table:table-cell table:formula="of:=SUM([.A880:.B880])" office:value-type="float" office:value="7604" calcext:value-type="float">
            <text:p>76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SUM([.A881:.B881])" office:value-type="float" office:value="125" calcext:value-type="float">
            <text:p>12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2968" calcext:value-type="float">
            <text:p>22968</text:p>
          </table:table-cell>
          <table:table-cell office:value-type="float" office:value="32683" calcext:value-type="float">
            <text:p>32683</text:p>
          </table:table-cell>
          <table:table-cell table:formula="of:=SUM([.A882:.B882])" office:value-type="float" office:value="55651" calcext:value-type="float">
            <text:p>5565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28" calcext:value-type="float">
            <text:p>1428</text:p>
          </table:table-cell>
          <table:table-cell table:formula="of:=SUM([.A883:.B883])" office:value-type="float" office:value="1480" calcext:value-type="float">
            <text:p>14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9733" calcext:value-type="float">
            <text:p>19733</text:p>
          </table:table-cell>
          <table:table-cell table:formula="of:=SUM([.A884:.B884])" office:value-type="float" office:value="20215" calcext:value-type="float">
            <text:p>202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1634" calcext:value-type="float">
            <text:p>21634</text:p>
          </table:table-cell>
          <table:table-cell table:formula="of:=SUM([.A885:.B885])" office:value-type="float" office:value="22457" calcext:value-type="float">
            <text:p>2245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934" calcext:value-type="float">
            <text:p>7934</text:p>
          </table:table-cell>
          <table:table-cell table:formula="of:=SUM([.A886:.B886])" office:value-type="float" office:value="8576" calcext:value-type="float">
            <text:p>85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57" calcext:value-type="float">
            <text:p>2957</text:p>
          </table:table-cell>
          <table:table-cell table:formula="of:=SUM([.A887:.B887])" office:value-type="float" office:value="2983" calcext:value-type="float">
            <text:p>298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888:.B888])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float" office:value="25798" calcext:value-type="float">
            <text:p>25798</text:p>
          </table:table-cell>
          <table:table-cell table:formula="of:=SUM([.A889:.B889])" office:value-type="float" office:value="31735" calcext:value-type="float">
            <text:p>3173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formula="of:=SUM([.A890:.B890])" office:value-type="float" office:value="305" calcext:value-type="float">
            <text:p>30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6528" calcext:value-type="float">
            <text:p>16528</text:p>
          </table:table-cell>
          <table:table-cell table:formula="of:=SUM([.A891:.B891])" office:value-type="float" office:value="17480" calcext:value-type="float">
            <text:p>174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9957" calcext:value-type="float">
            <text:p>19957</text:p>
          </table:table-cell>
          <table:table-cell table:formula="of:=SUM([.A892:.B892])" office:value-type="float" office:value="21814" calcext:value-type="float">
            <text:p>218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829" calcext:value-type="float">
            <text:p>5829</text:p>
          </table:table-cell>
          <table:table-cell table:formula="of:=SUM([.A893:.B893])" office:value-type="float" office:value="6187" calcext:value-type="float">
            <text:p>618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428" calcext:value-type="float">
            <text:p>4428</text:p>
          </table:table-cell>
          <table:table-cell table:formula="of:=SUM([.A894:.B894])" office:value-type="float" office:value="4756" calcext:value-type="float">
            <text:p>47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76" calcext:value-type="float">
            <text:p>476</text:p>
          </table:table-cell>
          <table:table-cell table:formula="of:=SUM([.A895:.B895])" office:value-type="float" office:value="763" calcext:value-type="float">
            <text:p>76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9823" calcext:value-type="float">
            <text:p>9823</text:p>
          </table:table-cell>
          <table:table-cell table:formula="of:=SUM([.A896:.B896])" office:value-type="float" office:value="11305" calcext:value-type="float">
            <text:p>1130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23" calcext:value-type="float">
            <text:p>823</text:p>
          </table:table-cell>
          <table:table-cell table:formula="of:=SUM([.A897:.B897])" office:value-type="float" office:value="897" calcext:value-type="float">
            <text:p>89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1647" calcext:value-type="float">
            <text:p>31647</text:p>
          </table:table-cell>
          <table:table-cell table:formula="of:=SUM([.A898:.B898])" office:value-type="float" office:value="32170" calcext:value-type="float">
            <text:p>3217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9672" calcext:value-type="float">
            <text:p>29672</text:p>
          </table:table-cell>
          <table:table-cell table:formula="of:=SUM([.A899:.B899])" office:value-type="float" office:value="29959" calcext:value-type="float">
            <text:p>2995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7867" calcext:value-type="float">
            <text:p>17867</text:p>
          </table:table-cell>
          <table:table-cell table:formula="of:=SUM([.A900:.B900])" office:value-type="float" office:value="18229" calcext:value-type="float">
            <text:p>1822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23" calcext:value-type="float">
            <text:p>4023</text:p>
          </table:table-cell>
          <table:table-cell table:formula="of:=SUM([.A901:.B901])" office:value-type="float" office:value="4061" calcext:value-type="float">
            <text:p>406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SUM([.A902:.B902])"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9884" calcext:value-type="float">
            <text:p>29884</text:p>
          </table:table-cell>
          <table:table-cell table:formula="of:=SUM([.A903:.B903])" office:value-type="float" office:value="30371" calcext:value-type="float">
            <text:p>3037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table:formula="of:=SUM([.A904:.B904])" office:value-type="float" office:value="527" calcext:value-type="float">
            <text:p>5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6982" calcext:value-type="float">
            <text:p>26982</text:p>
          </table:table-cell>
          <table:table-cell table:formula="of:=SUM([.A905:.B905])" office:value-type="float" office:value="27492" calcext:value-type="float">
            <text:p>274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6442" calcext:value-type="float">
            <text:p>26442</text:p>
          </table:table-cell>
          <table:table-cell table:formula="of:=SUM([.A906:.B906])" office:value-type="float" office:value="27180" calcext:value-type="float">
            <text:p>271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852" calcext:value-type="float">
            <text:p>10852</text:p>
          </table:table-cell>
          <table:table-cell table:formula="of:=SUM([.A907:.B907])" office:value-type="float" office:value="11261" calcext:value-type="float">
            <text:p>1126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98" calcext:value-type="float">
            <text:p>2198</text:p>
          </table:table-cell>
          <table:table-cell table:formula="of:=SUM([.A908:.B908])" office:value-type="float" office:value="2225" calcext:value-type="float">
            <text:p>222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table:formula="of:=SUM([.A909:.B909])" office:value-type="float" office:value="258" calcext:value-type="float">
            <text:p>25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4957" calcext:value-type="float">
            <text:p>34957</text:p>
          </table:table-cell>
          <table:table-cell table:formula="of:=SUM([.A910:.B910])" office:value-type="float" office:value="36913" calcext:value-type="float">
            <text:p>3691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32" calcext:value-type="float">
            <text:p>332</text:p>
          </table:table-cell>
          <table:table-cell table:formula="of:=SUM([.A911:.B911])" office:value-type="float" office:value="608" calcext:value-type="float">
            <text:p>6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6531" calcext:value-type="float">
            <text:p>26531</text:p>
          </table:table-cell>
          <table:table-cell table:formula="of:=SUM([.A912:.B912])" office:value-type="float" office:value="27279" calcext:value-type="float">
            <text:p>2727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9672" calcext:value-type="float">
            <text:p>29672</text:p>
          </table:table-cell>
          <table:table-cell table:formula="of:=SUM([.A913:.B913])" office:value-type="float" office:value="30539" calcext:value-type="float">
            <text:p>3053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3683" calcext:value-type="float">
            <text:p>13683</text:p>
          </table:table-cell>
          <table:table-cell table:formula="of:=SUM([.A914:.B914])" office:value-type="float" office:value="14272" calcext:value-type="float">
            <text:p>1427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63" calcext:value-type="float">
            <text:p>2263</text:p>
          </table:table-cell>
          <table:table-cell table:formula="of:=SUM([.A915:.B915])" office:value-type="float" office:value="2281" calcext:value-type="float">
            <text:p>228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A916:.B916])" office:value-type="float" office:value="94" calcext:value-type="float">
            <text:p>9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float" office:value="29582" calcext:value-type="float">
            <text:p>29582</text:p>
          </table:table-cell>
          <table:table-cell table:formula="of:=SUM([.A917:.B917])" office:value-type="float" office:value="33739" calcext:value-type="float">
            <text:p>3373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table:formula="of:=SUM([.A918:.B918])" office:value-type="float" office:value="837" calcext:value-type="float">
            <text:p>8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578" calcext:value-type="float">
            <text:p>4578</text:p>
          </table:table-cell>
          <table:table-cell table:formula="of:=SUM([.A919:.B919])" office:value-type="float" office:value="5257" calcext:value-type="float">
            <text:p>525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2685" calcext:value-type="float">
            <text:p>12685</text:p>
          </table:table-cell>
          <table:table-cell table:formula="of:=SUM([.A920:.B920])" office:value-type="float" office:value="13400" calcext:value-type="float">
            <text:p>134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185" calcext:value-type="float">
            <text:p>2185</text:p>
          </table:table-cell>
          <table:table-cell table:formula="of:=SUM([.A921:.B921])" office:value-type="float" office:value="2647" calcext:value-type="float">
            <text:p>264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 table:formula="of:=SUM([.A922:.B922])" office:value-type="float" office:value="2214" calcext:value-type="float">
            <text:p>22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formula="of:=SUM([.A923:.B923])" office:value-type="float" office:value="89" calcext:value-type="float">
            <text:p>8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2789" calcext:value-type="float">
            <text:p>22789</text:p>
          </table:table-cell>
          <table:table-cell table:formula="of:=SUM([.A924:.B924])" office:value-type="float" office:value="24045" calcext:value-type="float">
            <text:p>2404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86" calcext:value-type="float">
            <text:p>1486</text:p>
          </table:table-cell>
          <table:table-cell table:formula="of:=SUM([.A925:.B925])" office:value-type="float" office:value="1537" calcext:value-type="float">
            <text:p>15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1966" calcext:value-type="float">
            <text:p>11966</text:p>
          </table:table-cell>
          <table:table-cell table:formula="of:=SUM([.A926:.B926])" office:value-type="float" office:value="12607" calcext:value-type="float">
            <text:p>1260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2821" calcext:value-type="float">
            <text:p>12821</text:p>
          </table:table-cell>
          <table:table-cell table:formula="of:=SUM([.A927:.B927])" office:value-type="float" office:value="13288" calcext:value-type="float">
            <text:p>132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738" calcext:value-type="float">
            <text:p>4738</text:p>
          </table:table-cell>
          <table:table-cell table:formula="of:=SUM([.A928:.B928])" office:value-type="float" office:value="5012" calcext:value-type="float">
            <text:p>50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2" calcext:value-type="float">
            <text:p>1422</text:p>
          </table:table-cell>
          <table:table-cell table:formula="of:=SUM([.A929:.B929])" office:value-type="float" office:value="1422" calcext:value-type="float">
            <text:p>142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930:.B930])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0582" calcext:value-type="float">
            <text:p>20582</text:p>
          </table:table-cell>
          <table:table-cell table:formula="of:=SUM([.A931:.B931])" office:value-type="float" office:value="21320" calcext:value-type="float">
            <text:p>213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table:formula="of:=SUM([.A932:.B932])" office:value-type="float" office:value="742" calcext:value-type="float">
            <text:p>74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4684" calcext:value-type="float">
            <text:p>14684</text:p>
          </table:table-cell>
          <table:table-cell table:formula="of:=SUM([.A933:.B933])" office:value-type="float" office:value="16620" calcext:value-type="float">
            <text:p>166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18473" calcext:value-type="float">
            <text:p>18473</text:p>
          </table:table-cell>
          <table:table-cell table:formula="of:=SUM([.A934:.B934])" office:value-type="float" office:value="20990" calcext:value-type="float">
            <text:p>2099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327" calcext:value-type="float">
            <text:p>6327</text:p>
          </table:table-cell>
          <table:table-cell table:formula="of:=SUM([.A935:.B935])" office:value-type="float" office:value="7174" calcext:value-type="float">
            <text:p>717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82" calcext:value-type="float">
            <text:p>2582</text:p>
          </table:table-cell>
          <table:table-cell table:formula="of:=SUM([.A936:.B936])" office:value-type="float" office:value="2634" calcext:value-type="float">
            <text:p>263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SUM([.A937:.B937])"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938" calcext:value-type="float">
            <text:p>7938</text:p>
          </table:table-cell>
          <table:table-cell office:value-type="float" office:value="15138" calcext:value-type="float">
            <text:p>15138</text:p>
          </table:table-cell>
          <table:table-cell table:formula="of:=SUM([.A938:.B938])" office:value-type="float" office:value="23076" calcext:value-type="float">
            <text:p>230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62" calcext:value-type="float">
            <text:p>1362</text:p>
          </table:table-cell>
          <table:table-cell table:formula="of:=SUM([.A939:.B939])" office:value-type="float" office:value="1444" calcext:value-type="float">
            <text:p>144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8421" calcext:value-type="float">
            <text:p>8421</text:p>
          </table:table-cell>
          <table:table-cell table:formula="of:=SUM([.A940:.B940])" office:value-type="float" office:value="9608" calcext:value-type="float">
            <text:p>96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3793" calcext:value-type="float">
            <text:p>13793</text:p>
          </table:table-cell>
          <table:table-cell table:formula="of:=SUM([.A941:.B941])" office:value-type="float" office:value="15058" calcext:value-type="float">
            <text:p>1505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186" calcext:value-type="float">
            <text:p>4186</text:p>
          </table:table-cell>
          <table:table-cell table:formula="of:=SUM([.A942:.B942])" office:value-type="float" office:value="5023" calcext:value-type="float">
            <text:p>502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table:formula="of:=SUM([.A943:.B943])" office:value-type="float" office:value="1528" calcext:value-type="float">
            <text:p>15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SUM([.A944:.B944])"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2683" calcext:value-type="float">
            <text:p>32683</text:p>
          </table:table-cell>
          <table:table-cell table:formula="of:=SUM([.A945:.B945])" office:value-type="float" office:value="33530" calcext:value-type="float">
            <text:p>3353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table:formula="of:=SUM([.A946:.B946])" office:value-type="float" office:value="638" calcext:value-type="float">
            <text:p>6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693" calcext:value-type="float">
            <text:p>13693</text:p>
          </table:table-cell>
          <table:table-cell table:formula="of:=SUM([.A947:.B947])" office:value-type="float" office:value="13975" calcext:value-type="float">
            <text:p>1397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276" calcext:value-type="float">
            <text:p>15276</text:p>
          </table:table-cell>
          <table:table-cell table:formula="of:=SUM([.A948:.B948])" office:value-type="float" office:value="15411" calcext:value-type="float">
            <text:p>1541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368" calcext:value-type="float">
            <text:p>5368</text:p>
          </table:table-cell>
          <table:table-cell table:formula="of:=SUM([.A949:.B949])" office:value-type="float" office:value="5496" calcext:value-type="float">
            <text:p>549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63" calcext:value-type="float">
            <text:p>1763</text:p>
          </table:table-cell>
          <table:table-cell table:formula="of:=SUM([.A950:.B950])" office:value-type="float" office:value="1784" calcext:value-type="float">
            <text:p>17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table:formula="of:=SUM([.A951:.B951])" office:value-type="float" office:value="102" calcext:value-type="float">
            <text:p>10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2867" calcext:value-type="float">
            <text:p>22867</text:p>
          </table:table-cell>
          <table:table-cell table:formula="of:=SUM([.A952:.B952])" office:value-type="float" office:value="23824" calcext:value-type="float">
            <text:p>238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table:formula="of:=SUM([.A953:.B953])" office:value-type="float" office:value="527" calcext:value-type="float">
            <text:p>5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285" calcext:value-type="float">
            <text:p>14285</text:p>
          </table:table-cell>
          <table:table-cell table:formula="of:=SUM([.A954:.B954])" office:value-type="float" office:value="14448" calcext:value-type="float">
            <text:p>144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6391" calcext:value-type="float">
            <text:p>16391</text:p>
          </table:table-cell>
          <table:table-cell table:formula="of:=SUM([.A955:.B955])" office:value-type="float" office:value="16930" calcext:value-type="float">
            <text:p>1693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319" calcext:value-type="float">
            <text:p>7319</text:p>
          </table:table-cell>
          <table:table-cell table:formula="of:=SUM([.A956:.B956])" office:value-type="float" office:value="7457" calcext:value-type="float">
            <text:p>745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81" calcext:value-type="float">
            <text:p>2481</text:p>
          </table:table-cell>
          <table:table-cell table:formula="of:=SUM([.A957:.B957])" office:value-type="float" office:value="2574" calcext:value-type="float">
            <text:p>257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SUM([.A958:.B958])"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5285" calcext:value-type="float">
            <text:p>15285</text:p>
          </table:table-cell>
          <table:table-cell table:formula="of:=SUM([.A959:.B959])" office:value-type="float" office:value="16912" calcext:value-type="float">
            <text:p>169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68" calcext:value-type="float">
            <text:p>1268</text:p>
          </table:table-cell>
          <table:table-cell table:formula="of:=SUM([.A960:.B960])" office:value-type="float" office:value="1431" calcext:value-type="float">
            <text:p>143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5281" calcext:value-type="float">
            <text:p>25281</text:p>
          </table:table-cell>
          <table:table-cell table:formula="of:=SUM([.A961:.B961])" office:value-type="float" office:value="26122" calcext:value-type="float">
            <text:p>2612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0582" calcext:value-type="float">
            <text:p>30582</text:p>
          </table:table-cell>
          <table:table-cell table:formula="of:=SUM([.A962:.B962])" office:value-type="float" office:value="31164" calcext:value-type="float">
            <text:p>3116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271" calcext:value-type="float">
            <text:p>8271</text:p>
          </table:table-cell>
          <table:table-cell table:formula="of:=SUM([.A963:.B963])" office:value-type="float" office:value="8769" calcext:value-type="float">
            <text:p>876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7" calcext:value-type="float">
            <text:p>2857</text:p>
          </table:table-cell>
          <table:table-cell table:formula="of:=SUM([.A964:.B964])" office:value-type="float" office:value="2857" calcext:value-type="float">
            <text:p>285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SUM([.A965:.B965])"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55281" calcext:value-type="float">
            <text:p>55281</text:p>
          </table:table-cell>
          <table:table-cell table:formula="of:=SUM([.A966:.B966])" office:value-type="float" office:value="58482" calcext:value-type="float">
            <text:p>5848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table:formula="of:=SUM([.A967:.B967])" office:value-type="float" office:value="208" calcext:value-type="float">
            <text:p>2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421" calcext:value-type="float">
            <text:p>3421</text:p>
          </table:table-cell>
          <table:table-cell table:formula="of:=SUM([.A968:.B968])" office:value-type="float" office:value="3749" calcext:value-type="float">
            <text:p>374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289" calcext:value-type="float">
            <text:p>8289</text:p>
          </table:table-cell>
          <table:table-cell table:formula="of:=SUM([.A969:.B969])" office:value-type="float" office:value="8757" calcext:value-type="float">
            <text:p>875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58" calcext:value-type="float">
            <text:p>2058</text:p>
          </table:table-cell>
          <table:table-cell table:formula="of:=SUM([.A970:.B970])" office:value-type="float" office:value="2316" calcext:value-type="float">
            <text:p>23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68" calcext:value-type="float">
            <text:p>2468</text:p>
          </table:table-cell>
          <table:table-cell table:formula="of:=SUM([.A971:.B971])" office:value-type="float" office:value="2537" calcext:value-type="float">
            <text:p>25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formula="of:=SUM([.A972:.B972])" office:value-type="float" office:value="88" calcext:value-type="float">
            <text:p>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11968" calcext:value-type="float">
            <text:p>11968</text:p>
          </table:table-cell>
          <table:table-cell table:formula="of:=SUM([.A973:.B973])" office:value-type="float" office:value="15986" calcext:value-type="float">
            <text:p>1598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961" calcext:value-type="float">
            <text:p>2961</text:p>
          </table:table-cell>
          <table:table-cell table:formula="of:=SUM([.A974:.B974])" office:value-type="float" office:value="3167" calcext:value-type="float">
            <text:p>316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3681" calcext:value-type="float">
            <text:p>23681</text:p>
          </table:table-cell>
          <table:table-cell table:formula="of:=SUM([.A975:.B975])" office:value-type="float" office:value="23877" calcext:value-type="float">
            <text:p>2387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5018" calcext:value-type="float">
            <text:p>35018</text:p>
          </table:table-cell>
          <table:table-cell table:formula="of:=SUM([.A976:.B976])" office:value-type="float" office:value="35180" calcext:value-type="float">
            <text:p>351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81" calcext:value-type="float">
            <text:p>7481</text:p>
          </table:table-cell>
          <table:table-cell table:formula="of:=SUM([.A977:.B977])" office:value-type="float" office:value="7553" calcext:value-type="float">
            <text:p>755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68" calcext:value-type="float">
            <text:p>4068</text:p>
          </table:table-cell>
          <table:table-cell table:formula="of:=SUM([.A978:.B978])" office:value-type="float" office:value="4068" calcext:value-type="float">
            <text:p>40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SUM([.A979:.B979])"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59281" calcext:value-type="float">
            <text:p>59281</text:p>
          </table:table-cell>
          <table:table-cell table:formula="of:=SUM([.A980:.B980])" office:value-type="float" office:value="61749" calcext:value-type="float">
            <text:p>6174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formula="of:=SUM([.A981:.B981])" office:value-type="float" office:value="291" calcext:value-type="float">
            <text:p>29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5291" calcext:value-type="float">
            <text:p>25291</text:p>
          </table:table-cell>
          <table:table-cell table:formula="of:=SUM([.A982:.B982])" office:value-type="float" office:value="26659" calcext:value-type="float">
            <text:p>2665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8716" calcext:value-type="float">
            <text:p>28716</text:p>
          </table:table-cell>
          <table:table-cell table:formula="of:=SUM([.A983:.B983])" office:value-type="float" office:value="29519" calcext:value-type="float">
            <text:p>2951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1095" calcext:value-type="float">
            <text:p>11095</text:p>
          </table:table-cell>
          <table:table-cell table:formula="of:=SUM([.A984:.B984])" office:value-type="float" office:value="11734" calcext:value-type="float">
            <text:p>1173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9" calcext:value-type="float">
            <text:p>3059</text:p>
          </table:table-cell>
          <table:table-cell table:formula="of:=SUM([.A985:.B985])" office:value-type="float" office:value="3059" calcext:value-type="float">
            <text:p>305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9" calcext:value-type="float">
            <text:p>269</text:p>
          </table:table-cell>
          <table:table-cell table:formula="of:=SUM([.A986:.B986])" office:value-type="float" office:value="327" calcext:value-type="float">
            <text:p>3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3582" calcext:value-type="float">
            <text:p>33582</text:p>
          </table:table-cell>
          <table:table-cell table:formula="of:=SUM([.A987:.B987])" office:value-type="float" office:value="34220" calcext:value-type="float">
            <text:p>342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table:formula="of:=SUM([.A988:.B988])" office:value-type="float" office:value="381" calcext:value-type="float">
            <text:p>38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2682" calcext:value-type="float">
            <text:p>22682</text:p>
          </table:table-cell>
          <table:table-cell table:formula="of:=SUM([.A989:.B989])" office:value-type="float" office:value="23425" calcext:value-type="float">
            <text:p>2342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683" calcext:value-type="float">
            <text:p>21683</text:p>
          </table:table-cell>
          <table:table-cell table:formula="of:=SUM([.A990:.B990])" office:value-type="float" office:value="22174" calcext:value-type="float">
            <text:p>2217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737" calcext:value-type="float">
            <text:p>8737</text:p>
          </table:table-cell>
          <table:table-cell table:formula="of:=SUM([.A991:.B991])" office:value-type="float" office:value="9165" calcext:value-type="float">
            <text:p>916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68" calcext:value-type="float">
            <text:p>2368</text:p>
          </table:table-cell>
          <table:table-cell table:formula="of:=SUM([.A992:.B992])" office:value-type="float" office:value="2368" calcext:value-type="float">
            <text:p>23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SUM([.A993:.B993])"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35793" calcext:value-type="float">
            <text:p>35793</text:p>
          </table:table-cell>
          <table:table-cell table:formula="of:=SUM([.A994:.B994])" office:value-type="float" office:value="38541" calcext:value-type="float">
            <text:p>3854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table:formula="of:=SUM([.A995:.B995])" office:value-type="float" office:value="489" calcext:value-type="float">
            <text:p>48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1285" calcext:value-type="float">
            <text:p>11285</text:p>
          </table:table-cell>
          <table:table-cell table:formula="of:=SUM([.A996:.B996])" office:value-type="float" office:value="12122" calcext:value-type="float">
            <text:p>1212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5282" calcext:value-type="float">
            <text:p>15282</text:p>
          </table:table-cell>
          <table:table-cell table:formula="of:=SUM([.A997:.B997])" office:value-type="float" office:value="16129" calcext:value-type="float">
            <text:p>1612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928" calcext:value-type="float">
            <text:p>4928</text:p>
          </table:table-cell>
          <table:table-cell table:formula="of:=SUM([.A998:.B998])" office:value-type="float" office:value="5551" calcext:value-type="float">
            <text:p>555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856" calcext:value-type="float">
            <text:p>1856</text:p>
          </table:table-cell>
          <table:table-cell table:formula="of:=SUM([.A999:.B999])" office:value-type="float" office:value="2338" calcext:value-type="float">
            <text:p>23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09" calcext:value-type="float">
            <text:p>309</text:p>
          </table:table-cell>
          <table:table-cell table:formula="of:=SUM([.A1000:.B1000])" office:value-type="float" office:value="567" calcext:value-type="float">
            <text:p>56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8372" calcext:value-type="float">
            <text:p>18372</text:p>
          </table:table-cell>
          <table:table-cell table:formula="of:=SUM([.A1001:.B1001])" office:value-type="float" office:value="19130" calcext:value-type="float">
            <text:p>1913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8" calcext:value-type="float">
            <text:p>428</text:p>
          </table:table-cell>
          <table:table-cell table:formula="of:=SUM([.A1002:.B1002])" office:value-type="float" office:value="451" calcext:value-type="float">
            <text:p>45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3581" calcext:value-type="float">
            <text:p>33581</text:p>
          </table:table-cell>
          <table:table-cell table:formula="of:=SUM([.A1003:.B1003])" office:value-type="float" office:value="34418" calcext:value-type="float">
            <text:p>344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2581" calcext:value-type="float">
            <text:p>32581</text:p>
          </table:table-cell>
          <table:table-cell table:formula="of:=SUM([.A1004:.B1004])" office:value-type="float" office:value="33329" calcext:value-type="float">
            <text:p>3332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2593" calcext:value-type="float">
            <text:p>12593</text:p>
          </table:table-cell>
          <table:table-cell table:formula="of:=SUM([.A1005:.B1005])" office:value-type="float" office:value="13075" calcext:value-type="float">
            <text:p>1307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128" calcext:value-type="float">
            <text:p>4128</text:p>
          </table:table-cell>
          <table:table-cell table:formula="of:=SUM([.A1006:.B1006])" office:value-type="float" office:value="4409" calcext:value-type="float">
            <text:p>440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007:.B1007])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50728" calcext:value-type="float">
            <text:p>50728</text:p>
          </table:table-cell>
          <table:table-cell table:formula="of:=SUM([.A1008:.B1008])" office:value-type="float" office:value="53786" calcext:value-type="float">
            <text:p>5378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table:formula="of:=SUM([.A1009:.B1009])" office:value-type="float" office:value="428" calcext:value-type="float">
            <text:p>4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6869" calcext:value-type="float">
            <text:p>16869</text:p>
          </table:table-cell>
          <table:table-cell table:formula="of:=SUM([.A1010:.B1010])" office:value-type="float" office:value="17552" calcext:value-type="float">
            <text:p>175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2812" calcext:value-type="float">
            <text:p>52812</text:p>
          </table:table-cell>
          <table:table-cell table:formula="of:=SUM([.A1011:.B1011])" office:value-type="float" office:value="53093" calcext:value-type="float">
            <text:p>5309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012:.B1012])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82" calcext:value-type="float">
            <text:p>5582</text:p>
          </table:table-cell>
          <table:table-cell table:formula="of:=SUM([.A1013:.B1013])" office:value-type="float" office:value="5620" calcext:value-type="float">
            <text:p>56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637" calcext:value-type="float">
            <text:p>3637</text:p>
          </table:table-cell>
          <table:table-cell table:formula="of:=SUM([.A1014:.B1014])" office:value-type="float" office:value="3746" calcext:value-type="float">
            <text:p>374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38" calcext:value-type="float">
            <text:p>7638</text:p>
          </table:table-cell>
          <table:table-cell table:formula="of:=SUM([.A1015:.B1015])" office:value-type="float" office:value="7665" calcext:value-type="float">
            <text:p>766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 table:formula="of:=SUM([.A1016:.B1016])" office:value-type="float" office:value="1268" calcext:value-type="float">
            <text:p>12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72" calcext:value-type="float">
            <text:p>2572</text:p>
          </table:table-cell>
          <table:table-cell table:formula="of:=SUM([.A1017:.B1017])" office:value-type="float" office:value="2610" calcext:value-type="float">
            <text:p>261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6" calcext:value-type="float">
            <text:p>20186</text:p>
          </table:table-cell>
          <table:table-cell table:formula="of:=SUM([.A1018:.B1018])" office:value-type="float" office:value="20186" calcext:value-type="float">
            <text:p>2018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019:.B1019])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39" calcext:value-type="float">
            <text:p>2839</text:p>
          </table:table-cell>
          <table:table-cell table:formula="of:=SUM([.A1020:.B1020])" office:value-type="float" office:value="2839" calcext:value-type="float">
            <text:p>283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28" calcext:value-type="float">
            <text:p>6128</text:p>
          </table:table-cell>
          <table:table-cell table:formula="of:=SUM([.A1021:.B1021])" office:value-type="float" office:value="6154" calcext:value-type="float">
            <text:p>615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8" calcext:value-type="float">
            <text:p>1468</text:p>
          </table:table-cell>
          <table:table-cell table:formula="of:=SUM([.A1022:.B1022])" office:value-type="float" office:value="1468" calcext:value-type="float">
            <text:p>14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table:formula="of:=SUM([.A1023:.B1023])" office:value-type="float" office:value="683" calcext:value-type="float">
            <text:p>68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0527" calcext:value-type="float">
            <text:p>20527</text:p>
          </table:table-cell>
          <table:table-cell table:formula="of:=SUM([.A1024:.B1024])" office:value-type="float" office:value="21275" calcext:value-type="float">
            <text:p>2127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24168" calcext:value-type="float">
            <text:p>24168</text:p>
          </table:table-cell>
          <table:table-cell table:formula="of:=SUM([.A1025:.B1025])" office:value-type="float" office:value="26916" calcext:value-type="float">
            <text:p>269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358" calcext:value-type="float">
            <text:p>9358</text:p>
          </table:table-cell>
          <table:table-cell table:formula="of:=SUM([.A1026:.B1026])" office:value-type="float" office:value="9996" calcext:value-type="float">
            <text:p>999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4468" calcext:value-type="float">
            <text:p>4468</text:p>
          </table:table-cell>
          <table:table-cell table:formula="of:=SUM([.A1027:.B1027])" office:value-type="float" office:value="6836" calcext:value-type="float">
            <text:p>683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8" calcext:value-type="float">
            <text:p>108</text:p>
          </table:table-cell>
          <table:table-cell table:formula="of:=SUM([.A1028:.B1028])" office:value-type="float" office:value="409" calcext:value-type="float">
            <text:p>40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6859" calcext:value-type="float">
            <text:p>16859</text:p>
          </table:table-cell>
          <table:table-cell office:value-type="float" office:value="35282" calcext:value-type="float">
            <text:p>35282</text:p>
          </table:table-cell>
          <table:table-cell table:formula="of:=SUM([.A1029:.B1029])" office:value-type="float" office:value="52141" calcext:value-type="float">
            <text:p>5214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48" calcext:value-type="float">
            <text:p>1748</text:p>
          </table:table-cell>
          <table:table-cell table:formula="of:=SUM([.A1030:.B1030])" office:value-type="float" office:value="1911" calcext:value-type="float">
            <text:p>191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3529" calcext:value-type="float">
            <text:p>13529</text:p>
          </table:table-cell>
          <table:table-cell table:formula="of:=SUM([.A1031:.B1031])" office:value-type="float" office:value="14592" calcext:value-type="float">
            <text:p>145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2957" calcext:value-type="float">
            <text:p>12957</text:p>
          </table:table-cell>
          <table:table-cell table:formula="of:=SUM([.A1032:.B1032])" office:value-type="float" office:value="14315" calcext:value-type="float">
            <text:p>143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5637" calcext:value-type="float">
            <text:p>5637</text:p>
          </table:table-cell>
          <table:table-cell table:formula="of:=SUM([.A1033:.B1033])" office:value-type="float" office:value="6795" calcext:value-type="float">
            <text:p>679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68" calcext:value-type="float">
            <text:p>1168</text:p>
          </table:table-cell>
          <table:table-cell table:formula="of:=SUM([.A1034:.B1034])" office:value-type="float" office:value="1254" calcext:value-type="float">
            <text:p>125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formula="of:=SUM([.A1035:.B1035])" office:value-type="float" office:value="181" calcext:value-type="float">
            <text:p>18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11784" calcext:value-type="float">
            <text:p>11784</text:p>
          </table:table-cell>
          <table:table-cell table:formula="of:=SUM([.A1036:.B1036])" office:value-type="float" office:value="13890" calcext:value-type="float">
            <text:p>1389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8" calcext:value-type="float">
            <text:p>268</text:p>
          </table:table-cell>
          <table:table-cell table:formula="of:=SUM([.A1037:.B1037])" office:value-type="float" office:value="329" calcext:value-type="float">
            <text:p>32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8573" calcext:value-type="float">
            <text:p>8573</text:p>
          </table:table-cell>
          <table:table-cell table:formula="of:=SUM([.A1038:.B1038])" office:value-type="float" office:value="9836" calcext:value-type="float">
            <text:p>983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1578" calcext:value-type="float">
            <text:p>11578</text:p>
          </table:table-cell>
          <table:table-cell table:formula="of:=SUM([.A1039:.B1039])" office:value-type="float" office:value="12556" calcext:value-type="float">
            <text:p>125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168" calcext:value-type="float">
            <text:p>3168</text:p>
          </table:table-cell>
          <table:table-cell table:formula="of:=SUM([.A1040:.B1040])" office:value-type="float" office:value="4025" calcext:value-type="float">
            <text:p>402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041:.B1041])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042:.B1042])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28673" calcext:value-type="float">
            <text:p>28673</text:p>
          </table:table-cell>
          <table:table-cell table:formula="of:=SUM([.A1043:.B1043])" office:value-type="float" office:value="30764" calcext:value-type="float">
            <text:p>3076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48" calcext:value-type="float">
            <text:p>748</text:p>
          </table:table-cell>
          <table:table-cell table:formula="of:=SUM([.A1044:.B1044])" office:value-type="float" office:value="832" calcext:value-type="float">
            <text:p>8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7048" calcext:value-type="float">
            <text:p>7048</text:p>
          </table:table-cell>
          <table:table-cell table:formula="of:=SUM([.A1045:.B1045])" office:value-type="float" office:value="8216" calcext:value-type="float">
            <text:p>82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6832" calcext:value-type="float">
            <text:p>16832</text:p>
          </table:table-cell>
          <table:table-cell table:formula="of:=SUM([.A1046:.B1046])" office:value-type="float" office:value="17570" calcext:value-type="float">
            <text:p>1757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968" calcext:value-type="float">
            <text:p>2968</text:p>
          </table:table-cell>
          <table:table-cell table:formula="of:=SUM([.A1047:.B1047])" office:value-type="float" office:value="3550" calcext:value-type="float">
            <text:p>355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69" calcext:value-type="float">
            <text:p>3769</text:p>
          </table:table-cell>
          <table:table-cell table:formula="of:=SUM([.A1048:.B1048])" office:value-type="float" office:value="3795" calcext:value-type="float">
            <text:p>379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SUM([.A1049:.B1049])"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35895" calcext:value-type="float">
            <text:p>35895</text:p>
          </table:table-cell>
          <table:table-cell table:formula="of:=SUM([.A1050:.B1050])" office:value-type="float" office:value="37264" calcext:value-type="float">
            <text:p>3726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table:formula="of:=SUM([.A1051:.B1051])" office:value-type="float" office:value="487" calcext:value-type="float">
            <text:p>48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69" calcext:value-type="float">
            <text:p>10569</text:p>
          </table:table-cell>
          <table:table-cell table:formula="of:=SUM([.A1052:.B1052])" office:value-type="float" office:value="10569" calcext:value-type="float">
            <text:p>1056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981" calcext:value-type="float">
            <text:p>21981</text:p>
          </table:table-cell>
          <table:table-cell table:formula="of:=SUM([.A1053:.B1053])" office:value-type="float" office:value="21981" calcext:value-type="float">
            <text:p>219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51" calcext:value-type="float">
            <text:p>6451</text:p>
          </table:table-cell>
          <table:table-cell table:formula="of:=SUM([.A1054:.B1054])" office:value-type="float" office:value="6451" calcext:value-type="float">
            <text:p>645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24" calcext:value-type="float">
            <text:p>5924</text:p>
          </table:table-cell>
          <table:table-cell table:formula="of:=SUM([.A1055:.B1055])" office:value-type="float" office:value="5924" calcext:value-type="float">
            <text:p>59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SUM([.A1056:.B1056])" office:value-type="float" office:value="28" calcext:value-type="float">
            <text:p>2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55" calcext:value-type="float">
            <text:p>34955</text:p>
          </table:table-cell>
          <table:table-cell table:formula="of:=SUM([.A1057:.B1057])" office:value-type="float" office:value="34955" calcext:value-type="float">
            <text:p>3495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 table:formula="of:=SUM([.A1058:.B1058])" office:value-type="float" office:value="1845" calcext:value-type="float">
            <text:p>184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48" calcext:value-type="float">
            <text:p>17148</text:p>
          </table:table-cell>
          <table:table-cell table:formula="of:=SUM([.A1059:.B1059])" office:value-type="float" office:value="17148" calcext:value-type="float">
            <text:p>171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56" calcext:value-type="float">
            <text:p>18756</text:p>
          </table:table-cell>
          <table:table-cell table:formula="of:=SUM([.A1060:.B1060])" office:value-type="float" office:value="18756" calcext:value-type="float">
            <text:p>1875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94" calcext:value-type="float">
            <text:p>8994</text:p>
          </table:table-cell>
          <table:table-cell table:formula="of:=SUM([.A1061:.B1061])" office:value-type="float" office:value="8994" calcext:value-type="float">
            <text:p>89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1" calcext:value-type="float">
            <text:p>2281</text:p>
          </table:table-cell>
          <table:table-cell table:formula="of:=SUM([.A1062:.B1062])" office:value-type="float" office:value="2281" calcext:value-type="float">
            <text:p>22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1063:.B1063])"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53" calcext:value-type="float">
            <text:p>23253</text:p>
          </table:table-cell>
          <table:table-cell table:formula="of:=SUM([.A1064:.B1064])" office:value-type="float" office:value="23253" calcext:value-type="float">
            <text:p>2325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table:formula="of:=SUM([.A1065:.B1065])" office:value-type="float" office:value="631" calcext:value-type="float">
            <text:p>63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09" calcext:value-type="float">
            <text:p>13209</text:p>
          </table:table-cell>
          <table:table-cell table:formula="of:=SUM([.A1066:.B1066])" office:value-type="float" office:value="13209" calcext:value-type="float">
            <text:p>1320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59" calcext:value-type="float">
            <text:p>17359</text:p>
          </table:table-cell>
          <table:table-cell table:formula="of:=SUM([.A1067:.B1067])" office:value-type="float" office:value="17362" calcext:value-type="float">
            <text:p>1736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70" calcext:value-type="float">
            <text:p>7270</text:p>
          </table:table-cell>
          <table:table-cell table:formula="of:=SUM([.A1068:.B1068])" office:value-type="float" office:value="7270" calcext:value-type="float">
            <text:p>727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22" calcext:value-type="float">
            <text:p>3922</text:p>
          </table:table-cell>
          <table:table-cell table:formula="of:=SUM([.A1069:.B1069])" office:value-type="float" office:value="3922" calcext:value-type="float">
            <text:p>39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formula="of:=SUM([.A1070:.B1070])" office:value-type="float" office:value="203" calcext:value-type="float">
            <text:p>20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57" calcext:value-type="float">
            <text:p>13957</text:p>
          </table:table-cell>
          <table:table-cell table:formula="of:=SUM([.A1071:.B1071])" office:value-type="float" office:value="13957" calcext:value-type="float">
            <text:p>1395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UM([.A1072:.B1072])" office:value-type="float" office:value="1435" calcext:value-type="float">
            <text:p>143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526" calcext:value-type="float">
            <text:p>26526</text:p>
          </table:table-cell>
          <table:table-cell table:formula="of:=SUM([.A1073:.B1073])" office:value-type="float" office:value="26526" calcext:value-type="float">
            <text:p>2652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352" calcext:value-type="float">
            <text:p>33352</text:p>
          </table:table-cell>
          <table:table-cell table:formula="of:=SUM([.A1074:.B1074])" office:value-type="float" office:value="33352" calcext:value-type="float">
            <text:p>3335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13" calcext:value-type="float">
            <text:p>15213</text:p>
          </table:table-cell>
          <table:table-cell table:formula="of:=SUM([.A1075:.B1075])" office:value-type="float" office:value="15213" calcext:value-type="float">
            <text:p>1521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48" calcext:value-type="float">
            <text:p>3848</text:p>
          </table:table-cell>
          <table:table-cell table:formula="of:=SUM([.A1076:.B1076])" office:value-type="float" office:value="3848" calcext:value-type="float">
            <text:p>38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077:.B1077])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193" calcext:value-type="float">
            <text:p>32193</text:p>
          </table:table-cell>
          <table:table-cell table:formula="of:=SUM([.A1078:.B1078])" office:value-type="float" office:value="32193" calcext:value-type="float">
            <text:p>3219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formula="of:=SUM([.A1079:.B1079])" office:value-type="float" office:value="539" calcext:value-type="float">
            <text:p>53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430" calcext:value-type="float">
            <text:p>33430</text:p>
          </table:table-cell>
          <table:table-cell table:formula="of:=SUM([.A1080:.B1080])" office:value-type="float" office:value="33430" calcext:value-type="float">
            <text:p>3343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566" calcext:value-type="float">
            <text:p>32566</text:p>
          </table:table-cell>
          <table:table-cell table:formula="of:=SUM([.A1081:.B1081])" office:value-type="float" office:value="32566" calcext:value-type="float">
            <text:p>325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66" calcext:value-type="float">
            <text:p>16466</text:p>
          </table:table-cell>
          <table:table-cell table:formula="of:=SUM([.A1082:.B1082])" office:value-type="float" office:value="16466" calcext:value-type="float">
            <text:p>164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20" calcext:value-type="float">
            <text:p>3420</text:p>
          </table:table-cell>
          <table:table-cell table:formula="of:=SUM([.A1083:.B1083])" office:value-type="float" office:value="3420" calcext:value-type="float">
            <text:p>342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formula="of:=SUM([.A1084:.B1084])" office:value-type="float" office:value="109" calcext:value-type="float">
            <text:p>10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32" calcext:value-type="float">
            <text:p>42032</text:p>
          </table:table-cell>
          <table:table-cell table:formula="of:=SUM([.A1085:.B1085])" office:value-type="float" office:value="42032" calcext:value-type="float">
            <text:p>420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table:formula="of:=SUM([.A1086:.B1086])" office:value-type="float" office:value="477" calcext:value-type="float">
            <text:p>47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920" calcext:value-type="float">
            <text:p>28920</text:p>
          </table:table-cell>
          <table:table-cell table:formula="of:=SUM([.A1087:.B1087])" office:value-type="float" office:value="28920" calcext:value-type="float">
            <text:p>2892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077" calcext:value-type="float">
            <text:p>28077</text:p>
          </table:table-cell>
          <table:table-cell table:formula="of:=SUM([.A1088:.B1088])" office:value-type="float" office:value="28077" calcext:value-type="float">
            <text:p>2807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08" calcext:value-type="float">
            <text:p>16708</text:p>
          </table:table-cell>
          <table:table-cell table:formula="of:=SUM([.A1089:.B1089])" office:value-type="float" office:value="16708" calcext:value-type="float">
            <text:p>1670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8" calcext:value-type="float">
            <text:p>1988</text:p>
          </table:table-cell>
          <table:table-cell table:formula="of:=SUM([.A1090:.B1090])" office:value-type="float" office:value="1988" calcext:value-type="float">
            <text:p>198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A1091:.B1091])"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2" calcext:value-type="float">
            <text:p>30002</text:p>
          </table:table-cell>
          <table:table-cell table:formula="of:=SUM([.A1092:.B1092])" office:value-type="float" office:value="30002" calcext:value-type="float">
            <text:p>3000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 table:formula="of:=SUM([.A1093:.B1093])" office:value-type="float" office:value="1033" calcext:value-type="float">
            <text:p>10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08" calcext:value-type="float">
            <text:p>4508</text:p>
          </table:table-cell>
          <table:table-cell table:formula="of:=SUM([.A1094:.B1094])" office:value-type="float" office:value="4508" calcext:value-type="float">
            <text:p>450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88" calcext:value-type="float">
            <text:p>10588</text:p>
          </table:table-cell>
          <table:table-cell table:formula="of:=SUM([.A1095:.B1095])" office:value-type="float" office:value="10588" calcext:value-type="float">
            <text:p>1058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48" calcext:value-type="float">
            <text:p>2448</text:p>
          </table:table-cell>
          <table:table-cell table:formula="of:=SUM([.A1096:.B1096])" office:value-type="float" office:value="2448" calcext:value-type="float">
            <text:p>24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table:formula="of:=SUM([.A1097:.B1097])" office:value-type="float" office:value="1674" calcext:value-type="float">
            <text:p>16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1098:.B1098])"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96" calcext:value-type="float">
            <text:p>20796</text:p>
          </table:table-cell>
          <table:table-cell table:formula="of:=SUM([.A1099:.B1099])" office:value-type="float" office:value="20796" calcext:value-type="float">
            <text:p>2079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 table:formula="of:=SUM([.A1100:.B1100])" office:value-type="float" office:value="1279" calcext:value-type="float">
            <text:p>127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2096" calcext:value-type="float">
            <text:p>12096</text:p>
          </table:table-cell>
          <table:table-cell table:formula="of:=SUM([.A1101:.B1101])" office:value-type="float" office:value="22196" calcext:value-type="float">
            <text:p>2219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1508" calcext:value-type="float">
            <text:p>11508</text:p>
          </table:table-cell>
          <table:table-cell office:value-type="float" office:value="12894" calcext:value-type="float">
            <text:p>12894</text:p>
          </table:table-cell>
          <table:table-cell table:formula="of:=SUM([.A1102:.B1102])" office:value-type="float" office:value="24402" calcext:value-type="float">
            <text:p>2440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float" office:value="6085" calcext:value-type="float">
            <text:p>6085</text:p>
          </table:table-cell>
          <table:table-cell table:formula="of:=SUM([.A1103:.B1103])" office:value-type="float" office:value="14806" calcext:value-type="float">
            <text:p>1480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71" calcext:value-type="float">
            <text:p>1571</text:p>
          </table:table-cell>
          <table:table-cell table:formula="of:=SUM([.A1104:.B1104])" office:value-type="float" office:value="1813" calcext:value-type="float">
            <text:p>181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105:.B1105])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2710" calcext:value-type="float">
            <text:p>22710</text:p>
          </table:table-cell>
          <table:table-cell office:value-type="float" office:value="22323" calcext:value-type="float">
            <text:p>22323</text:p>
          </table:table-cell>
          <table:table-cell table:formula="of:=SUM([.A1106:.B1106])" office:value-type="float" office:value="45033" calcext:value-type="float">
            <text:p>450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formula="of:=SUM([.A1107:.B1107])" office:value-type="float" office:value="249" calcext:value-type="float">
            <text:p>2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11" calcext:value-type="float">
            <text:p>12511</text:p>
          </table:table-cell>
          <table:table-cell table:formula="of:=SUM([.A1108:.B1108])" office:value-type="float" office:value="12511" calcext:value-type="float">
            <text:p>1251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97" calcext:value-type="float">
            <text:p>18097</text:p>
          </table:table-cell>
          <table:table-cell table:formula="of:=SUM([.A1109:.B1109])" office:value-type="float" office:value="18097" calcext:value-type="float">
            <text:p>1809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49" calcext:value-type="float">
            <text:p>7549</text:p>
          </table:table-cell>
          <table:table-cell table:formula="of:=SUM([.A1110:.B1110])" office:value-type="float" office:value="7549" calcext:value-type="float">
            <text:p>75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73" calcext:value-type="float">
            <text:p>2973</text:p>
          </table:table-cell>
          <table:table-cell table:formula="of:=SUM([.A1111:.B1111])" office:value-type="float" office:value="2973" calcext:value-type="float">
            <text:p>297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SUM([.A1112:.B1112])" office:value-type="float" office:value="60" calcext:value-type="float">
            <text:p>6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30" calcext:value-type="float">
            <text:p>15130</text:p>
          </table:table-cell>
          <table:table-cell table:formula="of:=SUM([.A1113:.B1113])" office:value-type="float" office:value="15130" calcext:value-type="float">
            <text:p>1513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94" calcext:value-type="float">
            <text:p>2194</text:p>
          </table:table-cell>
          <table:table-cell table:formula="of:=SUM([.A1114:.B1114])" office:value-type="float" office:value="2194" calcext:value-type="float">
            <text:p>21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29" calcext:value-type="float">
            <text:p>7729</text:p>
          </table:table-cell>
          <table:table-cell table:formula="of:=SUM([.A1115:.B1115])" office:value-type="float" office:value="7729" calcext:value-type="float">
            <text:p>772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48" calcext:value-type="float">
            <text:p>12648</text:p>
          </table:table-cell>
          <table:table-cell table:formula="of:=SUM([.A1116:.B1116])" office:value-type="float" office:value="12648" calcext:value-type="float">
            <text:p>126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27" calcext:value-type="float">
            <text:p>4727</text:p>
          </table:table-cell>
          <table:table-cell table:formula="of:=SUM([.A1117:.B1117])" office:value-type="float" office:value="4727" calcext:value-type="float">
            <text:p>472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table:formula="of:=SUM([.A1118:.B1118])" office:value-type="float" office:value="1071" calcext:value-type="float">
            <text:p>107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1119:.B1119])"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553" calcext:value-type="float">
            <text:p>34553</text:p>
          </table:table-cell>
          <table:table-cell table:formula="of:=SUM([.A1120:.B1120])" office:value-type="float" office:value="34553" calcext:value-type="float">
            <text:p>3455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table:formula="of:=SUM([.A1121:.B1121])" office:value-type="float" office:value="1675" calcext:value-type="float">
            <text:p>16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31" calcext:value-type="float">
            <text:p>11131</text:p>
          </table:table-cell>
          <table:table-cell table:formula="of:=SUM([.A1122:.B1122])" office:value-type="float" office:value="11131" calcext:value-type="float">
            <text:p>1113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68" calcext:value-type="float">
            <text:p>14468</text:p>
          </table:table-cell>
          <table:table-cell table:formula="of:=SUM([.A1123:.B1123])" office:value-type="float" office:value="14468" calcext:value-type="float">
            <text:p>1446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25" calcext:value-type="float">
            <text:p>6425</text:p>
          </table:table-cell>
          <table:table-cell table:formula="of:=SUM([.A1124:.B1124])" office:value-type="float" office:value="6425" calcext:value-type="float">
            <text:p>642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UM([.A1125:.B1125])" office:value-type="float" office:value="1857" calcext:value-type="float">
            <text:p>185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SUM([.A1126:.B1126])" office:value-type="float" office:value="98" calcext:value-type="float">
            <text:p>9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91" calcext:value-type="float">
            <text:p>19991</text:p>
          </table:table-cell>
          <table:table-cell table:formula="of:=SUM([.A1127:.B1127])" office:value-type="float" office:value="19991" calcext:value-type="float">
            <text:p>1999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formula="of:=SUM([.A1128:.B1128])" office:value-type="float" office:value="588" calcext:value-type="float">
            <text:p>58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69" calcext:value-type="float">
            <text:p>8369</text:p>
          </table:table-cell>
          <table:table-cell table:formula="of:=SUM([.A1129:.B1129])" office:value-type="float" office:value="8369" calcext:value-type="float">
            <text:p>836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0" calcext:value-type="float">
            <text:p>10710</text:p>
          </table:table-cell>
          <table:table-cell table:formula="of:=SUM([.A1130:.B1130])" office:value-type="float" office:value="10710" calcext:value-type="float">
            <text:p>107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32" calcext:value-type="float">
            <text:p>4732</text:p>
          </table:table-cell>
          <table:table-cell table:formula="of:=SUM([.A1131:.B1131])" office:value-type="float" office:value="4732" calcext:value-type="float">
            <text:p>47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table:formula="of:=SUM([.A1132:.B1132])" office:value-type="float" office:value="1070" calcext:value-type="float">
            <text:p>107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SUM([.A1133:.B1133])" office:value-type="float" office:value="31" calcext:value-type="float">
            <text:p>3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15" calcext:value-type="float">
            <text:p>12315</text:p>
          </table:table-cell>
          <table:table-cell table:formula="of:=SUM([.A1134:.B1134])" office:value-type="float" office:value="12315" calcext:value-type="float">
            <text:p>123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table:formula="of:=SUM([.A1135:.B1135])" office:value-type="float" office:value="524" calcext:value-type="float">
            <text:p>5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table:formula="of:=SUM([.A1136:.B1136])" office:value-type="float" office:value="24612" calcext:value-type="float">
            <text:p>2461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981" calcext:value-type="float">
            <text:p>29981</text:p>
          </table:table-cell>
          <table:table-cell table:formula="of:=SUM([.A1137:.B1137])" office:value-type="float" office:value="29981" calcext:value-type="float">
            <text:p>299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33" calcext:value-type="float">
            <text:p>10733</text:p>
          </table:table-cell>
          <table:table-cell table:formula="of:=SUM([.A1138:.B1138])" office:value-type="float" office:value="10733" calcext:value-type="float">
            <text:p>107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48" calcext:value-type="float">
            <text:p>1948</text:p>
          </table:table-cell>
          <table:table-cell table:formula="of:=SUM([.A1139:.B1139])" office:value-type="float" office:value="1948" calcext:value-type="float">
            <text:p>19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formula="of:=SUM([.A1140:.B1140])" office:value-type="float" office:value="225" calcext:value-type="float">
            <text:p>22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010" calcext:value-type="float">
            <text:p>63010</text:p>
          </table:table-cell>
          <table:table-cell table:formula="of:=SUM([.A1141:.B1141])" office:value-type="float" office:value="63010" calcext:value-type="float">
            <text:p>630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SUM([.A1142:.B1142])" office:value-type="float" office:value="250" calcext:value-type="float">
            <text:p>2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09" calcext:value-type="float">
            <text:p>3709</text:p>
          </table:table-cell>
          <table:table-cell table:formula="of:=SUM([.A1143:.B1143])" office:value-type="float" office:value="3709" calcext:value-type="float">
            <text:p>370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30" calcext:value-type="float">
            <text:p>8730</text:p>
          </table:table-cell>
          <table:table-cell table:formula="of:=SUM([.A1144:.B1144])" office:value-type="float" office:value="8730" calcext:value-type="float">
            <text:p>873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table:formula="of:=SUM([.A1145:.B1145])" office:value-type="float" office:value="2489" calcext:value-type="float">
            <text:p>248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table:formula="of:=SUM([.A1146:.B1146])" office:value-type="float" office:value="2049" calcext:value-type="float">
            <text:p>20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SUM([.A1147:.B1147])"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92" calcext:value-type="float">
            <text:p>13292</text:p>
          </table:table-cell>
          <table:table-cell table:formula="of:=SUM([.A1148:.B1148])" office:value-type="float" office:value="13292" calcext:value-type="float">
            <text:p>1329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 table:formula="of:=SUM([.A1149:.B1149])" office:value-type="float" office:value="2118" calcext:value-type="float">
            <text:p>211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453" calcext:value-type="float">
            <text:p>26453</text:p>
          </table:table-cell>
          <table:table-cell table:formula="of:=SUM([.A1150:.B1150])" office:value-type="float" office:value="26453" calcext:value-type="float">
            <text:p>2645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04" calcext:value-type="float">
            <text:p>40904</text:p>
          </table:table-cell>
          <table:table-cell table:formula="of:=SUM([.A1151:.B1151])" office:value-type="float" office:value="40904" calcext:value-type="float">
            <text:p>4090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33" calcext:value-type="float">
            <text:p>11933</text:p>
          </table:table-cell>
          <table:table-cell table:formula="of:=SUM([.A1152:.B1152])" office:value-type="float" office:value="11933" calcext:value-type="float">
            <text:p>119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4" calcext:value-type="float">
            <text:p>4984</text:p>
          </table:table-cell>
          <table:table-cell table:formula="of:=SUM([.A1153:.B1153])" office:value-type="float" office:value="4984" calcext:value-type="float">
            <text:p>498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SUM([.A1154:.B1154])"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9165" calcext:value-type="float">
            <text:p>69165</text:p>
          </table:table-cell>
          <table:table-cell table:formula="of:=SUM([.A1155:.B1155])" office:value-type="float" office:value="69581" calcext:value-type="float">
            <text:p>695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table:formula="of:=SUM([.A1156:.B1156])" office:value-type="float" office:value="438" calcext:value-type="float">
            <text:p>43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15314" calcext:value-type="float">
            <text:p>15314</text:p>
          </table:table-cell>
          <table:table-cell table:formula="of:=SUM([.A1157:.B1157])" office:value-type="float" office:value="18018" calcext:value-type="float">
            <text:p>1801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14765" calcext:value-type="float">
            <text:p>14765</text:p>
          </table:table-cell>
          <table:table-cell table:formula="of:=SUM([.A1158:.B1158])" office:value-type="float" office:value="17017" calcext:value-type="float">
            <text:p>170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7494" calcext:value-type="float">
            <text:p>7494</text:p>
          </table:table-cell>
          <table:table-cell table:formula="of:=SUM([.A1159:.B1159])" office:value-type="float" office:value="8752" calcext:value-type="float">
            <text:p>875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9" calcext:value-type="float">
            <text:p>519</text:p>
          </table:table-cell>
          <table:table-cell table:formula="of:=SUM([.A1160:.B1160])" office:value-type="float" office:value="530" calcext:value-type="float">
            <text:p>53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9" calcext:value-type="float">
            <text:p>19</text:p>
          </table:table-cell>
          <table:table-cell table:formula="of:=SUM([.A1161:.B1161])" office:value-type="float" office:value="877" calcext:value-type="float">
            <text:p>87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436" calcext:value-type="float">
            <text:p>7436</text:p>
          </table:table-cell>
          <table:table-cell office:value-type="float" office:value="25123" calcext:value-type="float">
            <text:p>25123</text:p>
          </table:table-cell>
          <table:table-cell table:formula="of:=SUM([.A1162:.B1162])" office:value-type="float" office:value="32559" calcext:value-type="float">
            <text:p>3255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SUM([.A1163:.B1163])" office:value-type="float" office:value="51" calcext:value-type="float">
            <text:p>5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08" calcext:value-type="float">
            <text:p>21308</text:p>
          </table:table-cell>
          <table:table-cell table:formula="of:=SUM([.A1164:.B1164])" office:value-type="float" office:value="21308" calcext:value-type="float">
            <text:p>2130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63" calcext:value-type="float">
            <text:p>21263</text:p>
          </table:table-cell>
          <table:table-cell table:formula="of:=SUM([.A1165:.B1165])" office:value-type="float" office:value="21263" calcext:value-type="float">
            <text:p>2126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74" calcext:value-type="float">
            <text:p>9674</text:p>
          </table:table-cell>
          <table:table-cell table:formula="of:=SUM([.A1166:.B1166])" office:value-type="float" office:value="9674" calcext:value-type="float">
            <text:p>96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5" calcext:value-type="float">
            <text:p>1625</text:p>
          </table:table-cell>
          <table:table-cell table:formula="of:=SUM([.A1167:.B1167])" office:value-type="float" office:value="1625" calcext:value-type="float">
            <text:p>162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SUM([.A1168:.B1168])" office:value-type="float" office:value="41" calcext:value-type="float">
            <text:p>4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221" calcext:value-type="float">
            <text:p>41221</text:p>
          </table:table-cell>
          <table:table-cell table:formula="of:=SUM([.A1169:.B1169])" office:value-type="float" office:value="41221" calcext:value-type="float">
            <text:p>4122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table:formula="of:=SUM([.A1170:.B1170])" office:value-type="float" office:value="691" calcext:value-type="float">
            <text:p>69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64" calcext:value-type="float">
            <text:p>8464</text:p>
          </table:table-cell>
          <table:table-cell table:formula="of:=SUM([.A1171:.B1171])" office:value-type="float" office:value="8464" calcext:value-type="float">
            <text:p>846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14" calcext:value-type="float">
            <text:p>11114</text:p>
          </table:table-cell>
          <table:table-cell table:formula="of:=SUM([.A1172:.B1172])" office:value-type="float" office:value="11114" calcext:value-type="float">
            <text:p>1111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22" calcext:value-type="float">
            <text:p>4422</text:p>
          </table:table-cell>
          <table:table-cell table:formula="of:=SUM([.A1173:.B1173])" office:value-type="float" office:value="4422" calcext:value-type="float">
            <text:p>44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UM([.A1174:.B1174])" office:value-type="float" office:value="1834" calcext:value-type="float">
            <text:p>183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table:formula="of:=SUM([.A1175:.B1175])" office:value-type="float" office:value="748" calcext:value-type="float">
            <text:p>7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10" calcext:value-type="float">
            <text:p>17910</text:p>
          </table:table-cell>
          <table:table-cell table:formula="of:=SUM([.A1176:.B1176])" office:value-type="float" office:value="17910" calcext:value-type="float">
            <text:p>179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table:formula="of:=SUM([.A1177:.B1177])" office:value-type="float" office:value="374" calcext:value-type="float">
            <text:p>3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755" calcext:value-type="float">
            <text:p>31755</text:p>
          </table:table-cell>
          <table:table-cell table:formula="of:=SUM([.A1178:.B1178])" office:value-type="float" office:value="31755" calcext:value-type="float">
            <text:p>3175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465" calcext:value-type="float">
            <text:p>34465</text:p>
          </table:table-cell>
          <table:table-cell table:formula="of:=SUM([.A1179:.B1179])" office:value-type="float" office:value="34465" calcext:value-type="float">
            <text:p>3446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04" calcext:value-type="float">
            <text:p>15504</text:p>
          </table:table-cell>
          <table:table-cell table:formula="of:=SUM([.A1180:.B1180])" office:value-type="float" office:value="15504" calcext:value-type="float">
            <text:p>1550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84" calcext:value-type="float">
            <text:p>2984</text:p>
          </table:table-cell>
          <table:table-cell table:formula="of:=SUM([.A1181:.B1181])" office:value-type="float" office:value="2984" calcext:value-type="float">
            <text:p>298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182:.B1182])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484" calcext:value-type="float">
            <text:p>60484</text:p>
          </table:table-cell>
          <table:table-cell table:formula="of:=SUM([.A1183:.B1183])" office:value-type="float" office:value="60484" calcext:value-type="float">
            <text:p>6048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table:formula="of:=SUM([.A1184:.B1184])" office:value-type="float" office:value="648" calcext:value-type="float">
            <text:p>6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185:.B1185])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186:.B1186])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187:.B1187])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188:.B1188])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189:.B1189])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190:.B1190])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191:.B1191])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192:.B1192])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193:.B1193])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194:.B1194])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195:.B1195])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196:.B1196])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197:.B1197])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198:.B1198])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0707" calcext:value-type="float">
            <text:p>20707</text:p>
          </table:table-cell>
          <table:table-cell office:value-type="float" office:value="12862" calcext:value-type="float">
            <text:p>12862</text:p>
          </table:table-cell>
          <table:table-cell table:formula="of:=SUM([.A1199:.B1199])" office:value-type="float" office:value="33569" calcext:value-type="float">
            <text:p>3356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0423" calcext:value-type="float">
            <text:p>30423</text:p>
          </table:table-cell>
          <table:table-cell office:value-type="float" office:value="15651" calcext:value-type="float">
            <text:p>15651</text:p>
          </table:table-cell>
          <table:table-cell table:formula="of:=SUM([.A1200:.B1200])" office:value-type="float" office:value="46074" calcext:value-type="float">
            <text:p>460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5197" calcext:value-type="float">
            <text:p>15197</text:p>
          </table:table-cell>
          <table:table-cell office:value-type="float" office:value="7265" calcext:value-type="float">
            <text:p>7265</text:p>
          </table:table-cell>
          <table:table-cell table:formula="of:=SUM([.A1201:.B1201])" office:value-type="float" office:value="22462" calcext:value-type="float">
            <text:p>2246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498" calcext:value-type="float">
            <text:p>2498</text:p>
          </table:table-cell>
          <table:table-cell table:formula="of:=SUM([.A1202:.B1202])" office:value-type="float" office:value="4325" calcext:value-type="float">
            <text:p>432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3" calcext:value-type="float">
            <text:p>53</text:p>
          </table:table-cell>
          <table:table-cell table:formula="of:=SUM([.A1203:.B1203])" office:value-type="float" office:value="227" calcext:value-type="float">
            <text:p>22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3783" calcext:value-type="float">
            <text:p>73783</text:p>
          </table:table-cell>
          <table:table-cell office:value-type="float" office:value="22824" calcext:value-type="float">
            <text:p>22824</text:p>
          </table:table-cell>
          <table:table-cell table:formula="of:=SUM([.A1204:.B1204])" office:value-type="float" office:value="96607" calcext:value-type="float">
            <text:p>9660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33" calcext:value-type="float">
            <text:p>833</text:p>
          </table:table-cell>
          <table:table-cell table:formula="of:=SUM([.A1205:.B1205])" office:value-type="float" office:value="1182" calcext:value-type="float">
            <text:p>118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35" calcext:value-type="float">
            <text:p>12235</text:p>
          </table:table-cell>
          <table:table-cell table:formula="of:=SUM([.A1206:.B1206])" office:value-type="float" office:value="12235" calcext:value-type="float">
            <text:p>1223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" calcext:value-type="float">
            <text:p>14428</text:p>
          </table:table-cell>
          <table:table-cell table:formula="of:=SUM([.A1207:.B1207])" office:value-type="float" office:value="14428" calcext:value-type="float">
            <text:p>1442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93" calcext:value-type="float">
            <text:p>7493</text:p>
          </table:table-cell>
          <table:table-cell table:formula="of:=SUM([.A1208:.B1208])" office:value-type="float" office:value="7493" calcext:value-type="float">
            <text:p>749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 table:formula="of:=SUM([.A1209:.B1209])" office:value-type="float" office:value="1032" calcext:value-type="float">
            <text:p>10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SUM([.A1210:.B1210])"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95" calcext:value-type="float">
            <text:p>12995</text:p>
          </table:table-cell>
          <table:table-cell table:formula="of:=SUM([.A1211:.B1211])" office:value-type="float" office:value="12995" calcext:value-type="float">
            <text:p>1299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formula="of:=SUM([.A1212:.B1212])" office:value-type="float" office:value="453" calcext:value-type="float">
            <text:p>45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75" calcext:value-type="float">
            <text:p>8975</text:p>
          </table:table-cell>
          <table:table-cell table:formula="of:=SUM([.A1213:.B1213])" office:value-type="float" office:value="8975" calcext:value-type="float">
            <text:p>89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19" calcext:value-type="float">
            <text:p>10819</text:p>
          </table:table-cell>
          <table:table-cell table:formula="of:=SUM([.A1214:.B1214])" office:value-type="float" office:value="10819" calcext:value-type="float">
            <text:p>1081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53" calcext:value-type="float">
            <text:p>4253</text:p>
          </table:table-cell>
          <table:table-cell table:formula="of:=SUM([.A1215:.B1215])" office:value-type="float" office:value="4253" calcext:value-type="float">
            <text:p>425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table:formula="of:=SUM([.A1216:.B1216])" office:value-type="float" office:value="722" calcext:value-type="float">
            <text:p>7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7" calcext:value-type="float">
            <text:p>3057</text:p>
          </table:table-cell>
          <table:table-cell table:formula="of:=SUM([.A1217:.B1217])" office:value-type="float" office:value="3057" calcext:value-type="float">
            <text:p>305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331" calcext:value-type="float">
            <text:p>33331</text:p>
          </table:table-cell>
          <table:table-cell table:formula="of:=SUM([.A1218:.B1218])" office:value-type="float" office:value="33331" calcext:value-type="float">
            <text:p>3333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SUM([.A1219:.B1219])"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73" calcext:value-type="float">
            <text:p>8673</text:p>
          </table:table-cell>
          <table:table-cell table:formula="of:=SUM([.A1220:.B1220])" office:value-type="float" office:value="8673" calcext:value-type="float">
            <text:p>867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13" calcext:value-type="float">
            <text:p>18213</text:p>
          </table:table-cell>
          <table:table-cell table:formula="of:=SUM([.A1221:.B1221])" office:value-type="float" office:value="18213" calcext:value-type="float">
            <text:p>1821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7" calcext:value-type="float">
            <text:p>4567</text:p>
          </table:table-cell>
          <table:table-cell table:formula="of:=SUM([.A1222:.B1222])" office:value-type="float" office:value="4567" calcext:value-type="float">
            <text:p>456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45" calcext:value-type="float">
            <text:p>3045</text:p>
          </table:table-cell>
          <table:table-cell table:formula="of:=SUM([.A1223:.B1223])" office:value-type="float" office:value="3045" calcext:value-type="float">
            <text:p>304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formula="of:=SUM([.A1224:.B1224])" office:value-type="float" office:value="297" calcext:value-type="float">
            <text:p>29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152" calcext:value-type="float">
            <text:p>41152</text:p>
          </table:table-cell>
          <table:table-cell table:formula="of:=SUM([.A1225:.B1225])" office:value-type="float" office:value="41152" calcext:value-type="float">
            <text:p>4115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table:formula="of:=SUM([.A1226:.B1226])" office:value-type="float" office:value="1182" calcext:value-type="float">
            <text:p>118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05" calcext:value-type="float">
            <text:p>10105</text:p>
          </table:table-cell>
          <table:table-cell table:formula="of:=SUM([.A1227:.B1227])" office:value-type="float" office:value="10105" calcext:value-type="float">
            <text:p>1010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26" calcext:value-type="float">
            <text:p>19926</text:p>
          </table:table-cell>
          <table:table-cell table:formula="of:=SUM([.A1228:.B1228])" office:value-type="float" office:value="19926" calcext:value-type="float">
            <text:p>199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29" calcext:value-type="float">
            <text:p>5329</text:p>
          </table:table-cell>
          <table:table-cell table:formula="of:=SUM([.A1229:.B1229])" office:value-type="float" office:value="5329" calcext:value-type="float">
            <text:p>53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17" calcext:value-type="float">
            <text:p>4317</text:p>
          </table:table-cell>
          <table:table-cell table:formula="of:=SUM([.A1230:.B1230])" office:value-type="float" office:value="4317" calcext:value-type="float">
            <text:p>43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SUM([.A1231:.B1231])" office:value-type="float" office:value="25" calcext:value-type="float">
            <text:p>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073" calcext:value-type="float">
            <text:p>37073</text:p>
          </table:table-cell>
          <table:table-cell table:formula="of:=SUM([.A1232:.B1232])" office:value-type="float" office:value="37073" calcext:value-type="float">
            <text:p>3707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8" calcext:value-type="float">
            <text:p>1598</text:p>
          </table:table-cell>
          <table:table-cell table:formula="of:=SUM([.A1233:.B1233])" office:value-type="float" office:value="1598" calcext:value-type="float">
            <text:p>159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75" calcext:value-type="float">
            <text:p>19075</text:p>
          </table:table-cell>
          <table:table-cell table:formula="of:=SUM([.A1234:.B1234])" office:value-type="float" office:value="19075" calcext:value-type="float">
            <text:p>1907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78" calcext:value-type="float">
            <text:p>21578</text:p>
          </table:table-cell>
          <table:table-cell table:formula="of:=SUM([.A1235:.B1235])" office:value-type="float" office:value="21578" calcext:value-type="float">
            <text:p>2157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22" calcext:value-type="float">
            <text:p>10122</text:p>
          </table:table-cell>
          <table:table-cell table:formula="of:=SUM([.A1236:.B1236])" office:value-type="float" office:value="10122" calcext:value-type="float">
            <text:p>101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6" calcext:value-type="float">
            <text:p>1886</text:p>
          </table:table-cell>
          <table:table-cell table:formula="of:=SUM([.A1237:.B1237])" office:value-type="float" office:value="1886" calcext:value-type="float">
            <text:p>188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1238:.B1238])"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759" calcext:value-type="float">
            <text:p>28759</text:p>
          </table:table-cell>
          <table:table-cell table:formula="of:=SUM([.A1239:.B1239])" office:value-type="float" office:value="28759" calcext:value-type="float">
            <text:p>2875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formula="of:=SUM([.A1240:.B1240])" office:value-type="float" office:value="512" calcext:value-type="float">
            <text:p>5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6207" calcext:value-type="float">
            <text:p>16207</text:p>
          </table:table-cell>
          <table:table-cell table:formula="of:=SUM([.A1241:.B1241])" office:value-type="float" office:value="16756" calcext:value-type="float">
            <text:p>1675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19302" calcext:value-type="float">
            <text:p>19302</text:p>
          </table:table-cell>
          <table:table-cell table:formula="of:=SUM([.A1242:.B1242])" office:value-type="float" office:value="24029" calcext:value-type="float">
            <text:p>240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006" calcext:value-type="float">
            <text:p>8006</text:p>
          </table:table-cell>
          <table:table-cell table:formula="of:=SUM([.A1243:.B1243])" office:value-type="float" office:value="8254" calcext:value-type="float">
            <text:p>825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343" calcext:value-type="float">
            <text:p>5343</text:p>
          </table:table-cell>
          <table:table-cell table:formula="of:=SUM([.A1244:.B1244])" office:value-type="float" office:value="6077" calcext:value-type="float">
            <text:p>607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7" calcext:value-type="float">
            <text:p>257</text:p>
          </table:table-cell>
          <table:table-cell table:formula="of:=SUM([.A1245:.B1245])" office:value-type="float" office:value="312" calcext:value-type="float">
            <text:p>3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6838" calcext:value-type="float">
            <text:p>16838</text:p>
          </table:table-cell>
          <table:table-cell table:formula="of:=SUM([.A1246:.B1246])" office:value-type="float" office:value="18527" calcext:value-type="float">
            <text:p>185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9" calcext:value-type="float">
            <text:p>119</text:p>
          </table:table-cell>
          <table:table-cell table:formula="of:=SUM([.A1247:.B1247])" office:value-type="float" office:value="386" calcext:value-type="float">
            <text:p>38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72" calcext:value-type="float">
            <text:p>20572</text:p>
          </table:table-cell>
          <table:table-cell table:formula="of:=SUM([.A1248:.B1248])" office:value-type="float" office:value="20572" calcext:value-type="float">
            <text:p>2057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63" calcext:value-type="float">
            <text:p>22863</text:p>
          </table:table-cell>
          <table:table-cell table:formula="of:=SUM([.A1249:.B1249])" office:value-type="float" office:value="22863" calcext:value-type="float">
            <text:p>2286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58" calcext:value-type="float">
            <text:p>12558</text:p>
          </table:table-cell>
          <table:table-cell table:formula="of:=SUM([.A1250:.B1250])" office:value-type="float" office:value="12558" calcext:value-type="float">
            <text:p>1255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table:formula="of:=SUM([.A1251:.B1251])" office:value-type="float" office:value="1027" calcext:value-type="float">
            <text:p>10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252:.B1252])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711" calcext:value-type="float">
            <text:p>35711</text:p>
          </table:table-cell>
          <table:table-cell table:formula="of:=SUM([.A1253:.B1253])" office:value-type="float" office:value="35711" calcext:value-type="float">
            <text:p>357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formula="of:=SUM([.A1254:.B1254])" office:value-type="float" office:value="216" calcext:value-type="float">
            <text:p>2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627" calcext:value-type="float">
            <text:p>37627</text:p>
          </table:table-cell>
          <table:table-cell table:formula="of:=SUM([.A1255:.B1255])" office:value-type="float" office:value="37627" calcext:value-type="float">
            <text:p>376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632" calcext:value-type="float">
            <text:p>36632</text:p>
          </table:table-cell>
          <table:table-cell table:formula="of:=SUM([.A1256:.B1256])" office:value-type="float" office:value="36632" calcext:value-type="float">
            <text:p>366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49" calcext:value-type="float">
            <text:p>20149</text:p>
          </table:table-cell>
          <table:table-cell table:formula="of:=SUM([.A1257:.B1257])" office:value-type="float" office:value="20149" calcext:value-type="float">
            <text:p>2014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9" calcext:value-type="float">
            <text:p>4009</text:p>
          </table:table-cell>
          <table:table-cell table:formula="of:=SUM([.A1258:.B1258])" office:value-type="float" office:value="4009" calcext:value-type="float">
            <text:p>400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SUM([.A1259:.B1259])" office:value-type="float" office:value="83" calcext:value-type="float">
            <text:p>8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401" calcext:value-type="float">
            <text:p>49401</text:p>
          </table:table-cell>
          <table:table-cell table:formula="of:=SUM([.A1260:.B1260])" office:value-type="float" office:value="49401" calcext:value-type="float">
            <text:p>4940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SUM([.A1261:.B1261])"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882" calcext:value-type="float">
            <text:p>27882</text:p>
          </table:table-cell>
          <table:table-cell table:formula="of:=SUM([.A1262:.B1262])" office:value-type="float" office:value="27882" calcext:value-type="float">
            <text:p>2788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436" calcext:value-type="float">
            <text:p>26436</text:p>
          </table:table-cell>
          <table:table-cell table:formula="of:=SUM([.A1263:.B1263])" office:value-type="float" office:value="26436" calcext:value-type="float">
            <text:p>264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15" calcext:value-type="float">
            <text:p>16215</text:p>
          </table:table-cell>
          <table:table-cell table:formula="of:=SUM([.A1264:.B1264])" office:value-type="float" office:value="16215" calcext:value-type="float">
            <text:p>1621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table:formula="of:=SUM([.A1265:.B1265])" office:value-type="float" office:value="2648" calcext:value-type="float">
            <text:p>264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SUM([.A1266:.B1266])" office:value-type="float" office:value="29" calcext:value-type="float">
            <text:p>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256" calcext:value-type="float">
            <text:p>39256</text:p>
          </table:table-cell>
          <table:table-cell table:formula="of:=SUM([.A1267:.B1267])" office:value-type="float" office:value="39256" calcext:value-type="float">
            <text:p>3925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table:formula="of:=SUM([.A1268:.B1268])" office:value-type="float" office:value="791" calcext:value-type="float">
            <text:p>79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02" calcext:value-type="float">
            <text:p>4602</text:p>
          </table:table-cell>
          <table:table-cell table:formula="of:=SUM([.A1269:.B1269])" office:value-type="float" office:value="4602" calcext:value-type="float">
            <text:p>460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53" calcext:value-type="float">
            <text:p>10053</text:p>
          </table:table-cell>
          <table:table-cell table:formula="of:=SUM([.A1270:.B1270])" office:value-type="float" office:value="10053" calcext:value-type="float">
            <text:p>1005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18" calcext:value-type="float">
            <text:p>2918</text:p>
          </table:table-cell>
          <table:table-cell table:formula="of:=SUM([.A1271:.B1271])" office:value-type="float" office:value="2918" calcext:value-type="float">
            <text:p>29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9" calcext:value-type="float">
            <text:p>1409</text:p>
          </table:table-cell>
          <table:table-cell table:formula="of:=SUM([.A1272:.B1272])" office:value-type="float" office:value="1409" calcext:value-type="float">
            <text:p>140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A1273:.B1273])"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47" calcext:value-type="float">
            <text:p>24047</text:p>
          </table:table-cell>
          <table:table-cell table:formula="of:=SUM([.A1274:.B1274])" office:value-type="float" office:value="24047" calcext:value-type="float">
            <text:p>2404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table:formula="of:=SUM([.A1275:.B1275])" office:value-type="float" office:value="1044" calcext:value-type="float">
            <text:p>104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8034" calcext:value-type="float">
            <text:p>8034</text:p>
          </table:table-cell>
          <table:table-cell office:value-type="float" office:value="12604" calcext:value-type="float">
            <text:p>12604</text:p>
          </table:table-cell>
          <table:table-cell table:formula="of:=SUM([.A1276:.B1276])" office:value-type="float" office:value="20638" calcext:value-type="float">
            <text:p>2063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9345" calcext:value-type="float">
            <text:p>9345</text:p>
          </table:table-cell>
          <table:table-cell office:value-type="float" office:value="14311" calcext:value-type="float">
            <text:p>14311</text:p>
          </table:table-cell>
          <table:table-cell table:formula="of:=SUM([.A1277:.B1277])" office:value-type="float" office:value="23656" calcext:value-type="float">
            <text:p>2365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float" office:value="6790" calcext:value-type="float">
            <text:p>6790</text:p>
          </table:table-cell>
          <table:table-cell table:formula="of:=SUM([.A1278:.B1278])" office:value-type="float" office:value="12988" calcext:value-type="float">
            <text:p>1298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77" calcext:value-type="float">
            <text:p>1177</text:p>
          </table:table-cell>
          <table:table-cell table:formula="of:=SUM([.A1279:.B1279])" office:value-type="float" office:value="1435" calcext:value-type="float">
            <text:p>143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280:.B1280])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1903" calcext:value-type="float">
            <text:p>31903</text:p>
          </table:table-cell>
          <table:table-cell office:value-type="float" office:value="25629" calcext:value-type="float">
            <text:p>25629</text:p>
          </table:table-cell>
          <table:table-cell table:formula="of:=SUM([.A1281:.B1281])" office:value-type="float" office:value="57532" calcext:value-type="float">
            <text:p>575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formula="of:=SUM([.A1282:.B1282])" office:value-type="float" office:value="191" calcext:value-type="float">
            <text:p>19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52" calcext:value-type="float">
            <text:p>13152</text:p>
          </table:table-cell>
          <table:table-cell table:formula="of:=SUM([.A1283:.B1283])" office:value-type="float" office:value="13152" calcext:value-type="float">
            <text:p>1315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85" calcext:value-type="float">
            <text:p>18585</text:p>
          </table:table-cell>
          <table:table-cell table:formula="of:=SUM([.A1284:.B1284])" office:value-type="float" office:value="18585" calcext:value-type="float">
            <text:p>1858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87" calcext:value-type="float">
            <text:p>7987</text:p>
          </table:table-cell>
          <table:table-cell table:formula="of:=SUM([.A1285:.B1285])" office:value-type="float" office:value="7987" calcext:value-type="float">
            <text:p>798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17" calcext:value-type="float">
            <text:p>3017</text:p>
          </table:table-cell>
          <table:table-cell table:formula="of:=SUM([.A1286:.B1286])" office:value-type="float" office:value="3017" calcext:value-type="float">
            <text:p>3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SUM([.A1287:.B1287])" office:value-type="float" office:value="59" calcext:value-type="float">
            <text:p>5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72" calcext:value-type="float">
            <text:p>17572</text:p>
          </table:table-cell>
          <table:table-cell table:formula="of:=SUM([.A1288:.B1288])" office:value-type="float" office:value="17572" calcext:value-type="float">
            <text:p>1757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3" calcext:value-type="float">
            <text:p>1553</text:p>
          </table:table-cell>
          <table:table-cell table:formula="of:=SUM([.A1289:.B1289])" office:value-type="float" office:value="1553" calcext:value-type="float">
            <text:p>155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19" calcext:value-type="float">
            <text:p>7219</text:p>
          </table:table-cell>
          <table:table-cell table:formula="of:=SUM([.A1290:.B1290])" office:value-type="float" office:value="7219" calcext:value-type="float">
            <text:p>72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85" calcext:value-type="float">
            <text:p>10585</text:p>
          </table:table-cell>
          <table:table-cell table:formula="of:=SUM([.A1291:.B1291])" office:value-type="float" office:value="10585" calcext:value-type="float">
            <text:p>1058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37" calcext:value-type="float">
            <text:p>4637</text:p>
          </table:table-cell>
          <table:table-cell table:formula="of:=SUM([.A1292:.B1292])" office:value-type="float" office:value="4637" calcext:value-type="float">
            <text:p>46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formula="of:=SUM([.A1293:.B1293])" office:value-type="float" office:value="469" calcext:value-type="float">
            <text:p>46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294:.B1294])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444" calcext:value-type="float">
            <text:p>39444</text:p>
          </table:table-cell>
          <table:table-cell table:formula="of:=SUM([.A1295:.B1295])" office:value-type="float" office:value="39444" calcext:value-type="float">
            <text:p>3944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 table:formula="of:=SUM([.A1296:.B1296])" office:value-type="float" office:value="961" calcext:value-type="float">
            <text:p>96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865" calcext:value-type="float">
            <text:p>21865</text:p>
          </table:table-cell>
          <table:table-cell table:formula="of:=SUM([.A1297:.B1297])" office:value-type="float" office:value="21865" calcext:value-type="float">
            <text:p>218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915" calcext:value-type="float">
            <text:p>33915</text:p>
          </table:table-cell>
          <table:table-cell table:formula="of:=SUM([.A1298:.B1298])" office:value-type="float" office:value="33915" calcext:value-type="float">
            <text:p>3391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65" calcext:value-type="float">
            <text:p>13865</text:p>
          </table:table-cell>
          <table:table-cell table:formula="of:=SUM([.A1299:.B1299])" office:value-type="float" office:value="13865" calcext:value-type="float">
            <text:p>138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45" calcext:value-type="float">
            <text:p>8045</text:p>
          </table:table-cell>
          <table:table-cell table:formula="of:=SUM([.A1300:.B1300])" office:value-type="float" office:value="8045" calcext:value-type="float">
            <text:p>804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formula="of:=SUM([.A1301:.B1301])" office:value-type="float" office:value="186" calcext:value-type="float">
            <text:p>18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901" calcext:value-type="float">
            <text:p>29901</text:p>
          </table:table-cell>
          <table:table-cell table:formula="of:=SUM([.A1302:.B1302])" office:value-type="float" office:value="29901" calcext:value-type="float">
            <text:p>2990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table:formula="of:=SUM([.A1303:.B1303])" office:value-type="float" office:value="1520" calcext:value-type="float">
            <text:p>152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88" calcext:value-type="float">
            <text:p>5488</text:p>
          </table:table-cell>
          <table:table-cell table:formula="of:=SUM([.A1304:.B1304])" office:value-type="float" office:value="5488" calcext:value-type="float">
            <text:p>548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47" calcext:value-type="float">
            <text:p>6547</text:p>
          </table:table-cell>
          <table:table-cell table:formula="of:=SUM([.A1305:.B1305])" office:value-type="float" office:value="6547" calcext:value-type="float">
            <text:p>654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80" calcext:value-type="float">
            <text:p>3380</text:p>
          </table:table-cell>
          <table:table-cell table:formula="of:=SUM([.A1306:.B1306])" office:value-type="float" office:value="3380" calcext:value-type="float">
            <text:p>33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table:formula="of:=SUM([.A1307:.B1307])" office:value-type="float" office:value="307" calcext:value-type="float">
            <text:p>30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SUM([.A1308:.B1308])"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86" calcext:value-type="float">
            <text:p>12886</text:p>
          </table:table-cell>
          <table:table-cell table:formula="of:=SUM([.A1309:.B1309])" office:value-type="float" office:value="12886" calcext:value-type="float">
            <text:p>1288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formula="of:=SUM([.A1310:.B1310])" office:value-type="float" office:value="221" calcext:value-type="float">
            <text:p>22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842" calcext:value-type="float">
            <text:p>23842</text:p>
          </table:table-cell>
          <table:table-cell table:formula="of:=SUM([.A1311:.B1311])" office:value-type="float" office:value="23842" calcext:value-type="float">
            <text:p>2384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775" calcext:value-type="float">
            <text:p>25775</text:p>
          </table:table-cell>
          <table:table-cell table:formula="of:=SUM([.A1312:.B1312])" office:value-type="float" office:value="25775" calcext:value-type="float">
            <text:p>2577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78" calcext:value-type="float">
            <text:p>11878</text:p>
          </table:table-cell>
          <table:table-cell table:formula="of:=SUM([.A1313:.B1313])" office:value-type="float" office:value="11878" calcext:value-type="float">
            <text:p>1187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table:formula="of:=SUM([.A1314:.B1314])" office:value-type="float" office:value="757" calcext:value-type="float">
            <text:p>75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1315:.B1315])"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952" calcext:value-type="float">
            <text:p>67952</text:p>
          </table:table-cell>
          <table:table-cell table:formula="of:=SUM([.A1316:.B1316])" office:value-type="float" office:value="67952" calcext:value-type="float">
            <text:p>6795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formula="of:=SUM([.A1317:.B1317])" office:value-type="float" office:value="141" calcext:value-type="float">
            <text:p>1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2" calcext:value-type="float">
            <text:p>2412</text:p>
          </table:table-cell>
          <table:table-cell table:formula="of:=SUM([.A1318:.B1318])" office:value-type="float" office:value="2412" calcext:value-type="float">
            <text:p>24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37" calcext:value-type="float">
            <text:p>6137</text:p>
          </table:table-cell>
          <table:table-cell table:formula="of:=SUM([.A1319:.B1319])" office:value-type="float" office:value="6137" calcext:value-type="float">
            <text:p>61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table:formula="of:=SUM([.A1320:.B1320])" office:value-type="float" office:value="1632" calcext:value-type="float">
            <text:p>16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 table:formula="of:=SUM([.A1321:.B1321])" office:value-type="float" office:value="1295" calcext:value-type="float">
            <text:p>129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1322:.B1322])"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41" calcext:value-type="float">
            <text:p>14441</text:p>
          </table:table-cell>
          <table:table-cell table:formula="of:=SUM([.A1323:.B1323])" office:value-type="float" office:value="14441" calcext:value-type="float">
            <text:p>144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2" calcext:value-type="float">
            <text:p>1922</text:p>
          </table:table-cell>
          <table:table-cell table:formula="of:=SUM([.A1324:.B1324])" office:value-type="float" office:value="1922" calcext:value-type="float">
            <text:p>19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634" calcext:value-type="float">
            <text:p>26634</text:p>
          </table:table-cell>
          <table:table-cell table:formula="of:=SUM([.A1325:.B1325])" office:value-type="float" office:value="26634" calcext:value-type="float">
            <text:p>2663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826" calcext:value-type="float">
            <text:p>38826</text:p>
          </table:table-cell>
          <table:table-cell table:formula="of:=SUM([.A1326:.B1326])" office:value-type="float" office:value="38826" calcext:value-type="float">
            <text:p>388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24" calcext:value-type="float">
            <text:p>12324</text:p>
          </table:table-cell>
          <table:table-cell table:formula="of:=SUM([.A1327:.B1327])" office:value-type="float" office:value="12324" calcext:value-type="float">
            <text:p>1232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33" calcext:value-type="float">
            <text:p>2933</text:p>
          </table:table-cell>
          <table:table-cell table:formula="of:=SUM([.A1328:.B1328])" office:value-type="float" office:value="2933" calcext:value-type="float">
            <text:p>29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SUM([.A1329:.B1329])" office:value-type="float" office:value="45" calcext:value-type="float">
            <text:p>4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862" calcext:value-type="float">
            <text:p>81862</text:p>
          </table:table-cell>
          <table:table-cell table:formula="of:=SUM([.A1330:.B1330])" office:value-type="float" office:value="81862" calcext:value-type="float">
            <text:p>8186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formula="of:=SUM([.A1331:.B1331])" office:value-type="float" office:value="452" calcext:value-type="float">
            <text:p>45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float" office:value="17808" calcext:value-type="float">
            <text:p>17808</text:p>
          </table:table-cell>
          <table:table-cell table:formula="of:=SUM([.A1332:.B1332])" office:value-type="float" office:value="25522" calcext:value-type="float">
            <text:p>255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197" calcext:value-type="float">
            <text:p>7197</text:p>
          </table:table-cell>
          <table:table-cell office:value-type="float" office:value="17568" calcext:value-type="float">
            <text:p>17568</text:p>
          </table:table-cell>
          <table:table-cell table:formula="of:=SUM([.A1333:.B1333])" office:value-type="float" office:value="24765" calcext:value-type="float">
            <text:p>247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8274" calcext:value-type="float">
            <text:p>8274</text:p>
          </table:table-cell>
          <table:table-cell table:formula="of:=SUM([.A1334:.B1334])" office:value-type="float" office:value="12167" calcext:value-type="float">
            <text:p>1216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54" calcext:value-type="float">
            <text:p>654</text:p>
          </table:table-cell>
          <table:table-cell table:formula="of:=SUM([.A1335:.B1335])" office:value-type="float" office:value="695" calcext:value-type="float">
            <text:p>69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7" calcext:value-type="float">
            <text:p>147</text:p>
          </table:table-cell>
          <table:table-cell table:formula="of:=SUM([.A1336:.B1336])" office:value-type="float" office:value="559" calcext:value-type="float">
            <text:p>55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4212" calcext:value-type="float">
            <text:p>14212</text:p>
          </table:table-cell>
          <table:table-cell office:value-type="float" office:value="31851" calcext:value-type="float">
            <text:p>31851</text:p>
          </table:table-cell>
          <table:table-cell table:formula="of:=SUM([.A1337:.B1337])" office:value-type="float" office:value="46063" calcext:value-type="float">
            <text:p>4606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SUM([.A1338:.B1338])" office:value-type="float" office:value="73" calcext:value-type="float">
            <text:p>7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65" calcext:value-type="float">
            <text:p>21565</text:p>
          </table:table-cell>
          <table:table-cell table:formula="of:=SUM([.A1339:.B1339])" office:value-type="float" office:value="21565" calcext:value-type="float">
            <text:p>215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37" calcext:value-type="float">
            <text:p>20437</text:p>
          </table:table-cell>
          <table:table-cell table:formula="of:=SUM([.A1340:.B1340])" office:value-type="float" office:value="20437" calcext:value-type="float">
            <text:p>204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65" calcext:value-type="float">
            <text:p>10665</text:p>
          </table:table-cell>
          <table:table-cell table:formula="of:=SUM([.A1341:.B1341])" office:value-type="float" office:value="10665" calcext:value-type="float">
            <text:p>106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 table:formula="of:=SUM([.A1342:.B1342])" office:value-type="float" office:value="1657" calcext:value-type="float">
            <text:p>165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SUM([.A1343:.B1343])"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675" calcext:value-type="float">
            <text:p>43675</text:p>
          </table:table-cell>
          <table:table-cell table:formula="of:=SUM([.A1344:.B1344])" office:value-type="float" office:value="43675" calcext:value-type="float">
            <text:p>4367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1" calcext:value-type="float">
            <text:p>2221</text:p>
          </table:table-cell>
          <table:table-cell table:formula="of:=SUM([.A1345:.B1345])" office:value-type="float" office:value="2221" calcext:value-type="float">
            <text:p>222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6" calcext:value-type="float">
            <text:p>8236</text:p>
          </table:table-cell>
          <table:table-cell table:formula="of:=SUM([.A1346:.B1346])" office:value-type="float" office:value="8236" calcext:value-type="float">
            <text:p>82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48" calcext:value-type="float">
            <text:p>10848</text:p>
          </table:table-cell>
          <table:table-cell table:formula="of:=SUM([.A1347:.B1347])" office:value-type="float" office:value="10848" calcext:value-type="float">
            <text:p>1084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96" calcext:value-type="float">
            <text:p>4496</text:p>
          </table:table-cell>
          <table:table-cell table:formula="of:=SUM([.A1348:.B1348])" office:value-type="float" office:value="4496" calcext:value-type="float">
            <text:p>44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 table:formula="of:=SUM([.A1349:.B1349])" office:value-type="float" office:value="1341" calcext:value-type="float">
            <text:p>13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table:formula="of:=SUM([.A1350:.B1350])" office:value-type="float" office:value="1123" calcext:value-type="float">
            <text:p>11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19" calcext:value-type="float">
            <text:p>19719</text:p>
          </table:table-cell>
          <table:table-cell table:formula="of:=SUM([.A1351:.B1351])" office:value-type="float" office:value="19719" calcext:value-type="float">
            <text:p>197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formula="of:=SUM([.A1352:.B1352])" office:value-type="float" office:value="270" calcext:value-type="float">
            <text:p>27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546" calcext:value-type="float">
            <text:p>39546</text:p>
          </table:table-cell>
          <table:table-cell table:formula="of:=SUM([.A1353:.B1353])" office:value-type="float" office:value="39546" calcext:value-type="float">
            <text:p>3954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200" calcext:value-type="float">
            <text:p>38200</text:p>
          </table:table-cell>
          <table:table-cell table:formula="of:=SUM([.A1354:.B1354])" office:value-type="float" office:value="38200" calcext:value-type="float">
            <text:p>382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91" calcext:value-type="float">
            <text:p>18391</text:p>
          </table:table-cell>
          <table:table-cell table:formula="of:=SUM([.A1355:.B1355])" office:value-type="float" office:value="18391" calcext:value-type="float">
            <text:p>1839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25" calcext:value-type="float">
            <text:p>3925</text:p>
          </table:table-cell>
          <table:table-cell table:formula="of:=SUM([.A1356:.B1356])" office:value-type="float" office:value="3925" calcext:value-type="float">
            <text:p>39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357:.B1357])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155" calcext:value-type="float">
            <text:p>54155</text:p>
          </table:table-cell>
          <table:table-cell table:formula="of:=SUM([.A1358:.B1358])" office:value-type="float" office:value="54155" calcext:value-type="float">
            <text:p>5415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formula="of:=SUM([.A1359:.B1359])" office:value-type="float" office:value="676" calcext:value-type="float">
            <text:p>67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19" calcext:value-type="float">
            <text:p>19319</text:p>
          </table:table-cell>
          <table:table-cell table:formula="of:=SUM([.A1360:.B1360])" office:value-type="float" office:value="19319" calcext:value-type="float">
            <text:p>193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481" calcext:value-type="float">
            <text:p>46481</text:p>
          </table:table-cell>
          <table:table-cell table:formula="of:=SUM([.A1361:.B1361])" office:value-type="float" office:value="46481" calcext:value-type="float">
            <text:p>4648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362:.B1362])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03" calcext:value-type="float">
            <text:p>10103</text:p>
          </table:table-cell>
          <table:table-cell table:formula="of:=SUM([.A1363:.B1363])" office:value-type="float" office:value="10103" calcext:value-type="float">
            <text:p>1010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22" calcext:value-type="float">
            <text:p>3722</text:p>
          </table:table-cell>
          <table:table-cell table:formula="of:=SUM([.A1364:.B1364])" office:value-type="float" office:value="3722" calcext:value-type="float">
            <text:p>37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365:.B1365])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table:formula="of:=SUM([.A1366:.B1366])" office:value-type="float" office:value="454" calcext:value-type="float">
            <text:p>45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98" calcext:value-type="float">
            <text:p>3998</text:p>
          </table:table-cell>
          <table:table-cell table:formula="of:=SUM([.A1367:.B1367])" office:value-type="float" office:value="3998" calcext:value-type="float">
            <text:p>399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44" calcext:value-type="float">
            <text:p>17144</text:p>
          </table:table-cell>
          <table:table-cell table:formula="of:=SUM([.A1368:.B1368])" office:value-type="float" office:value="17144" calcext:value-type="float">
            <text:p>1714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369:.B1369])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84" calcext:value-type="float">
            <text:p>4784</text:p>
          </table:table-cell>
          <table:table-cell table:formula="of:=SUM([.A1370:.B1370])" office:value-type="float" office:value="4784" calcext:value-type="float">
            <text:p>478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77" calcext:value-type="float">
            <text:p>6077</text:p>
          </table:table-cell>
          <table:table-cell table:formula="of:=SUM([.A1371:.B1371])" office:value-type="float" office:value="6077" calcext:value-type="float">
            <text:p>607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372:.B1372])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formula="of:=SUM([.A1373:.B1373])" office:value-type="float" office:value="327" calcext:value-type="float">
            <text:p>3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3048" calcext:value-type="float">
            <text:p>13048</text:p>
          </table:table-cell>
          <table:table-cell office:value-type="float" office:value="14635" calcext:value-type="float">
            <text:p>14635</text:p>
          </table:table-cell>
          <table:table-cell table:formula="of:=SUM([.A1374:.B1374])" office:value-type="float" office:value="27683" calcext:value-type="float">
            <text:p>2768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8427" calcext:value-type="float">
            <text:p>18427</text:p>
          </table:table-cell>
          <table:table-cell office:value-type="float" office:value="18339" calcext:value-type="float">
            <text:p>18339</text:p>
          </table:table-cell>
          <table:table-cell table:formula="of:=SUM([.A1375:.B1375])" office:value-type="float" office:value="36766" calcext:value-type="float">
            <text:p>3676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1535" calcext:value-type="float">
            <text:p>11535</text:p>
          </table:table-cell>
          <table:table-cell office:value-type="float" office:value="8471" calcext:value-type="float">
            <text:p>8471</text:p>
          </table:table-cell>
          <table:table-cell table:formula="of:=SUM([.A1376:.B1376])" office:value-type="float" office:value="20006" calcext:value-type="float">
            <text:p>2000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3624" calcext:value-type="float">
            <text:p>3624</text:p>
          </table:table-cell>
          <table:table-cell table:formula="of:=SUM([.A1377:.B1377])" office:value-type="float" office:value="4911" calcext:value-type="float">
            <text:p>49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table:formula="of:=SUM([.A1378:.B1378])" office:value-type="float" office:value="151" calcext:value-type="float">
            <text:p>15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6914" calcext:value-type="float">
            <text:p>66914</text:p>
          </table:table-cell>
          <table:table-cell office:value-type="float" office:value="24690" calcext:value-type="float">
            <text:p>24690</text:p>
          </table:table-cell>
          <table:table-cell table:formula="of:=SUM([.A1379:.B1379])" office:value-type="float" office:value="91604" calcext:value-type="float">
            <text:p>9160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74" calcext:value-type="float">
            <text:p>874</text:p>
          </table:table-cell>
          <table:table-cell table:formula="of:=SUM([.A1380:.B1380])" office:value-type="float" office:value="1758" calcext:value-type="float">
            <text:p>175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32" calcext:value-type="float">
            <text:p>13832</text:p>
          </table:table-cell>
          <table:table-cell table:formula="of:=SUM([.A1381:.B1381])" office:value-type="float" office:value="13832" calcext:value-type="float">
            <text:p>138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23" calcext:value-type="float">
            <text:p>15223</text:p>
          </table:table-cell>
          <table:table-cell table:formula="of:=SUM([.A1382:.B1382])" office:value-type="float" office:value="15223" calcext:value-type="float">
            <text:p>152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53" calcext:value-type="float">
            <text:p>9053</text:p>
          </table:table-cell>
          <table:table-cell table:formula="of:=SUM([.A1383:.B1383])" office:value-type="float" office:value="9053" calcext:value-type="float">
            <text:p>905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4" calcext:value-type="float">
            <text:p>1884</text:p>
          </table:table-cell>
          <table:table-cell table:formula="of:=SUM([.A1384:.B1384])" office:value-type="float" office:value="1884" calcext:value-type="float">
            <text:p>188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SUM([.A1385:.B1385])"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612" calcext:value-type="float">
            <text:p>15612</text:p>
          </table:table-cell>
          <table:table-cell table:formula="of:=SUM([.A1386:.B1386])" office:value-type="float" office:value="15612" calcext:value-type="float">
            <text:p>156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table:formula="of:=SUM([.A1387:.B1387])" office:value-type="float" office:value="426" calcext:value-type="float">
            <text:p>4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52" calcext:value-type="float">
            <text:p>11152</text:p>
          </table:table-cell>
          <table:table-cell table:formula="of:=SUM([.A1388:.B1388])" office:value-type="float" office:value="11152" calcext:value-type="float">
            <text:p>1115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90" calcext:value-type="float">
            <text:p>13290</text:p>
          </table:table-cell>
          <table:table-cell table:formula="of:=SUM([.A1389:.B1389])" office:value-type="float" office:value="13290" calcext:value-type="float">
            <text:p>1329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10" calcext:value-type="float">
            <text:p>5810</text:p>
          </table:table-cell>
          <table:table-cell table:formula="of:=SUM([.A1390:.B1390])" office:value-type="float" office:value="5810" calcext:value-type="float">
            <text:p>58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table:formula="of:=SUM([.A1391:.B1391])" office:value-type="float" office:value="743" calcext:value-type="float">
            <text:p>7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SUM([.A1392:.B1392])"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811" calcext:value-type="float">
            <text:p>41811</text:p>
          </table:table-cell>
          <table:table-cell table:formula="of:=SUM([.A1393:.B1393])" office:value-type="float" office:value="41811" calcext:value-type="float">
            <text:p>418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SUM([.A1394:.B1394])" office:value-type="float" office:value="83" calcext:value-type="float">
            <text:p>8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88" calcext:value-type="float">
            <text:p>10888</text:p>
          </table:table-cell>
          <table:table-cell table:formula="of:=SUM([.A1395:.B1395])" office:value-type="float" office:value="10888" calcext:value-type="float">
            <text:p>1088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702" calcext:value-type="float">
            <text:p>22702</text:p>
          </table:table-cell>
          <table:table-cell table:formula="of:=SUM([.A1396:.B1396])" office:value-type="float" office:value="22702" calcext:value-type="float">
            <text:p>2270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16" calcext:value-type="float">
            <text:p>6216</text:p>
          </table:table-cell>
          <table:table-cell table:formula="of:=SUM([.A1397:.B1397])" office:value-type="float" office:value="6216" calcext:value-type="float">
            <text:p>62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30" calcext:value-type="float">
            <text:p>5130</text:p>
          </table:table-cell>
          <table:table-cell table:formula="of:=SUM([.A1398:.B1398])" office:value-type="float" office:value="5130" calcext:value-type="float">
            <text:p>51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formula="of:=SUM([.A1399:.B1399])" office:value-type="float" office:value="115" calcext:value-type="float">
            <text:p>11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950" calcext:value-type="float">
            <text:p>47950</text:p>
          </table:table-cell>
          <table:table-cell table:formula="of:=SUM([.A1400:.B1400])" office:value-type="float" office:value="47950" calcext:value-type="float">
            <text:p>4795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table:formula="of:=SUM([.A1401:.B1401])" office:value-type="float" office:value="1408" calcext:value-type="float">
            <text:p>140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85" calcext:value-type="float">
            <text:p>11085</text:p>
          </table:table-cell>
          <table:table-cell table:formula="of:=SUM([.A1402:.B1402])" office:value-type="float" office:value="11085" calcext:value-type="float">
            <text:p>1108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86" calcext:value-type="float">
            <text:p>22886</text:p>
          </table:table-cell>
          <table:table-cell table:formula="of:=SUM([.A1403:.B1403])" office:value-type="float" office:value="22886" calcext:value-type="float">
            <text:p>2288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15" calcext:value-type="float">
            <text:p>7615</text:p>
          </table:table-cell>
          <table:table-cell table:formula="of:=SUM([.A1404:.B1404])" office:value-type="float" office:value="7615" calcext:value-type="float">
            <text:p>76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33" calcext:value-type="float">
            <text:p>5633</text:p>
          </table:table-cell>
          <table:table-cell table:formula="of:=SUM([.A1405:.B1405])" office:value-type="float" office:value="5633" calcext:value-type="float">
            <text:p>563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SUM([.A1406:.B1406])" office:value-type="float" office:value="37" calcext:value-type="float">
            <text:p>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685" calcext:value-type="float">
            <text:p>42685</text:p>
          </table:table-cell>
          <table:table-cell table:formula="of:=SUM([.A1407:.B1407])" office:value-type="float" office:value="42685" calcext:value-type="float">
            <text:p>4268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2" calcext:value-type="float">
            <text:p>1602</text:p>
          </table:table-cell>
          <table:table-cell table:formula="of:=SUM([.A1408:.B1408])" office:value-type="float" office:value="1602" calcext:value-type="float">
            <text:p>16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13" calcext:value-type="float">
            <text:p>22113</text:p>
          </table:table-cell>
          <table:table-cell table:formula="of:=SUM([.A1409:.B1409])" office:value-type="float" office:value="22113" calcext:value-type="float">
            <text:p>22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37" calcext:value-type="float">
            <text:p>25337</text:p>
          </table:table-cell>
          <table:table-cell table:formula="of:=SUM([.A1410:.B1410])" office:value-type="float" office:value="25337" calcext:value-type="float">
            <text:p>253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93" calcext:value-type="float">
            <text:p>13093</text:p>
          </table:table-cell>
          <table:table-cell table:formula="of:=SUM([.A1411:.B1411])" office:value-type="float" office:value="13093" calcext:value-type="float">
            <text:p>1309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74" calcext:value-type="float">
            <text:p>2974</text:p>
          </table:table-cell>
          <table:table-cell table:formula="of:=SUM([.A1412:.B1412])" office:value-type="float" office:value="2974" calcext:value-type="float">
            <text:p>297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A1413:.B1413])"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42" calcext:value-type="float">
            <text:p>30842</text:p>
          </table:table-cell>
          <table:table-cell table:formula="of:=SUM([.A1414:.B1414])" office:value-type="float" office:value="30842" calcext:value-type="float">
            <text:p>3084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 table:formula="of:=SUM([.A1415:.B1415])" office:value-type="float" office:value="885" calcext:value-type="float">
            <text:p>88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7630" calcext:value-type="float">
            <text:p>17630</text:p>
          </table:table-cell>
          <table:table-cell table:formula="of:=SUM([.A1416:.B1416])" office:value-type="float" office:value="18049" calcext:value-type="float">
            <text:p>1804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20632" calcext:value-type="float">
            <text:p>20632</text:p>
          </table:table-cell>
          <table:table-cell table:formula="of:=SUM([.A1417:.B1417])" office:value-type="float" office:value="23306" calcext:value-type="float">
            <text:p>2330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376" calcext:value-type="float">
            <text:p>9376</text:p>
          </table:table-cell>
          <table:table-cell table:formula="of:=SUM([.A1418:.B1418])" office:value-type="float" office:value="9540" calcext:value-type="float">
            <text:p>954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5983" calcext:value-type="float">
            <text:p>5983</text:p>
          </table:table-cell>
          <table:table-cell table:formula="of:=SUM([.A1419:.B1419])" office:value-type="float" office:value="7070" calcext:value-type="float">
            <text:p>707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8" calcext:value-type="float">
            <text:p>238</text:p>
          </table:table-cell>
          <table:table-cell table:formula="of:=SUM([.A1420:.B1420])" office:value-type="float" office:value="336" calcext:value-type="float">
            <text:p>3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14933" calcext:value-type="float">
            <text:p>14933</text:p>
          </table:table-cell>
          <table:table-cell table:formula="of:=SUM([.A1421:.B1421])" office:value-type="float" office:value="18699" calcext:value-type="float">
            <text:p>1869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81" calcext:value-type="float">
            <text:p>281</text:p>
          </table:table-cell>
          <table:table-cell table:formula="of:=SUM([.A1422:.B1422])" office:value-type="float" office:value="672" calcext:value-type="float">
            <text:p>67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601" calcext:value-type="float">
            <text:p>20601</text:p>
          </table:table-cell>
          <table:table-cell table:formula="of:=SUM([.A1423:.B1423])" office:value-type="float" office:value="20601" calcext:value-type="float">
            <text:p>206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27" calcext:value-type="float">
            <text:p>24027</text:p>
          </table:table-cell>
          <table:table-cell table:formula="of:=SUM([.A1424:.B1424])" office:value-type="float" office:value="24027" calcext:value-type="float">
            <text:p>2402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50" calcext:value-type="float">
            <text:p>13850</text:p>
          </table:table-cell>
          <table:table-cell table:formula="of:=SUM([.A1425:.B1425])" office:value-type="float" office:value="13850" calcext:value-type="float">
            <text:p>1385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table:formula="of:=SUM([.A1426:.B1426])" office:value-type="float" office:value="1081" calcext:value-type="float">
            <text:p>108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427:.B1427])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173" calcext:value-type="float">
            <text:p>43173</text:p>
          </table:table-cell>
          <table:table-cell table:formula="of:=SUM([.A1428:.B1428])" office:value-type="float" office:value="43173" calcext:value-type="float">
            <text:p>4317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formula="of:=SUM([.A1429:.B1429])" office:value-type="float" office:value="529" calcext:value-type="float">
            <text:p>52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9922" calcext:value-type="float">
            <text:p>39922</text:p>
          </table:table-cell>
          <table:table-cell table:formula="of:=SUM([.A1430:.B1430])" office:value-type="float" office:value="41174" calcext:value-type="float">
            <text:p>4117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38818" calcext:value-type="float">
            <text:p>38818</text:p>
          </table:table-cell>
          <table:table-cell table:formula="of:=SUM([.A1431:.B1431])" office:value-type="float" office:value="40616" calcext:value-type="float">
            <text:p>406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2432" calcext:value-type="float">
            <text:p>22432</text:p>
          </table:table-cell>
          <table:table-cell table:formula="of:=SUM([.A1432:.B1432])" office:value-type="float" office:value="23433" calcext:value-type="float">
            <text:p>2343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03" calcext:value-type="float">
            <text:p>5303</text:p>
          </table:table-cell>
          <table:table-cell table:formula="of:=SUM([.A1433:.B1433])" office:value-type="float" office:value="5385" calcext:value-type="float">
            <text:p>538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 table:formula="of:=SUM([.A1434:.B1434])" office:value-type="float" office:value="159" calcext:value-type="float">
            <text:p>15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3502" calcext:value-type="float">
            <text:p>53502</text:p>
          </table:table-cell>
          <table:table-cell table:formula="of:=SUM([.A1435:.B1435])" office:value-type="float" office:value="53679" calcext:value-type="float">
            <text:p>5367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5" calcext:value-type="float">
            <text:p>285</text:p>
          </table:table-cell>
          <table:table-cell table:formula="of:=SUM([.A1436:.B1436])" office:value-type="float" office:value="433" calcext:value-type="float">
            <text:p>43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58" calcext:value-type="float">
            <text:p>26258</text:p>
          </table:table-cell>
          <table:table-cell table:formula="of:=SUM([.A1437:.B1437])" office:value-type="float" office:value="26258" calcext:value-type="float">
            <text:p>2625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73" calcext:value-type="float">
            <text:p>25373</text:p>
          </table:table-cell>
          <table:table-cell table:formula="of:=SUM([.A1438:.B1438])" office:value-type="float" office:value="25373" calcext:value-type="float">
            <text:p>2537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04" calcext:value-type="float">
            <text:p>17204</text:p>
          </table:table-cell>
          <table:table-cell table:formula="of:=SUM([.A1439:.B1439])" office:value-type="float" office:value="17204" calcext:value-type="float">
            <text:p>172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50" calcext:value-type="float">
            <text:p>2250</text:p>
          </table:table-cell>
          <table:table-cell table:formula="of:=SUM([.A1440:.B1440])" office:value-type="float" office:value="2250" calcext:value-type="float">
            <text:p>225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SUM([.A1441:.B1441])" office:value-type="float" office:value="48" calcext:value-type="float">
            <text:p>4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33" calcext:value-type="float">
            <text:p>39633</text:p>
          </table:table-cell>
          <table:table-cell table:formula="of:=SUM([.A1442:.B1442])" office:value-type="float" office:value="39633" calcext:value-type="float">
            <text:p>3963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table:formula="of:=SUM([.A1443:.B1443])" office:value-type="float" office:value="851" calcext:value-type="float">
            <text:p>85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11" calcext:value-type="float">
            <text:p>4711</text:p>
          </table:table-cell>
          <table:table-cell table:formula="of:=SUM([.A1444:.B1444])" office:value-type="float" office:value="4711" calcext:value-type="float">
            <text:p>47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62" calcext:value-type="float">
            <text:p>9862</text:p>
          </table:table-cell>
          <table:table-cell table:formula="of:=SUM([.A1445:.B1445])" office:value-type="float" office:value="9862" calcext:value-type="float">
            <text:p>986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43" calcext:value-type="float">
            <text:p>2943</text:p>
          </table:table-cell>
          <table:table-cell table:formula="of:=SUM([.A1446:.B1446])" office:value-type="float" office:value="2943" calcext:value-type="float">
            <text:p>294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 table:formula="of:=SUM([.A1447:.B1447])" office:value-type="float" office:value="1610" calcext:value-type="float">
            <text:p>16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A1448:.B1448])"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191" calcext:value-type="float">
            <text:p>27191</text:p>
          </table:table-cell>
          <table:table-cell table:formula="of:=SUM([.A1449:.B1449])" office:value-type="float" office:value="27191" calcext:value-type="float">
            <text:p>2719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table:formula="of:=SUM([.A1450:.B1450])" office:value-type="float" office:value="1205" calcext:value-type="float">
            <text:p>120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12066" calcext:value-type="float">
            <text:p>12066</text:p>
          </table:table-cell>
          <table:table-cell table:formula="of:=SUM([.A1451:.B1451])" office:value-type="float" office:value="16161" calcext:value-type="float">
            <text:p>1616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8014" calcext:value-type="float">
            <text:p>8014</text:p>
          </table:table-cell>
          <table:table-cell office:value-type="float" office:value="14089" calcext:value-type="float">
            <text:p>14089</text:p>
          </table:table-cell>
          <table:table-cell table:formula="of:=SUM([.A1452:.B1452])" office:value-type="float" office:value="22103" calcext:value-type="float">
            <text:p>22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6501" calcext:value-type="float">
            <text:p>6501</text:p>
          </table:table-cell>
          <table:table-cell table:formula="of:=SUM([.A1453:.B1453])" office:value-type="float" office:value="11135" calcext:value-type="float">
            <text:p>1113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79" calcext:value-type="float">
            <text:p>979</text:p>
          </table:table-cell>
          <table:table-cell table:formula="of:=SUM([.A1454:.B1454])" office:value-type="float" office:value="1255" calcext:value-type="float">
            <text:p>125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455:.B1455])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31401" calcext:value-type="float">
            <text:p>31401</text:p>
          </table:table-cell>
          <table:table-cell table:formula="of:=SUM([.A1456:.B1456])" office:value-type="float" office:value="61301" calcext:value-type="float">
            <text:p>613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51" calcext:value-type="float">
            <text:p>351</text:p>
          </table:table-cell>
          <table:table-cell table:formula="of:=SUM([.A1457:.B1457])" office:value-type="float" office:value="638" calcext:value-type="float">
            <text:p>63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20" calcext:value-type="float">
            <text:p>12620</text:p>
          </table:table-cell>
          <table:table-cell table:formula="of:=SUM([.A1458:.B1458])" office:value-type="float" office:value="12620" calcext:value-type="float">
            <text:p>126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488" calcext:value-type="float">
            <text:p>17488</text:p>
          </table:table-cell>
          <table:table-cell table:formula="of:=SUM([.A1459:.B1459])" office:value-type="float" office:value="17488" calcext:value-type="float">
            <text:p>1748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46" calcext:value-type="float">
            <text:p>8246</text:p>
          </table:table-cell>
          <table:table-cell table:formula="of:=SUM([.A1460:.B1460])" office:value-type="float" office:value="8246" calcext:value-type="float">
            <text:p>824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4" calcext:value-type="float">
            <text:p>3054</text:p>
          </table:table-cell>
          <table:table-cell table:formula="of:=SUM([.A1461:.B1461])" office:value-type="float" office:value="3054" calcext:value-type="float">
            <text:p>305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SUM([.A1462:.B1462])" office:value-type="float" office:value="69" calcext:value-type="float">
            <text:p>6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91" calcext:value-type="float">
            <text:p>20191</text:p>
          </table:table-cell>
          <table:table-cell table:formula="of:=SUM([.A1463:.B1463])" office:value-type="float" office:value="20191" calcext:value-type="float">
            <text:p>2019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 table:formula="of:=SUM([.A1464:.B1464])" office:value-type="float" office:value="1603" calcext:value-type="float">
            <text:p>16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08" calcext:value-type="float">
            <text:p>6708</text:p>
          </table:table-cell>
          <table:table-cell table:formula="of:=SUM([.A1465:.B1465])" office:value-type="float" office:value="6708" calcext:value-type="float">
            <text:p>67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05" calcext:value-type="float">
            <text:p>10605</text:p>
          </table:table-cell>
          <table:table-cell table:formula="of:=SUM([.A1466:.B1466])" office:value-type="float" office:value="10605" calcext:value-type="float">
            <text:p>1060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32" calcext:value-type="float">
            <text:p>4632</text:p>
          </table:table-cell>
          <table:table-cell table:formula="of:=SUM([.A1467:.B1467])" office:value-type="float" office:value="4632" calcext:value-type="float">
            <text:p>46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SUM([.A1468:.B1468])" office:value-type="float" office:value="508" calcext:value-type="float">
            <text:p>5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1469:.B1469])"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878" calcext:value-type="float">
            <text:p>37878</text:p>
          </table:table-cell>
          <table:table-cell table:formula="of:=SUM([.A1470:.B1470])" office:value-type="float" office:value="37878" calcext:value-type="float">
            <text:p>3787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table:formula="of:=SUM([.A1471:.B1471])" office:value-type="float" office:value="1023" calcext:value-type="float">
            <text:p>102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92" calcext:value-type="float">
            <text:p>25692</text:p>
          </table:table-cell>
          <table:table-cell table:formula="of:=SUM([.A1472:.B1472])" office:value-type="float" office:value="25692" calcext:value-type="float">
            <text:p>2569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023" calcext:value-type="float">
            <text:p>39023</text:p>
          </table:table-cell>
          <table:table-cell table:formula="of:=SUM([.A1473:.B1473])" office:value-type="float" office:value="39023" calcext:value-type="float">
            <text:p>3902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51" calcext:value-type="float">
            <text:p>19551</text:p>
          </table:table-cell>
          <table:table-cell table:formula="of:=SUM([.A1474:.B1474])" office:value-type="float" office:value="19551" calcext:value-type="float">
            <text:p>1955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30" calcext:value-type="float">
            <text:p>9530</text:p>
          </table:table-cell>
          <table:table-cell table:formula="of:=SUM([.A1475:.B1475])" office:value-type="float" office:value="9530" calcext:value-type="float">
            <text:p>953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SUM([.A1476:.B1476])" office:value-type="float" office:value="400" calcext:value-type="float">
            <text:p>40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770" calcext:value-type="float">
            <text:p>38770</text:p>
          </table:table-cell>
          <table:table-cell table:formula="of:=SUM([.A1477:.B1477])" office:value-type="float" office:value="38770" calcext:value-type="float">
            <text:p>3877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8" calcext:value-type="float">
            <text:p>1638</text:p>
          </table:table-cell>
          <table:table-cell table:formula="of:=SUM([.A1478:.B1478])" office:value-type="float" office:value="1638" calcext:value-type="float">
            <text:p>163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19" calcext:value-type="float">
            <text:p>6219</text:p>
          </table:table-cell>
          <table:table-cell table:formula="of:=SUM([.A1479:.B1479])" office:value-type="float" office:value="6219" calcext:value-type="float">
            <text:p>62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28" calcext:value-type="float">
            <text:p>8328</text:p>
          </table:table-cell>
          <table:table-cell table:formula="of:=SUM([.A1480:.B1480])" office:value-type="float" office:value="8328" calcext:value-type="float">
            <text:p>832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table:formula="of:=SUM([.A1481:.B1481])" office:value-type="float" office:value="4332" calcext:value-type="float">
            <text:p>43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formula="of:=SUM([.A1482:.B1482])" office:value-type="float" office:value="365" calcext:value-type="float">
            <text:p>36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SUM([.A1483:.B1483])"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632" calcext:value-type="float">
            <text:p>15632</text:p>
          </table:table-cell>
          <table:table-cell table:formula="of:=SUM([.A1484:.B1484])" office:value-type="float" office:value="15632" calcext:value-type="float">
            <text:p>156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formula="of:=SUM([.A1485:.B1485])" office:value-type="float" office:value="378" calcext:value-type="float">
            <text:p>37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837" calcext:value-type="float">
            <text:p>24837</text:p>
          </table:table-cell>
          <table:table-cell table:formula="of:=SUM([.A1486:.B1486])" office:value-type="float" office:value="24837" calcext:value-type="float">
            <text:p>248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755" calcext:value-type="float">
            <text:p>28755</text:p>
          </table:table-cell>
          <table:table-cell table:formula="of:=SUM([.A1487:.B1487])" office:value-type="float" office:value="28755" calcext:value-type="float">
            <text:p>2875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92" calcext:value-type="float">
            <text:p>12692</text:p>
          </table:table-cell>
          <table:table-cell table:formula="of:=SUM([.A1488:.B1488])" office:value-type="float" office:value="12692" calcext:value-type="float">
            <text:p>1269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7" calcext:value-type="float">
            <text:p>2117</text:p>
          </table:table-cell>
          <table:table-cell table:formula="of:=SUM([.A1489:.B1489])" office:value-type="float" office:value="2117" calcext:value-type="float">
            <text:p>2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490:.B1490])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037" calcext:value-type="float">
            <text:p>73037</text:p>
          </table:table-cell>
          <table:table-cell table:formula="of:=SUM([.A1491:.B1491])" office:value-type="float" office:value="73037" calcext:value-type="float">
            <text:p>730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formula="of:=SUM([.A1492:.B1492])" office:value-type="float" office:value="389" calcext:value-type="float">
            <text:p>38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7" calcext:value-type="float">
            <text:p>2377</text:p>
          </table:table-cell>
          <table:table-cell table:formula="of:=SUM([.A1493:.B1493])" office:value-type="float" office:value="2377" calcext:value-type="float">
            <text:p>237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78" calcext:value-type="float">
            <text:p>6178</text:p>
          </table:table-cell>
          <table:table-cell table:formula="of:=SUM([.A1494:.B1494])" office:value-type="float" office:value="6178" calcext:value-type="float">
            <text:p>617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9" calcext:value-type="float">
            <text:p>1539</text:p>
          </table:table-cell>
          <table:table-cell table:formula="of:=SUM([.A1495:.B1495])" office:value-type="float" office:value="1539" calcext:value-type="float">
            <text:p>153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table:formula="of:=SUM([.A1496:.B1496])" office:value-type="float" office:value="1494" calcext:value-type="float">
            <text:p>149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497:.B1497])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41" calcext:value-type="float">
            <text:p>12741</text:p>
          </table:table-cell>
          <table:table-cell table:formula="of:=SUM([.A1498:.B1498])" office:value-type="float" office:value="12741" calcext:value-type="float">
            <text:p>1274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95" calcext:value-type="float">
            <text:p>2095</text:p>
          </table:table-cell>
          <table:table-cell table:formula="of:=SUM([.A1499:.B1499])" office:value-type="float" office:value="2095" calcext:value-type="float">
            <text:p>209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85" calcext:value-type="float">
            <text:p>30585</text:p>
          </table:table-cell>
          <table:table-cell table:formula="of:=SUM([.A1500:.B1500])" office:value-type="float" office:value="30585" calcext:value-type="float">
            <text:p>3058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405" calcext:value-type="float">
            <text:p>46405</text:p>
          </table:table-cell>
          <table:table-cell table:formula="of:=SUM([.A1501:.B1501])" office:value-type="float" office:value="46405" calcext:value-type="float">
            <text:p>4640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27" calcext:value-type="float">
            <text:p>15427</text:p>
          </table:table-cell>
          <table:table-cell table:formula="of:=SUM([.A1502:.B1502])" office:value-type="float" office:value="15427" calcext:value-type="float">
            <text:p>1542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03" calcext:value-type="float">
            <text:p>6103</text:p>
          </table:table-cell>
          <table:table-cell table:formula="of:=SUM([.A1503:.B1503])" office:value-type="float" office:value="6103" calcext:value-type="float">
            <text:p>6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SUM([.A1504:.B1504])" office:value-type="float" office:value="49" calcext:value-type="float">
            <text:p>4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242" calcext:value-type="float">
            <text:p>97242</text:p>
          </table:table-cell>
          <table:table-cell table:formula="of:=SUM([.A1505:.B1505])" office:value-type="float" office:value="97242" calcext:value-type="float">
            <text:p>9724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table:formula="of:=SUM([.A1506:.B1506])" office:value-type="float" office:value="582" calcext:value-type="float">
            <text:p>58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9171" calcext:value-type="float">
            <text:p>9171</text:p>
          </table:table-cell>
          <table:table-cell office:value-type="float" office:value="18384" calcext:value-type="float">
            <text:p>18384</text:p>
          </table:table-cell>
          <table:table-cell table:formula="of:=SUM([.A1507:.B1507])" office:value-type="float" office:value="27555" calcext:value-type="float">
            <text:p>2755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1215" calcext:value-type="float">
            <text:p>11215</text:p>
          </table:table-cell>
          <table:table-cell office:value-type="float" office:value="17346" calcext:value-type="float">
            <text:p>17346</text:p>
          </table:table-cell>
          <table:table-cell table:formula="of:=SUM([.A1508:.B1508])" office:value-type="float" office:value="28561" calcext:value-type="float">
            <text:p>2856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9308" calcext:value-type="float">
            <text:p>9308</text:p>
          </table:table-cell>
          <table:table-cell table:formula="of:=SUM([.A1509:.B1509])" office:value-type="float" office:value="17348" calcext:value-type="float">
            <text:p>1734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9" calcext:value-type="float">
            <text:p>749</text:p>
          </table:table-cell>
          <table:table-cell table:formula="of:=SUM([.A1510:.B1510])" office:value-type="float" office:value="801" calcext:value-type="float">
            <text:p>8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" calcext:value-type="float">
            <text:p>26</text:p>
          </table:table-cell>
          <table:table-cell table:formula="of:=SUM([.A1511:.B1511])" office:value-type="float" office:value="221" calcext:value-type="float">
            <text:p>22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5445" calcext:value-type="float">
            <text:p>35445</text:p>
          </table:table-cell>
          <table:table-cell office:value-type="float" office:value="37014" calcext:value-type="float">
            <text:p>37014</text:p>
          </table:table-cell>
          <table:table-cell table:formula="of:=SUM([.A1512:.B1512])" office:value-type="float" office:value="72459" calcext:value-type="float">
            <text:p>7245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82" calcext:value-type="float">
            <text:p>582</text:p>
          </table:table-cell>
          <table:table-cell table:formula="of:=SUM([.A1513:.B1513])" office:value-type="float" office:value="817" calcext:value-type="float">
            <text:p>8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37" calcext:value-type="float">
            <text:p>22437</text:p>
          </table:table-cell>
          <table:table-cell table:formula="of:=SUM([.A1514:.B1514])" office:value-type="float" office:value="22437" calcext:value-type="float">
            <text:p>224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41" calcext:value-type="float">
            <text:p>22141</text:p>
          </table:table-cell>
          <table:table-cell table:formula="of:=SUM([.A1515:.B1515])" office:value-type="float" office:value="22141" calcext:value-type="float">
            <text:p>2214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16" calcext:value-type="float">
            <text:p>12116</text:p>
          </table:table-cell>
          <table:table-cell table:formula="of:=SUM([.A1516:.B1516])" office:value-type="float" office:value="12116" calcext:value-type="float">
            <text:p>12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table:formula="of:=SUM([.A1517:.B1517])" office:value-type="float" office:value="1980" calcext:value-type="float">
            <text:p>19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SUM([.A1518:.B1518])" office:value-type="float" office:value="41" calcext:value-type="float">
            <text:p>4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669" calcext:value-type="float">
            <text:p>44669</text:p>
          </table:table-cell>
          <table:table-cell table:formula="of:=SUM([.A1519:.B1519])" office:value-type="float" office:value="44669" calcext:value-type="float">
            <text:p>4466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38" calcext:value-type="float">
            <text:p>2738</text:p>
          </table:table-cell>
          <table:table-cell table:formula="of:=SUM([.A1520:.B1520])" office:value-type="float" office:value="2738" calcext:value-type="float">
            <text:p>273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15" calcext:value-type="float">
            <text:p>8315</text:p>
          </table:table-cell>
          <table:table-cell table:formula="of:=SUM([.A1521:.B1521])" office:value-type="float" office:value="8315" calcext:value-type="float">
            <text:p>83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48" calcext:value-type="float">
            <text:p>11548</text:p>
          </table:table-cell>
          <table:table-cell table:formula="of:=SUM([.A1522:.B1522])" office:value-type="float" office:value="11548" calcext:value-type="float">
            <text:p>1154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table:formula="of:=SUM([.A1523:.B1523])" office:value-type="float" office:value="5200" calcext:value-type="float">
            <text:p>520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 table:formula="of:=SUM([.A1524:.B1524])" office:value-type="float" office:value="1426" calcext:value-type="float">
            <text:p>142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table:formula="of:=SUM([.A1525:.B1525])" office:value-type="float" office:value="1144" calcext:value-type="float">
            <text:p>114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32" calcext:value-type="float">
            <text:p>27232</text:p>
          </table:table-cell>
          <table:table-cell table:formula="of:=SUM([.A1526:.B1526])" office:value-type="float" office:value="27232" calcext:value-type="float">
            <text:p>272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formula="of:=SUM([.A1527:.B1527])" office:value-type="float" office:value="481" calcext:value-type="float">
            <text:p>48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895" calcext:value-type="float">
            <text:p>44895</text:p>
          </table:table-cell>
          <table:table-cell table:formula="of:=SUM([.A1528:.B1528])" office:value-type="float" office:value="44895" calcext:value-type="float">
            <text:p>4489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278" calcext:value-type="float">
            <text:p>32278</text:p>
          </table:table-cell>
          <table:table-cell table:formula="of:=SUM([.A1529:.B1529])" office:value-type="float" office:value="32278" calcext:value-type="float">
            <text:p>3227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87" calcext:value-type="float">
            <text:p>16087</text:p>
          </table:table-cell>
          <table:table-cell table:formula="of:=SUM([.A1530:.B1530])" office:value-type="float" office:value="16087" calcext:value-type="float">
            <text:p>1608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 table:formula="of:=SUM([.A1531:.B1531])" office:value-type="float" office:value="2410" calcext:value-type="float">
            <text:p>24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532:.B1532])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461" calcext:value-type="float">
            <text:p>63461</text:p>
          </table:table-cell>
          <table:table-cell table:formula="of:=SUM([.A1533:.B1533])" office:value-type="float" office:value="63461" calcext:value-type="float">
            <text:p>6346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table:formula="of:=SUM([.A1534:.B1534])" office:value-type="float" office:value="891" calcext:value-type="float">
            <text:p>89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90" calcext:value-type="float">
            <text:p>19790</text:p>
          </table:table-cell>
          <table:table-cell table:formula="of:=SUM([.A1535:.B1535])" office:value-type="float" office:value="19790" calcext:value-type="float">
            <text:p>197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346" calcext:value-type="float">
            <text:p>48346</text:p>
          </table:table-cell>
          <table:table-cell table:formula="of:=SUM([.A1536:.B1536])" office:value-type="float" office:value="48346" calcext:value-type="float">
            <text:p>4834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537:.B1537])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50" calcext:value-type="float">
            <text:p>12450</text:p>
          </table:table-cell>
          <table:table-cell table:formula="of:=SUM([.A1538:.B1538])" office:value-type="float" office:value="12450" calcext:value-type="float">
            <text:p>1245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26" calcext:value-type="float">
            <text:p>4826</text:p>
          </table:table-cell>
          <table:table-cell table:formula="of:=SUM([.A1539:.B1539])" office:value-type="float" office:value="4826" calcext:value-type="float">
            <text:p>482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540:.B1540])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table:formula="of:=SUM([.A1541:.B1541])" office:value-type="float" office:value="638" calcext:value-type="float">
            <text:p>63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42" calcext:value-type="float">
            <text:p>3242</text:p>
          </table:table-cell>
          <table:table-cell table:formula="of:=SUM([.A1542:.B1542])" office:value-type="float" office:value="3242" calcext:value-type="float">
            <text:p>324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81" calcext:value-type="float">
            <text:p>20281</text:p>
          </table:table-cell>
          <table:table-cell table:formula="of:=SUM([.A1543:.B1543])" office:value-type="float" office:value="20281" calcext:value-type="float">
            <text:p>2028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 table:formula="of:=SUM([.A1544:.B1544])" office:value-type="float" office:value="1688" calcext:value-type="float">
            <text:p>168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36" calcext:value-type="float">
            <text:p>4336</text:p>
          </table:table-cell>
          <table:table-cell table:formula="of:=SUM([.A1545:.B1545])" office:value-type="float" office:value="4336" calcext:value-type="float">
            <text:p>43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85" calcext:value-type="float">
            <text:p>6585</text:p>
          </table:table-cell>
          <table:table-cell table:formula="of:=SUM([.A1546:.B1546])" office:value-type="float" office:value="6585" calcext:value-type="float">
            <text:p>658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547:.B1547])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table:formula="of:=SUM([.A1548:.B1548])" office:value-type="float" office:value="1212" calcext:value-type="float">
            <text:p>12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4668" calcext:value-type="float">
            <text:p>14668</text:p>
          </table:table-cell>
          <table:table-cell office:value-type="float" office:value="12922" calcext:value-type="float">
            <text:p>12922</text:p>
          </table:table-cell>
          <table:table-cell table:formula="of:=SUM([.A1549:.B1549])" office:value-type="float" office:value="27590" calcext:value-type="float">
            <text:p>275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9968" calcext:value-type="float">
            <text:p>19968</text:p>
          </table:table-cell>
          <table:table-cell office:value-type="float" office:value="16452" calcext:value-type="float">
            <text:p>16452</text:p>
          </table:table-cell>
          <table:table-cell table:formula="of:=SUM([.A1550:.B1550])" office:value-type="float" office:value="36420" calcext:value-type="float">
            <text:p>364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0624" calcext:value-type="float">
            <text:p>10624</text:p>
          </table:table-cell>
          <table:table-cell office:value-type="float" office:value="8172" calcext:value-type="float">
            <text:p>8172</text:p>
          </table:table-cell>
          <table:table-cell table:formula="of:=SUM([.A1551:.B1551])" office:value-type="float" office:value="18796" calcext:value-type="float">
            <text:p>187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737" calcext:value-type="float">
            <text:p>2737</text:p>
          </table:table-cell>
          <table:table-cell table:formula="of:=SUM([.A1552:.B1552])" office:value-type="float" office:value="3756" calcext:value-type="float">
            <text:p>375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table:formula="of:=SUM([.A1553:.B1553])" office:value-type="float" office:value="86" calcext:value-type="float">
            <text:p>8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8227" calcext:value-type="float">
            <text:p>78227</text:p>
          </table:table-cell>
          <table:table-cell office:value-type="float" office:value="25796" calcext:value-type="float">
            <text:p>25796</text:p>
          </table:table-cell>
          <table:table-cell table:formula="of:=SUM([.A1554:.B1554])" office:value-type="float" office:value="104023" calcext:value-type="float">
            <text:p>10402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206" calcext:value-type="float">
            <text:p>1206</text:p>
          </table:table-cell>
          <table:table-cell table:formula="of:=SUM([.A1555:.B1555])" office:value-type="float" office:value="2265" calcext:value-type="float">
            <text:p>226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603" calcext:value-type="float">
            <text:p>13603</text:p>
          </table:table-cell>
          <table:table-cell table:formula="of:=SUM([.A1556:.B1556])" office:value-type="float" office:value="13603" calcext:value-type="float">
            <text:p>136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819" calcext:value-type="float">
            <text:p>15819</text:p>
          </table:table-cell>
          <table:table-cell table:formula="of:=SUM([.A1557:.B1557])" office:value-type="float" office:value="15819" calcext:value-type="float">
            <text:p>158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03" calcext:value-type="float">
            <text:p>9503</text:p>
          </table:table-cell>
          <table:table-cell table:formula="of:=SUM([.A1558:.B1558])" office:value-type="float" office:value="9503" calcext:value-type="float">
            <text:p>95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7" calcext:value-type="float">
            <text:p>1687</text:p>
          </table:table-cell>
          <table:table-cell table:formula="of:=SUM([.A1559:.B1559])" office:value-type="float" office:value="1687" calcext:value-type="float">
            <text:p>168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SUM([.A1560:.B1560])" office:value-type="float" office:value="40" calcext:value-type="float">
            <text:p>4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93" calcext:value-type="float">
            <text:p>17393</text:p>
          </table:table-cell>
          <table:table-cell table:formula="of:=SUM([.A1561:.B1561])" office:value-type="float" office:value="17393" calcext:value-type="float">
            <text:p>1739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table:formula="of:=SUM([.A1562:.B1562])" office:value-type="float" office:value="692" calcext:value-type="float">
            <text:p>69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62" calcext:value-type="float">
            <text:p>10862</text:p>
          </table:table-cell>
          <table:table-cell table:formula="of:=SUM([.A1563:.B1563])" office:value-type="float" office:value="10862" calcext:value-type="float">
            <text:p>1086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26" calcext:value-type="float">
            <text:p>14826</text:p>
          </table:table-cell>
          <table:table-cell table:formula="of:=SUM([.A1564:.B1564])" office:value-type="float" office:value="14826" calcext:value-type="float">
            <text:p>1482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16" calcext:value-type="float">
            <text:p>7016</text:p>
          </table:table-cell>
          <table:table-cell table:formula="of:=SUM([.A1565:.B1565])" office:value-type="float" office:value="7016" calcext:value-type="float">
            <text:p>70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table:formula="of:=SUM([.A1566:.B1566])" office:value-type="float" office:value="982" calcext:value-type="float">
            <text:p>98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.A1567:.B1567])"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174" calcext:value-type="float">
            <text:p>48174</text:p>
          </table:table-cell>
          <table:table-cell table:formula="of:=SUM([.A1568:.B1568])" office:value-type="float" office:value="48174" calcext:value-type="float">
            <text:p>4817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table:formula="of:=SUM([.A1569:.B1569])" office:value-type="float" office:value="287" calcext:value-type="float">
            <text:p>28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641" calcext:value-type="float">
            <text:p>13641</text:p>
          </table:table-cell>
          <table:table-cell table:formula="of:=SUM([.A1570:.B1570])" office:value-type="float" office:value="13641" calcext:value-type="float">
            <text:p>1364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table:formula="of:=SUM([.A1571:.B1571])" office:value-type="float" office:value="24000" calcext:value-type="float">
            <text:p>2400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82" calcext:value-type="float">
            <text:p>7582</text:p>
          </table:table-cell>
          <table:table-cell table:formula="of:=SUM([.A1572:.B1572])" office:value-type="float" office:value="7582" calcext:value-type="float">
            <text:p>758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37" calcext:value-type="float">
            <text:p>6637</text:p>
          </table:table-cell>
          <table:table-cell table:formula="of:=SUM([.A1573:.B1573])" office:value-type="float" office:value="6637" calcext:value-type="float">
            <text:p>66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SUM([.A1574:.B1574])" office:value-type="float" office:value="46" calcext:value-type="float">
            <text:p>4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474" calcext:value-type="float">
            <text:p>53474</text:p>
          </table:table-cell>
          <table:table-cell table:formula="of:=SUM([.A1575:.B1575])" office:value-type="float" office:value="53474" calcext:value-type="float">
            <text:p>5347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 table:formula="of:=SUM([.A1576:.B1576])" office:value-type="float" office:value="1603" calcext:value-type="float">
            <text:p>16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90" calcext:value-type="float">
            <text:p>12090</text:p>
          </table:table-cell>
          <table:table-cell table:formula="of:=SUM([.A1577:.B1577])" office:value-type="float" office:value="12090" calcext:value-type="float">
            <text:p>1209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418" calcext:value-type="float">
            <text:p>24418</text:p>
          </table:table-cell>
          <table:table-cell table:formula="of:=SUM([.A1578:.B1578])" office:value-type="float" office:value="24418" calcext:value-type="float">
            <text:p>2441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41" calcext:value-type="float">
            <text:p>8941</text:p>
          </table:table-cell>
          <table:table-cell table:formula="of:=SUM([.A1579:.B1579])" office:value-type="float" office:value="8941" calcext:value-type="float">
            <text:p>894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16" calcext:value-type="float">
            <text:p>6116</text:p>
          </table:table-cell>
          <table:table-cell table:formula="of:=SUM([.A1580:.B1580])" office:value-type="float" office:value="6116" calcext:value-type="float">
            <text:p>611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SUM([.A1581:.B1581])" office:value-type="float" office:value="40" calcext:value-type="float">
            <text:p>4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507" calcext:value-type="float">
            <text:p>44507</text:p>
          </table:table-cell>
          <table:table-cell table:formula="of:=SUM([.A1582:.B1582])" office:value-type="float" office:value="44507" calcext:value-type="float">
            <text:p>4450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formula="of:=SUM([.A1583:.B1583])" office:value-type="float" office:value="1800" calcext:value-type="float">
            <text:p>180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190" calcext:value-type="float">
            <text:p>23190</text:p>
          </table:table-cell>
          <table:table-cell table:formula="of:=SUM([.A1584:.B1584])" office:value-type="float" office:value="23190" calcext:value-type="float">
            <text:p>2319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482" calcext:value-type="float">
            <text:p>26482</text:p>
          </table:table-cell>
          <table:table-cell table:formula="of:=SUM([.A1585:.B1585])" office:value-type="float" office:value="26482" calcext:value-type="float">
            <text:p>264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60" calcext:value-type="float">
            <text:p>13960</text:p>
          </table:table-cell>
          <table:table-cell table:formula="of:=SUM([.A1586:.B1586])" office:value-type="float" office:value="13960" calcext:value-type="float">
            <text:p>1396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table:formula="of:=SUM([.A1587:.B1587])" office:value-type="float" office:value="2693" calcext:value-type="float">
            <text:p>269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A1588:.B1588])"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582" calcext:value-type="float">
            <text:p>29582</text:p>
          </table:table-cell>
          <table:table-cell table:formula="of:=SUM([.A1589:.B1589])" office:value-type="float" office:value="29582" calcext:value-type="float">
            <text:p>295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table:formula="of:=SUM([.A1590:.B1590])" office:value-type="float" office:value="690" calcext:value-type="float">
            <text:p>69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833" calcext:value-type="float">
            <text:p>16833</text:p>
          </table:table-cell>
          <table:table-cell table:formula="of:=SUM([.A1591:.B1591])" office:value-type="float" office:value="17223" calcext:value-type="float">
            <text:p>1722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18593" calcext:value-type="float">
            <text:p>18593</text:p>
          </table:table-cell>
          <table:table-cell table:formula="of:=SUM([.A1592:.B1592])" office:value-type="float" office:value="21186" calcext:value-type="float">
            <text:p>2118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984" calcext:value-type="float">
            <text:p>8984</text:p>
          </table:table-cell>
          <table:table-cell table:formula="of:=SUM([.A1593:.B1593])" office:value-type="float" office:value="9089" calcext:value-type="float">
            <text:p>908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128" calcext:value-type="float">
            <text:p>5128</text:p>
          </table:table-cell>
          <table:table-cell table:formula="of:=SUM([.A1594:.B1594])" office:value-type="float" office:value="6123" calcext:value-type="float">
            <text:p>612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table:formula="of:=SUM([.A1595:.B1595])" office:value-type="float" office:value="246" calcext:value-type="float">
            <text:p>24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14201" calcext:value-type="float">
            <text:p>14201</text:p>
          </table:table-cell>
          <table:table-cell table:formula="of:=SUM([.A1596:.B1596])" office:value-type="float" office:value="17359" calcext:value-type="float">
            <text:p>1735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89" calcext:value-type="float">
            <text:p>189</text:p>
          </table:table-cell>
          <table:table-cell table:formula="of:=SUM([.A1597:.B1597])" office:value-type="float" office:value="470" calcext:value-type="float">
            <text:p>47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82" calcext:value-type="float">
            <text:p>19582</text:p>
          </table:table-cell>
          <table:table-cell table:formula="of:=SUM([.A1598:.B1598])" office:value-type="float" office:value="19582" calcext:value-type="float">
            <text:p>195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82" calcext:value-type="float">
            <text:p>21582</text:p>
          </table:table-cell>
          <table:table-cell table:formula="of:=SUM([.A1599:.B1599])" office:value-type="float" office:value="21582" calcext:value-type="float">
            <text:p>215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82" calcext:value-type="float">
            <text:p>12582</text:p>
          </table:table-cell>
          <table:table-cell table:formula="of:=SUM([.A1600:.B1600])" office:value-type="float" office:value="12582" calcext:value-type="float">
            <text:p>125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table:formula="of:=SUM([.A1601:.B1601])" office:value-type="float" office:value="729" calcext:value-type="float">
            <text:p>72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602:.B1602])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178" calcext:value-type="float">
            <text:p>42178</text:p>
          </table:table-cell>
          <table:table-cell table:formula="of:=SUM([.A1603:.B1603])" office:value-type="float" office:value="42178" calcext:value-type="float">
            <text:p>4217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table:formula="of:=SUM([.A1604:.B1604])" office:value-type="float" office:value="328" calcext:value-type="float">
            <text:p>32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6583" calcext:value-type="float">
            <text:p>36583</text:p>
          </table:table-cell>
          <table:table-cell table:formula="of:=SUM([.A1605:.B1605])" office:value-type="float" office:value="37741" calcext:value-type="float">
            <text:p>3774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4281" calcext:value-type="float">
            <text:p>34281</text:p>
          </table:table-cell>
          <table:table-cell table:formula="of:=SUM([.A1606:.B1606])" office:value-type="float" office:value="35238" calcext:value-type="float">
            <text:p>3523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1958" calcext:value-type="float">
            <text:p>21958</text:p>
          </table:table-cell>
          <table:table-cell table:formula="of:=SUM([.A1607:.B1607])" office:value-type="float" office:value="22785" calcext:value-type="float">
            <text:p>2278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158" calcext:value-type="float">
            <text:p>5158</text:p>
          </table:table-cell>
          <table:table-cell table:formula="of:=SUM([.A1608:.B1608])" office:value-type="float" office:value="5221" calcext:value-type="float">
            <text:p>522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table:formula="of:=SUM([.A1609:.B1609])" office:value-type="float" office:value="174" calcext:value-type="float">
            <text:p>17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1283" calcext:value-type="float">
            <text:p>51283</text:p>
          </table:table-cell>
          <table:table-cell table:formula="of:=SUM([.A1610:.B1610])" office:value-type="float" office:value="51435" calcext:value-type="float">
            <text:p>5143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table:formula="of:=SUM([.A1611:.B1611])" office:value-type="float" office:value="350" calcext:value-type="float">
            <text:p>35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852" calcext:value-type="float">
            <text:p>24852</text:p>
          </table:table-cell>
          <table:table-cell table:formula="of:=SUM([.A1612:.B1612])" office:value-type="float" office:value="24852" calcext:value-type="float">
            <text:p>2485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518" calcext:value-type="float">
            <text:p>23518</text:p>
          </table:table-cell>
          <table:table-cell table:formula="of:=SUM([.A1613:.B1613])" office:value-type="float" office:value="23518" calcext:value-type="float">
            <text:p>2351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79" calcext:value-type="float">
            <text:p>15079</text:p>
          </table:table-cell>
          <table:table-cell table:formula="of:=SUM([.A1614:.B1614])" office:value-type="float" office:value="15079" calcext:value-type="float">
            <text:p>1507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9" calcext:value-type="float">
            <text:p>2059</text:p>
          </table:table-cell>
          <table:table-cell table:formula="of:=SUM([.A1615:.B1615])" office:value-type="float" office:value="2059" calcext:value-type="float">
            <text:p>205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SUM([.A1616:.B1616])" office:value-type="float" office:value="29" calcext:value-type="float">
            <text:p>2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593" calcext:value-type="float">
            <text:p>37593</text:p>
          </table:table-cell>
          <table:table-cell table:formula="of:=SUM([.A1617:.B1617])" office:value-type="float" office:value="37593" calcext:value-type="float">
            <text:p>3759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table:formula="of:=SUM([.A1618:.B1618])" office:value-type="float" office:value="321" calcext:value-type="float">
            <text:p>32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28" calcext:value-type="float">
            <text:p>4528</text:p>
          </table:table-cell>
          <table:table-cell table:formula="of:=SUM([.A1619:.B1619])" office:value-type="float" office:value="4528" calcext:value-type="float">
            <text:p>452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28" calcext:value-type="float">
            <text:p>9128</text:p>
          </table:table-cell>
          <table:table-cell table:formula="of:=SUM([.A1620:.B1620])" office:value-type="float" office:value="9128" calcext:value-type="float">
            <text:p>912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8" calcext:value-type="float">
            <text:p>2248</text:p>
          </table:table-cell>
          <table:table-cell table:formula="of:=SUM([.A1621:.B1621])" office:value-type="float" office:value="2248" calcext:value-type="float">
            <text:p>224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 table:formula="of:=SUM([.A1622:.B1622])" office:value-type="float" office:value="1328" calcext:value-type="float">
            <text:p>132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A1623:.B1623])"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831" calcext:value-type="float">
            <text:p>25831</text:p>
          </table:table-cell>
          <table:table-cell table:formula="of:=SUM([.A1624:.B1624])" office:value-type="float" office:value="25831" calcext:value-type="float">
            <text:p>2583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table:formula="of:=SUM([.A1625:.B1625])" office:value-type="float" office:value="1158" calcext:value-type="float">
            <text:p>115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float" office:value="11582" calcext:value-type="float">
            <text:p>11582</text:p>
          </table:table-cell>
          <table:table-cell table:formula="of:=SUM([.A1626:.B1626])" office:value-type="float" office:value="15540" calcext:value-type="float">
            <text:p>1554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float" office:value="13582" calcext:value-type="float">
            <text:p>13582</text:p>
          </table:table-cell>
          <table:table-cell table:formula="of:=SUM([.A1627:.B1627])" office:value-type="float" office:value="20853" calcext:value-type="float">
            <text:p>2085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float" office:value="6023" calcext:value-type="float">
            <text:p>6023</text:p>
          </table:table-cell>
          <table:table-cell table:formula="of:=SUM([.A1628:.B1628])" office:value-type="float" office:value="10181" calcext:value-type="float">
            <text:p>1018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82" calcext:value-type="float">
            <text:p>582</text:p>
          </table:table-cell>
          <table:table-cell table:formula="of:=SUM([.A1629:.B1629])" office:value-type="float" office:value="739" calcext:value-type="float">
            <text:p>73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630:.B1630])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9105" calcext:value-type="float">
            <text:p>29105</text:p>
          </table:table-cell>
          <table:table-cell office:value-type="float" office:value="30582" calcext:value-type="float">
            <text:p>30582</text:p>
          </table:table-cell>
          <table:table-cell table:formula="of:=SUM([.A1631:.B1631])" office:value-type="float" office:value="59687" calcext:value-type="float">
            <text:p>5968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5" calcext:value-type="float">
            <text:p>305</text:p>
          </table:table-cell>
          <table:table-cell table:formula="of:=SUM([.A1632:.B1632])" office:value-type="float" office:value="600" calcext:value-type="float">
            <text:p>60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82" calcext:value-type="float">
            <text:p>11582</text:p>
          </table:table-cell>
          <table:table-cell table:formula="of:=SUM([.A1633:.B1633])" office:value-type="float" office:value="11582" calcext:value-type="float">
            <text:p>115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83" calcext:value-type="float">
            <text:p>16283</text:p>
          </table:table-cell>
          <table:table-cell table:formula="of:=SUM([.A1634:.B1634])" office:value-type="float" office:value="16283" calcext:value-type="float">
            <text:p>1628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38" calcext:value-type="float">
            <text:p>7238</text:p>
          </table:table-cell>
          <table:table-cell table:formula="of:=SUM([.A1635:.B1635])" office:value-type="float" office:value="7238" calcext:value-type="float">
            <text:p>723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table:formula="of:=SUM([.A1636:.B1636])" office:value-type="float" office:value="2683" calcext:value-type="float">
            <text:p>268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SUM([.A1637:.B1637])" office:value-type="float" office:value="52" calcext:value-type="float">
            <text:p>5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72" calcext:value-type="float">
            <text:p>18572</text:p>
          </table:table-cell>
          <table:table-cell table:formula="of:=SUM([.A1638:.B1638])" office:value-type="float" office:value="18572" calcext:value-type="float">
            <text:p>1857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 table:formula="of:=SUM([.A1639:.B1639])" office:value-type="float" office:value="1527" calcext:value-type="float">
            <text:p>152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72" calcext:value-type="float">
            <text:p>5272</text:p>
          </table:table-cell>
          <table:table-cell table:formula="of:=SUM([.A1640:.B1640])" office:value-type="float" office:value="5272" calcext:value-type="float">
            <text:p>527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10" calcext:value-type="float">
            <text:p>9510</text:p>
          </table:table-cell>
          <table:table-cell table:formula="of:=SUM([.A1641:.B1641])" office:value-type="float" office:value="9510" calcext:value-type="float">
            <text:p>95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63" calcext:value-type="float">
            <text:p>3863</text:p>
          </table:table-cell>
          <table:table-cell table:formula="of:=SUM([.A1642:.B1642])" office:value-type="float" office:value="3863" calcext:value-type="float">
            <text:p>386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table:formula="of:=SUM([.A1643:.B1643])" office:value-type="float" office:value="428" calcext:value-type="float">
            <text:p>42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1644:.B1644])"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271" calcext:value-type="float">
            <text:p>36271</text:p>
          </table:table-cell>
          <table:table-cell table:formula="of:=SUM([.A1645:.B1645])" office:value-type="float" office:value="36271" calcext:value-type="float">
            <text:p>3627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table:formula="of:=SUM([.A1646:.B1646])" office:value-type="float" office:value="952" calcext:value-type="float">
            <text:p>95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887" calcext:value-type="float">
            <text:p>24887</text:p>
          </table:table-cell>
          <table:table-cell table:formula="of:=SUM([.A1647:.B1647])" office:value-type="float" office:value="24887" calcext:value-type="float">
            <text:p>2488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526" calcext:value-type="float">
            <text:p>37526</text:p>
          </table:table-cell>
          <table:table-cell table:formula="of:=SUM([.A1648:.B1648])" office:value-type="float" office:value="37526" calcext:value-type="float">
            <text:p>3752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73" calcext:value-type="float">
            <text:p>18573</text:p>
          </table:table-cell>
          <table:table-cell table:formula="of:=SUM([.A1649:.B1649])" office:value-type="float" office:value="18573" calcext:value-type="float">
            <text:p>1857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81" calcext:value-type="float">
            <text:p>7481</text:p>
          </table:table-cell>
          <table:table-cell table:formula="of:=SUM([.A1650:.B1650])" office:value-type="float" office:value="7481" calcext:value-type="float">
            <text:p>748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table:formula="of:=SUM([.A1651:.B1651])" office:value-type="float" office:value="320" calcext:value-type="float">
            <text:p>3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125" calcext:value-type="float">
            <text:p>37125</text:p>
          </table:table-cell>
          <table:table-cell table:formula="of:=SUM([.A1652:.B1652])" office:value-type="float" office:value="37125" calcext:value-type="float">
            <text:p>3712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 table:formula="of:=SUM([.A1653:.B1653])" office:value-type="float" office:value="1428" calcext:value-type="float">
            <text:p>142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32" calcext:value-type="float">
            <text:p>5832</text:p>
          </table:table-cell>
          <table:table-cell table:formula="of:=SUM([.A1654:.B1654])" office:value-type="float" office:value="5832" calcext:value-type="float">
            <text:p>583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82" calcext:value-type="float">
            <text:p>7382</text:p>
          </table:table-cell>
          <table:table-cell table:formula="of:=SUM([.A1655:.B1655])" office:value-type="float" office:value="7382" calcext:value-type="float">
            <text:p>73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58" calcext:value-type="float">
            <text:p>3358</text:p>
          </table:table-cell>
          <table:table-cell table:formula="of:=SUM([.A1656:.B1656])" office:value-type="float" office:value="3358" calcext:value-type="float">
            <text:p>335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SUM([.A1657:.B1657])" office:value-type="float" office:value="296" calcext:value-type="float">
            <text:p>29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SUM([.A1658:.B1658])" office:value-type="float" office:value="18" calcext:value-type="float">
            <text:p>1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60" calcext:value-type="float">
            <text:p>14860</text:p>
          </table:table-cell>
          <table:table-cell table:formula="of:=SUM([.A1659:.B1659])" office:value-type="float" office:value="14860" calcext:value-type="float">
            <text:p>1486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formula="of:=SUM([.A1660:.B1660])" office:value-type="float" office:value="490" calcext:value-type="float">
            <text:p>49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581" calcext:value-type="float">
            <text:p>23581</text:p>
          </table:table-cell>
          <table:table-cell table:formula="of:=SUM([.A1661:.B1661])" office:value-type="float" office:value="23581" calcext:value-type="float">
            <text:p>2358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851" calcext:value-type="float">
            <text:p>25851</text:p>
          </table:table-cell>
          <table:table-cell table:formula="of:=SUM([.A1662:.B1662])" office:value-type="float" office:value="25851" calcext:value-type="float">
            <text:p>2585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92" calcext:value-type="float">
            <text:p>10592</text:p>
          </table:table-cell>
          <table:table-cell table:formula="of:=SUM([.A1663:.B1663])" office:value-type="float" office:value="10592" calcext:value-type="float">
            <text:p>1059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table:formula="of:=SUM([.A1664:.B1664])" office:value-type="float" office:value="2001" calcext:value-type="float">
            <text:p>200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665:.B1665])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588" calcext:value-type="float">
            <text:p>71588</text:p>
          </table:table-cell>
          <table:table-cell table:formula="of:=SUM([.A1666:.B1666])" office:value-type="float" office:value="71588" calcext:value-type="float">
            <text:p>7158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table:formula="of:=SUM([.A1667:.B1667])" office:value-type="float" office:value="285" calcext:value-type="float">
            <text:p>28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95" calcext:value-type="float">
            <text:p>2195</text:p>
          </table:table-cell>
          <table:table-cell table:formula="of:=SUM([.A1668:.B1668])" office:value-type="float" office:value="2195" calcext:value-type="float">
            <text:p>219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29" calcext:value-type="float">
            <text:p>6029</text:p>
          </table:table-cell>
          <table:table-cell table:formula="of:=SUM([.A1669:.B1669])" office:value-type="float" office:value="6029" calcext:value-type="float">
            <text:p>602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table:formula="of:=SUM([.A1670:.B1670])" office:value-type="float" office:value="1159" calcext:value-type="float">
            <text:p>115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table:formula="of:=SUM([.A1671:.B1671])" office:value-type="float" office:value="1205" calcext:value-type="float">
            <text:p>120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672:.B1672])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83" calcext:value-type="float">
            <text:p>10283</text:p>
          </table:table-cell>
          <table:table-cell table:formula="of:=SUM([.A1673:.B1673])" office:value-type="float" office:value="10283" calcext:value-type="float">
            <text:p>1028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85" calcext:value-type="float">
            <text:p>1585</text:p>
          </table:table-cell>
          <table:table-cell table:formula="of:=SUM([.A1674:.B1674])" office:value-type="float" office:value="1585" calcext:value-type="float">
            <text:p>158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58" calcext:value-type="float">
            <text:p>28558</text:p>
          </table:table-cell>
          <table:table-cell table:formula="of:=SUM([.A1675:.B1675])" office:value-type="float" office:value="28558" calcext:value-type="float">
            <text:p>2855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172" calcext:value-type="float">
            <text:p>44172</text:p>
          </table:table-cell>
          <table:table-cell table:formula="of:=SUM([.A1676:.B1676])" office:value-type="float" office:value="44172" calcext:value-type="float">
            <text:p>4417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00" calcext:value-type="float">
            <text:p>14900</text:p>
          </table:table-cell>
          <table:table-cell table:formula="of:=SUM([.A1677:.B1677])" office:value-type="float" office:value="14900" calcext:value-type="float">
            <text:p>1490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29" calcext:value-type="float">
            <text:p>6029</text:p>
          </table:table-cell>
          <table:table-cell table:formula="of:=SUM([.A1678:.B1678])" office:value-type="float" office:value="6029" calcext:value-type="float">
            <text:p>602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SUM([.A1679:.B1679])" office:value-type="float" office:value="20" calcext:value-type="float">
            <text:p>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181" calcext:value-type="float">
            <text:p>94181</text:p>
          </table:table-cell>
          <table:table-cell table:formula="of:=SUM([.A1680:.B1680])" office:value-type="float" office:value="94181" calcext:value-type="float">
            <text:p>9418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table:formula="of:=SUM([.A1681:.B1681])" office:value-type="float" office:value="712" calcext:value-type="float">
            <text:p>7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9171" calcext:value-type="float">
            <text:p>9171</text:p>
          </table:table-cell>
          <table:table-cell office:value-type="float" office:value="17293" calcext:value-type="float">
            <text:p>17293</text:p>
          </table:table-cell>
          <table:table-cell table:formula="of:=SUM([.A1682:.B1682])" office:value-type="float" office:value="26464" calcext:value-type="float">
            <text:p>2646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1215" calcext:value-type="float">
            <text:p>11215</text:p>
          </table:table-cell>
          <table:table-cell office:value-type="float" office:value="15880" calcext:value-type="float">
            <text:p>15880</text:p>
          </table:table-cell>
          <table:table-cell table:formula="of:=SUM([.A1683:.B1683])" office:value-type="float" office:value="27095" calcext:value-type="float">
            <text:p>2709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9017" calcext:value-type="float">
            <text:p>9017</text:p>
          </table:table-cell>
          <table:table-cell table:formula="of:=SUM([.A1684:.B1684])" office:value-type="float" office:value="17057" calcext:value-type="float">
            <text:p>1705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63" calcext:value-type="float">
            <text:p>663</text:p>
          </table:table-cell>
          <table:table-cell table:formula="of:=SUM([.A1685:.B1685])" office:value-type="float" office:value="715" calcext:value-type="float">
            <text:p>71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1" calcext:value-type="float">
            <text:p>21</text:p>
          </table:table-cell>
          <table:table-cell table:formula="of:=SUM([.A1686:.B1686])" office:value-type="float" office:value="216" calcext:value-type="float">
            <text:p>21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5445" calcext:value-type="float">
            <text:p>35445</text:p>
          </table:table-cell>
          <table:table-cell office:value-type="float" office:value="36339" calcext:value-type="float">
            <text:p>36339</text:p>
          </table:table-cell>
          <table:table-cell table:formula="of:=SUM([.A1687:.B1687])" office:value-type="float" office:value="71784" calcext:value-type="float">
            <text:p>7178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22" calcext:value-type="float">
            <text:p>422</text:p>
          </table:table-cell>
          <table:table-cell table:formula="of:=SUM([.A1688:.B1688])" office:value-type="float" office:value="657" calcext:value-type="float">
            <text:p>65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93" calcext:value-type="float">
            <text:p>21593</text:p>
          </table:table-cell>
          <table:table-cell table:formula="of:=SUM([.A1689:.B1689])" office:value-type="float" office:value="21593" calcext:value-type="float">
            <text:p>2159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99" calcext:value-type="float">
            <text:p>20199</text:p>
          </table:table-cell>
          <table:table-cell table:formula="of:=SUM([.A1690:.B1690])" office:value-type="float" office:value="20199" calcext:value-type="float">
            <text:p>2019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92" calcext:value-type="float">
            <text:p>11592</text:p>
          </table:table-cell>
          <table:table-cell table:formula="of:=SUM([.A1691:.B1691])" office:value-type="float" office:value="11592" calcext:value-type="float">
            <text:p>1159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2" calcext:value-type="float">
            <text:p>1522</text:p>
          </table:table-cell>
          <table:table-cell table:formula="of:=SUM([.A1692:.B1692])" office:value-type="float" office:value="1522" calcext:value-type="float">
            <text:p>152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SUM([.A1693:.B1693])" office:value-type="float" office:value="32" calcext:value-type="float">
            <text:p>3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595" calcext:value-type="float">
            <text:p>42595</text:p>
          </table:table-cell>
          <table:table-cell table:formula="of:=SUM([.A1694:.B1694])" office:value-type="float" office:value="42595" calcext:value-type="float">
            <text:p>4259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9" calcext:value-type="float">
            <text:p>2159</text:p>
          </table:table-cell>
          <table:table-cell table:formula="of:=SUM([.A1695:.B1695])" office:value-type="float" office:value="2159" calcext:value-type="float">
            <text:p>215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29" calcext:value-type="float">
            <text:p>8129</text:p>
          </table:table-cell>
          <table:table-cell table:formula="of:=SUM([.A1696:.B1696])" office:value-type="float" office:value="8129" calcext:value-type="float">
            <text:p>812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92" calcext:value-type="float">
            <text:p>10592</text:p>
          </table:table-cell>
          <table:table-cell table:formula="of:=SUM([.A1697:.B1697])" office:value-type="float" office:value="10592" calcext:value-type="float">
            <text:p>1059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81" calcext:value-type="float">
            <text:p>4281</text:p>
          </table:table-cell>
          <table:table-cell table:formula="of:=SUM([.A1698:.B1698])" office:value-type="float" office:value="4281" calcext:value-type="float">
            <text:p>428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table:formula="of:=SUM([.A1699:.B1699])" office:value-type="float" office:value="968" calcext:value-type="float">
            <text:p>96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table:formula="of:=SUM([.A1700:.B1700])" office:value-type="float" office:value="1055" calcext:value-type="float">
            <text:p>105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82" calcext:value-type="float">
            <text:p>25282</text:p>
          </table:table-cell>
          <table:table-cell table:formula="of:=SUM([.A1701:.B1701])" office:value-type="float" office:value="25282" calcext:value-type="float">
            <text:p>252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table:formula="of:=SUM([.A1702:.B1702])" office:value-type="float" office:value="399" calcext:value-type="float">
            <text:p>39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191" calcext:value-type="float">
            <text:p>42191</text:p>
          </table:table-cell>
          <table:table-cell table:formula="of:=SUM([.A1703:.B1703])" office:value-type="float" office:value="42191" calcext:value-type="float">
            <text:p>4219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192" calcext:value-type="float">
            <text:p>30192</text:p>
          </table:table-cell>
          <table:table-cell table:formula="of:=SUM([.A1704:.B1704])" office:value-type="float" office:value="30192" calcext:value-type="float">
            <text:p>3019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98" calcext:value-type="float">
            <text:p>14298</text:p>
          </table:table-cell>
          <table:table-cell table:formula="of:=SUM([.A1705:.B1705])" office:value-type="float" office:value="14298" calcext:value-type="float">
            <text:p>1429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1" calcext:value-type="float">
            <text:p>2101</text:p>
          </table:table-cell>
          <table:table-cell table:formula="of:=SUM([.A1706:.B1706])" office:value-type="float" office:value="2101" calcext:value-type="float">
            <text:p>210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707:.B1707])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391" calcext:value-type="float">
            <text:p>60391</text:p>
          </table:table-cell>
          <table:table-cell table:formula="of:=SUM([.A1708:.B1708])" office:value-type="float" office:value="60391" calcext:value-type="float">
            <text:p>6039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table:formula="of:=SUM([.A1709:.B1709])" office:value-type="float" office:value="603" calcext:value-type="float">
            <text:p>60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83" calcext:value-type="float">
            <text:p>18283</text:p>
          </table:table-cell>
          <table:table-cell table:formula="of:=SUM([.A1710:.B1710])" office:value-type="float" office:value="18283" calcext:value-type="float">
            <text:p>1828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218" calcext:value-type="float">
            <text:p>47218</text:p>
          </table:table-cell>
          <table:table-cell table:formula="of:=SUM([.A1711:.B1711])" office:value-type="float" office:value="47218" calcext:value-type="float">
            <text:p>4721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712:.B1712])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82" calcext:value-type="float">
            <text:p>11582</text:p>
          </table:table-cell>
          <table:table-cell table:formula="of:=SUM([.A1713:.B1713])" office:value-type="float" office:value="11582" calcext:value-type="float">
            <text:p>115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38" calcext:value-type="float">
            <text:p>4638</text:p>
          </table:table-cell>
          <table:table-cell table:formula="of:=SUM([.A1714:.B1714])" office:value-type="float" office:value="4638" calcext:value-type="float">
            <text:p>463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715:.B1715])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formula="of:=SUM([.A1716:.B1716])" office:value-type="float" office:value="238" calcext:value-type="float">
            <text:p>23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58" calcext:value-type="float">
            <text:p>2958</text:p>
          </table:table-cell>
          <table:table-cell table:formula="of:=SUM([.A1717:.B1717])" office:value-type="float" office:value="2958" calcext:value-type="float">
            <text:p>295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92" calcext:value-type="float">
            <text:p>17592</text:p>
          </table:table-cell>
          <table:table-cell table:formula="of:=SUM([.A1718:.B1718])" office:value-type="float" office:value="17592" calcext:value-type="float">
            <text:p>1759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 table:formula="of:=SUM([.A1719:.B1719])" office:value-type="float" office:value="1320" calcext:value-type="float">
            <text:p>13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19" calcext:value-type="float">
            <text:p>4119</text:p>
          </table:table-cell>
          <table:table-cell table:formula="of:=SUM([.A1720:.B1720])" office:value-type="float" office:value="4119" calcext:value-type="float">
            <text:p>411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1" calcext:value-type="float">
            <text:p>6001</text:p>
          </table:table-cell>
          <table:table-cell table:formula="of:=SUM([.A1721:.B1721])" office:value-type="float" office:value="6001" calcext:value-type="float">
            <text:p>600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A1722:.B1722])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table:formula="of:=SUM([.A1723:.B1723])" office:value-type="float" office:value="1122" calcext:value-type="float">
            <text:p>112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float" office:value="9242" calcext:value-type="float">
            <text:p>9242</text:p>
          </table:table-cell>
          <table:table-cell table:formula="of:=SUM([.A1724:.B1724])" office:value-type="float" office:value="15134" calcext:value-type="float">
            <text:p>1513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float" office:value="13606" calcext:value-type="float">
            <text:p>13606</text:p>
          </table:table-cell>
          <table:table-cell table:formula="of:=SUM([.A1725:.B1725])" office:value-type="float" office:value="23495" calcext:value-type="float">
            <text:p>2349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7015" calcext:value-type="float">
            <text:p>7015</text:p>
          </table:table-cell>
          <table:table-cell table:formula="of:=SUM([.A1726:.B1726])" office:value-type="float" office:value="11096" calcext:value-type="float">
            <text:p>1109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276" calcext:value-type="float">
            <text:p>2276</text:p>
          </table:table-cell>
          <table:table-cell table:formula="of:=SUM([.A1727:.B1727])" office:value-type="float" office:value="2715" calcext:value-type="float">
            <text:p>271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formula="of:=SUM([.A1728:.B1728])" office:value-type="float" office:value="62" calcext:value-type="float">
            <text:p>6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6567" calcext:value-type="float">
            <text:p>36567</text:p>
          </table:table-cell>
          <table:table-cell office:value-type="float" office:value="24148" calcext:value-type="float">
            <text:p>24148</text:p>
          </table:table-cell>
          <table:table-cell table:formula="of:=SUM([.A1729:.B1729])" office:value-type="float" office:value="60715" calcext:value-type="float">
            <text:p>6071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7" calcext:value-type="float">
            <text:p>607</text:p>
          </table:table-cell>
          <table:table-cell table:formula="of:=SUM([.A1730:.B1730])" office:value-type="float" office:value="672" calcext:value-type="float">
            <text:p>67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22" calcext:value-type="float">
            <text:p>14722</text:p>
          </table:table-cell>
          <table:table-cell table:formula="of:=SUM([.A1731:.B1731])" office:value-type="float" office:value="14722" calcext:value-type="float">
            <text:p>1472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26" calcext:value-type="float">
            <text:p>18126</text:p>
          </table:table-cell>
          <table:table-cell table:formula="of:=SUM([.A1732:.B1732])" office:value-type="float" office:value="18126" calcext:value-type="float">
            <text:p>1812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20" calcext:value-type="float">
            <text:p>11220</text:p>
          </table:table-cell>
          <table:table-cell table:formula="of:=SUM([.A1733:.B1733])" office:value-type="float" office:value="11220" calcext:value-type="float">
            <text:p>112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6" calcext:value-type="float">
            <text:p>1986</text:p>
          </table:table-cell>
          <table:table-cell table:formula="of:=SUM([.A1734:.B1734])" office:value-type="float" office:value="1986" calcext:value-type="float">
            <text:p>198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SUM([.A1735:.B1735])" office:value-type="float" office:value="48" calcext:value-type="float">
            <text:p>4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823" calcext:value-type="float">
            <text:p>15823</text:p>
          </table:table-cell>
          <table:table-cell table:formula="of:=SUM([.A1736:.B1736])" office:value-type="float" office:value="15823" calcext:value-type="float">
            <text:p>1582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table:formula="of:=SUM([.A1737:.B1737])" office:value-type="float" office:value="582" calcext:value-type="float">
            <text:p>5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75" calcext:value-type="float">
            <text:p>7175</text:p>
          </table:table-cell>
          <table:table-cell table:formula="of:=SUM([.A1738:.B1738])" office:value-type="float" office:value="7175" calcext:value-type="float">
            <text:p>717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6" calcext:value-type="float">
            <text:p>10246</text:p>
          </table:table-cell>
          <table:table-cell table:formula="of:=SUM([.A1739:.B1739])" office:value-type="float" office:value="10246" calcext:value-type="float">
            <text:p>1024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59" calcext:value-type="float">
            <text:p>5659</text:p>
          </table:table-cell>
          <table:table-cell table:formula="of:=SUM([.A1740:.B1740])" office:value-type="float" office:value="5659" calcext:value-type="float">
            <text:p>565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SUM([.A1741:.B1741])" office:value-type="float" office:value="794" calcext:value-type="float">
            <text:p>79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SUM([.A1742:.B1742])" office:value-type="float" office:value="46" calcext:value-type="float">
            <text:p>4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735" calcext:value-type="float">
            <text:p>37735</text:p>
          </table:table-cell>
          <table:table-cell table:formula="of:=SUM([.A1743:.B1743])" office:value-type="float" office:value="37735" calcext:value-type="float">
            <text:p>3773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formula="of:=SUM([.A1744:.B1744])" office:value-type="float" office:value="161" calcext:value-type="float">
            <text:p>16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89" calcext:value-type="float">
            <text:p>13789</text:p>
          </table:table-cell>
          <table:table-cell table:formula="of:=SUM([.A1745:.B1745])" office:value-type="float" office:value="13789" calcext:value-type="float">
            <text:p>1378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627" calcext:value-type="float">
            <text:p>27627</text:p>
          </table:table-cell>
          <table:table-cell table:formula="of:=SUM([.A1746:.B1746])" office:value-type="float" office:value="27627" calcext:value-type="float">
            <text:p>2762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33" calcext:value-type="float">
            <text:p>9233</text:p>
          </table:table-cell>
          <table:table-cell table:formula="of:=SUM([.A1747:.B1747])" office:value-type="float" office:value="9233" calcext:value-type="float">
            <text:p>923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07" calcext:value-type="float">
            <text:p>8207</text:p>
          </table:table-cell>
          <table:table-cell table:formula="of:=SUM([.A1748:.B1748])" office:value-type="float" office:value="8207" calcext:value-type="float">
            <text:p>820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SUM([.A1749:.B1749])" office:value-type="float" office:value="98" calcext:value-type="float">
            <text:p>9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620" calcext:value-type="float">
            <text:p>64620</text:p>
          </table:table-cell>
          <table:table-cell table:formula="of:=SUM([.A1750:.B1750])" office:value-type="float" office:value="64620" calcext:value-type="float">
            <text:p>646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table:formula="of:=SUM([.A1751:.B1751])" office:value-type="float" office:value="1815" calcext:value-type="float">
            <text:p>181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 table:number-rows-repeated="1046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12"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15"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month/>
      <number:text>-</number:text>
      <number:day/>
      <number:text>-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Ph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Ph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Php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Ph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Ph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Ph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-00-0000</text:date>, <text:time style:data-style-name="N2" text:time-value="09:16:12.2862171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e</meta:initial-creator>
    <dc:creator>George</dc:creator>
    <meta:creation-date>2022-01-02T03:27:21</meta:creation-date>
    <dc:date>2022-01-12T13:03:21</dc:date>
    <meta:generator>LibreOffice/7.2.7.2$Linux_X86_64 LibreOffice_project/20$Build-2</meta:generator>
    <meta:document-statistic meta:table-count="1" meta:cell-count="10506" meta:object-count="0"/>
    <meta:user-defined meta:name="AppVersion">15.0300</meta:user-defined>
  </office:meta>
</office:document-meta>
</file>